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81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2"/>
          <table:table-cell table:style-name="ce2" office:value-type="string" calcext:value-type="string" table:number-columns-spanned="3" table:number-rows-spanned="1">
            <text:p>cplex</text:p>
          </table:table-cell>
          <table:covered-table-cell table:style-name="ce2"/>
          <table:covered-table-cell table:style-name="ce5"/>
          <table:table-cell table:style-name="ce2" office:value-type="string" calcext:value-type="string" table:number-columns-spanned="3" table:number-rows-spanned="1">
            <text:p>combinatorial</text:p>
          </table:table-cell>
          <table:covered-table-cell table:style-name="ce2"/>
          <table:covered-table-cell table:style-name="ce5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best dual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gap diff.</text:p>
          </table:table-cell>
          <table:table-cell table:style-name="ce3" office:value-type="string" calcext:value-type="string">
            <text:p>time diff.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,00E+00</text:p>
          </table:table-cell>
          <table:table-cell table:formula="of:=([.B3]-[.A3])/[.A3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05943" calcext:value-type="float">
            <text:p>5,94E-06</text:p>
          </table:table-cell>
          <table:table-cell table:formula="of:=([.E3]-[.A3])/[.A3]" office:value-type="float" office:value="0" calcext:value-type="float">
            <text:p>0</text:p>
          </table:table-cell>
          <table:table-cell table:formula="of:=[.D3]-[.G3]" office:value-type="float" office:value="0" calcext:value-type="float">
            <text:p>0</text:p>
          </table:table-cell>
          <table:table-cell table:formula="of:=[.C3]-[.F3]" office:value-type="float" office:value="-0.000005943" calcext:value-type="float">
            <text:p>-0,000005943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float" office:value="0.0481238" calcext:value-type="float">
            <text:p>4,81E-02</text:p>
          </table:table-cell>
          <table:table-cell table:formula="of:=([.B4]-[.A4])/[.A4]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.000004578" calcext:value-type="float">
            <text:p>4,58E-06</text:p>
          </table:table-cell>
          <table:table-cell table:formula="of:=([.E4]-[.A4])/[.A4]" office:value-type="float" office:value="0" calcext:value-type="float">
            <text:p>0</text:p>
          </table:table-cell>
          <table:table-cell table:formula="of:=[.D4]-[.G4]" office:value-type="float" office:value="0" calcext:value-type="float">
            <text:p>0</text:p>
          </table:table-cell>
          <table:table-cell table:formula="of:=[.C4]-[.F4]" office:value-type="float" office:value="0.048119222" calcext:value-type="float">
            <text:p>0,048119222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office:value-type="float" office:value="0.0396142" calcext:value-type="float">
            <text:p>3,96E-02</text:p>
          </table:table-cell>
          <table:table-cell table:formula="of:=([.B5]-[.A5])/[.A5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.000003041" calcext:value-type="float">
            <text:p>3,04E-06</text:p>
          </table:table-cell>
          <table:table-cell table:formula="of:=([.E5]-[.A5])/[.A5]" office:value-type="float" office:value="0" calcext:value-type="float">
            <text:p>0</text:p>
          </table:table-cell>
          <table:table-cell table:formula="of:=[.D5]-[.G5]" office:value-type="float" office:value="0" calcext:value-type="float">
            <text:p>0</text:p>
          </table:table-cell>
          <table:table-cell table:formula="of:=[.C5]-[.F5]" office:value-type="float" office:value="0.039611159" calcext:value-type="float">
            <text:p>0,039611159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0.0271471" calcext:value-type="float">
            <text:p>2,71E-02</text:p>
          </table:table-cell>
          <table:table-cell table:formula="of:=([.B6]-[.A6])/[.A6]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000002802" calcext:value-type="float">
            <text:p>2,80E-06</text:p>
          </table:table-cell>
          <table:table-cell table:formula="of:=([.E6]-[.A6])/[.A6]" office:value-type="float" office:value="0" calcext:value-type="float">
            <text:p>0</text:p>
          </table:table-cell>
          <table:table-cell table:formula="of:=[.D6]-[.G6]" office:value-type="float" office:value="0" calcext:value-type="float">
            <text:p>0</text:p>
          </table:table-cell>
          <table:table-cell table:formula="of:=[.C6]-[.F6]" office:value-type="float" office:value="0.027144298" calcext:value-type="float">
            <text:p>0,027144298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float" office:value="0.0229762" calcext:value-type="float">
            <text:p>2,30E-02</text:p>
          </table:table-cell>
          <table:table-cell table:formula="of:=([.B7]-[.A7])/[.A7]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.000002508" calcext:value-type="float">
            <text:p>2,51E-06</text:p>
          </table:table-cell>
          <table:table-cell table:formula="of:=([.E7]-[.A7])/[.A7]" office:value-type="float" office:value="0" calcext:value-type="float">
            <text:p>0</text:p>
          </table:table-cell>
          <table:table-cell table:formula="of:=[.D7]-[.G7]" office:value-type="float" office:value="0" calcext:value-type="float">
            <text:p>0</text:p>
          </table:table-cell>
          <table:table-cell table:formula="of:=[.C7]-[.F7]" office:value-type="float" office:value="0.022973692" calcext:value-type="float">
            <text:p>0,022973692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float" office:value="0.064312" calcext:value-type="float">
            <text:p>6,43E-02</text:p>
          </table:table-cell>
          <table:table-cell table:formula="of:=([.B8]-[.A8])/[.A8]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000002553" calcext:value-type="float">
            <text:p>2,55E-06</text:p>
          </table:table-cell>
          <table:table-cell table:formula="of:=([.E8]-[.A8])/[.A8]" office:value-type="float" office:value="0" calcext:value-type="float">
            <text:p>0</text:p>
          </table:table-cell>
          <table:table-cell table:formula="of:=[.D8]-[.G8]" office:value-type="float" office:value="0" calcext:value-type="float">
            <text:p>0</text:p>
          </table:table-cell>
          <table:table-cell table:formula="of:=[.C8]-[.F8]" office:value-type="float" office:value="0.064309447" calcext:value-type="float">
            <text:p>0,064309447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office:value-type="float" office:value="0.0539961" calcext:value-type="float">
            <text:p>5,40E-02</text:p>
          </table:table-cell>
          <table:table-cell table:formula="of:=([.B9]-[.A9])/[.A9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.000002695" calcext:value-type="float">
            <text:p>2,70E-06</text:p>
          </table:table-cell>
          <table:table-cell table:formula="of:=([.E9]-[.A9])/[.A9]" office:value-type="float" office:value="0" calcext:value-type="float">
            <text:p>0</text:p>
          </table:table-cell>
          <table:table-cell table:formula="of:=[.D9]-[.G9]" office:value-type="float" office:value="0" calcext:value-type="float">
            <text:p>0</text:p>
          </table:table-cell>
          <table:table-cell table:formula="of:=[.C9]-[.F9]" office:value-type="float" office:value="0.053993405" calcext:value-type="float">
            <text:p>0,053993405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float" office:value="0.0261559" calcext:value-type="float">
            <text:p>2,62E-02</text:p>
          </table:table-cell>
          <table:table-cell table:formula="of:=([.B10]-[.A10])/[.A10]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000002518" calcext:value-type="float">
            <text:p>2,52E-06</text:p>
          </table:table-cell>
          <table:table-cell table:formula="of:=([.E10]-[.A10])/[.A10]" office:value-type="float" office:value="0" calcext:value-type="float">
            <text:p>0</text:p>
          </table:table-cell>
          <table:table-cell table:formula="of:=[.D10]-[.G10]" office:value-type="float" office:value="0" calcext:value-type="float">
            <text:p>0</text:p>
          </table:table-cell>
          <table:table-cell table:formula="of:=[.C10]-[.F10]" office:value-type="float" office:value="0.026153382" calcext:value-type="float">
            <text:p>0,02615338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0.00480294" calcext:value-type="float">
            <text:p>4,80E-03</text:p>
          </table:table-cell>
          <table:table-cell table:formula="of:=([.B11]-[.A11])/[.A11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02711" calcext:value-type="float">
            <text:p>2,71E-06</text:p>
          </table:table-cell>
          <table:table-cell table:formula="of:=([.E11]-[.A11])/[.A11]" office:value-type="float" office:value="0" calcext:value-type="float">
            <text:p>0</text:p>
          </table:table-cell>
          <table:table-cell table:formula="of:=[.D11]-[.G11]" office:value-type="float" office:value="0" calcext:value-type="float">
            <text:p>0</text:p>
          </table:table-cell>
          <table:table-cell table:formula="of:=[.C11]-[.F11]" office:value-type="float" office:value="0.004800229" calcext:value-type="float">
            <text:p>0,004800229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.060071" calcext:value-type="float">
            <text:p>6,01E-02</text:p>
          </table:table-cell>
          <table:table-cell table:formula="of:=([.B12]-[.A12])/[.A12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423" calcext:value-type="float">
            <text:p>4,42E-06</text:p>
          </table:table-cell>
          <table:table-cell table:formula="of:=([.E12]-[.A12])/[.A12]" office:value-type="float" office:value="0" calcext:value-type="float">
            <text:p>0</text:p>
          </table:table-cell>
          <table:table-cell table:formula="of:=[.D12]-[.G12]" office:value-type="float" office:value="0" calcext:value-type="float">
            <text:p>0</text:p>
          </table:table-cell>
          <table:table-cell table:formula="of:=[.C12]-[.F12]" office:value-type="float" office:value="0.060066577" calcext:value-type="float">
            <text:p>0,060066577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float" office:value="0.030503" calcext:value-type="float">
            <text:p>3,05E-02</text:p>
          </table:table-cell>
          <table:table-cell table:formula="of:=([.B13]-[.A13])/[.A13]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000002899" calcext:value-type="float">
            <text:p>2,90E-06</text:p>
          </table:table-cell>
          <table:table-cell table:formula="of:=([.E13]-[.A13])/[.A13]" office:value-type="float" office:value="0" calcext:value-type="float">
            <text:p>0</text:p>
          </table:table-cell>
          <table:table-cell table:formula="of:=[.D13]-[.G13]" office:value-type="float" office:value="0" calcext:value-type="float">
            <text:p>0</text:p>
          </table:table-cell>
          <table:table-cell table:formula="of:=[.C13]-[.F13]" office:value-type="float" office:value="0.030500101" calcext:value-type="float">
            <text:p>0,030500101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office:value-type="float" office:value="0.052814" calcext:value-type="float">
            <text:p>5,28E-02</text:p>
          </table:table-cell>
          <table:table-cell table:formula="of:=([.B14]-[.A14])/[.A14]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.000002537" calcext:value-type="float">
            <text:p>2,54E-06</text:p>
          </table:table-cell>
          <table:table-cell table:formula="of:=([.E14]-[.A14])/[.A14]" office:value-type="float" office:value="0" calcext:value-type="float">
            <text:p>0</text:p>
          </table:table-cell>
          <table:table-cell table:formula="of:=[.D14]-[.G14]" office:value-type="float" office:value="0" calcext:value-type="float">
            <text:p>0</text:p>
          </table:table-cell>
          <table:table-cell table:formula="of:=[.C14]-[.F14]" office:value-type="float" office:value="0.052811463" calcext:value-type="float">
            <text:p>0,052811463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0.0479991" calcext:value-type="float">
            <text:p>4,80E-02</text:p>
          </table:table-cell>
          <table:table-cell table:formula="of:=([.B15]-[.A15])/[.A15]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000002667" calcext:value-type="float">
            <text:p>2,67E-06</text:p>
          </table:table-cell>
          <table:table-cell table:formula="of:=([.E15]-[.A15])/[.A15]" office:value-type="float" office:value="0" calcext:value-type="float">
            <text:p>0</text:p>
          </table:table-cell>
          <table:table-cell table:formula="of:=[.D15]-[.G15]" office:value-type="float" office:value="0" calcext:value-type="float">
            <text:p>0</text:p>
          </table:table-cell>
          <table:table-cell table:formula="of:=[.C15]-[.F15]" office:value-type="float" office:value="0.047996433" calcext:value-type="float">
            <text:p>0,047996433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0.0175159" calcext:value-type="float">
            <text:p>1,75E-02</text:p>
          </table:table-cell>
          <table:table-cell table:formula="of:=([.B16]-[.A16])/[.A16]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000002662" calcext:value-type="float">
            <text:p>2,66E-06</text:p>
          </table:table-cell>
          <table:table-cell table:formula="of:=([.E16]-[.A16])/[.A16]" office:value-type="float" office:value="0" calcext:value-type="float">
            <text:p>0</text:p>
          </table:table-cell>
          <table:table-cell table:formula="of:=[.D16]-[.G16]" office:value-type="float" office:value="0" calcext:value-type="float">
            <text:p>0</text:p>
          </table:table-cell>
          <table:table-cell table:formula="of:=[.C16]-[.F16]" office:value-type="float" office:value="0.017513238" calcext:value-type="float">
            <text:p>0,017513238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float" office:value="0.044529" calcext:value-type="float">
            <text:p>4,45E-02</text:p>
          </table:table-cell>
          <table:table-cell table:formula="of:=([.B17]-[.A17])/[.A17]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000002683" calcext:value-type="float">
            <text:p>2,68E-06</text:p>
          </table:table-cell>
          <table:table-cell table:formula="of:=([.E17]-[.A17])/[.A17]" office:value-type="float" office:value="0" calcext:value-type="float">
            <text:p>0</text:p>
          </table:table-cell>
          <table:table-cell table:formula="of:=[.D17]-[.G17]" office:value-type="float" office:value="0" calcext:value-type="float">
            <text:p>0</text:p>
          </table:table-cell>
          <table:table-cell table:formula="of:=[.C17]-[.F17]" office:value-type="float" office:value="0.044526317" calcext:value-type="float">
            <text:p>0,044526317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float" office:value="0.0416789" calcext:value-type="float">
            <text:p>4,17E-02</text:p>
          </table:table-cell>
          <table:table-cell table:formula="of:=([.B18]-[.A18])/[.A18]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.000002504" calcext:value-type="float">
            <text:p>2,50E-06</text:p>
          </table:table-cell>
          <table:table-cell table:formula="of:=([.E18]-[.A18])/[.A18]" office:value-type="float" office:value="0" calcext:value-type="float">
            <text:p>0</text:p>
          </table:table-cell>
          <table:table-cell table:formula="of:=[.D18]-[.G18]" office:value-type="float" office:value="0" calcext:value-type="float">
            <text:p>0</text:p>
          </table:table-cell>
          <table:table-cell table:formula="of:=[.C18]-[.F18]" office:value-type="float" office:value="0.041676396" calcext:value-type="float">
            <text:p>0,041676396</text:p>
          </table:table-cell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office:value-type="float" office:value="0.034883" calcext:value-type="float">
            <text:p>3,49E-02</text:p>
          </table:table-cell>
          <table:table-cell table:formula="of:=([.B19]-[.A19])/[.A19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.000002628" calcext:value-type="float">
            <text:p>2,63E-06</text:p>
          </table:table-cell>
          <table:table-cell table:formula="of:=([.E19]-[.A19])/[.A19]" office:value-type="float" office:value="0" calcext:value-type="float">
            <text:p>0</text:p>
          </table:table-cell>
          <table:table-cell table:formula="of:=[.D19]-[.G19]" office:value-type="float" office:value="0" calcext:value-type="float">
            <text:p>0</text:p>
          </table:table-cell>
          <table:table-cell table:formula="of:=[.C19]-[.F19]" office:value-type="float" office:value="0.034880372" calcext:value-type="float">
            <text:p>0,034880372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office:value-type="float" office:value="0.042115" calcext:value-type="float">
            <text:p>4,21E-02</text:p>
          </table:table-cell>
          <table:table-cell table:formula="of:=([.B20]-[.A20])/[.A20]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.000002841" calcext:value-type="float">
            <text:p>2,84E-06</text:p>
          </table:table-cell>
          <table:table-cell table:formula="of:=([.E20]-[.A20])/[.A20]" office:value-type="float" office:value="0" calcext:value-type="float">
            <text:p>0</text:p>
          </table:table-cell>
          <table:table-cell table:formula="of:=[.D20]-[.G20]" office:value-type="float" office:value="0" calcext:value-type="float">
            <text:p>0</text:p>
          </table:table-cell>
          <table:table-cell table:formula="of:=[.C20]-[.F20]" office:value-type="float" office:value="0.042112159" calcext:value-type="float">
            <text:p>0,042112159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office:value-type="float" office:value="0.060483" calcext:value-type="float">
            <text:p>6,05E-02</text:p>
          </table:table-cell>
          <table:table-cell table:formula="of:=([.B21]-[.A21])/[.A21]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0.000002669" calcext:value-type="float">
            <text:p>2,67E-06</text:p>
          </table:table-cell>
          <table:table-cell table:formula="of:=([.E21]-[.A21])/[.A21]" office:value-type="float" office:value="0" calcext:value-type="float">
            <text:p>0</text:p>
          </table:table-cell>
          <table:table-cell table:formula="of:=[.D21]-[.G21]" office:value-type="float" office:value="0" calcext:value-type="float">
            <text:p>0</text:p>
          </table:table-cell>
          <table:table-cell table:formula="of:=[.C21]-[.F21]" office:value-type="float" office:value="0.060480331" calcext:value-type="float">
            <text:p>0,060480331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float" office:value="0.045851" calcext:value-type="float">
            <text:p>4,59E-02</text:p>
          </table:table-cell>
          <table:table-cell table:formula="of:=([.B22]-[.A22])/[.A22]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.000002955" calcext:value-type="float">
            <text:p>2,96E-06</text:p>
          </table:table-cell>
          <table:table-cell table:formula="of:=([.E22]-[.A22])/[.A22]" office:value-type="float" office:value="0" calcext:value-type="float">
            <text:p>0</text:p>
          </table:table-cell>
          <table:table-cell table:formula="of:=[.D22]-[.G22]" office:value-type="float" office:value="0" calcext:value-type="float">
            <text:p>0</text:p>
          </table:table-cell>
          <table:table-cell table:formula="of:=[.C22]-[.F22]" office:value-type="float" office:value="0.045848045" calcext:value-type="float">
            <text:p>0,045848045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float" office:value="0.0275578" calcext:value-type="float">
            <text:p>2,76E-02</text:p>
          </table:table-cell>
          <table:table-cell table:formula="of:=([.B23]-[.A23])/[.A23]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000003024" calcext:value-type="float">
            <text:p>3,02E-06</text:p>
          </table:table-cell>
          <table:table-cell table:formula="of:=([.E23]-[.A23])/[.A23]" office:value-type="float" office:value="0" calcext:value-type="float">
            <text:p>0</text:p>
          </table:table-cell>
          <table:table-cell table:formula="of:=[.D23]-[.G23]" office:value-type="float" office:value="0" calcext:value-type="float">
            <text:p>0</text:p>
          </table:table-cell>
          <table:table-cell table:formula="of:=[.C23]-[.F23]" office:value-type="float" office:value="0.027554776" calcext:value-type="float">
            <text:p>0,027554776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float" office:value="0.049458" calcext:value-type="float">
            <text:p>4,95E-02</text:p>
          </table:table-cell>
          <table:table-cell table:formula="of:=([.B24]-[.A24])/[.A24]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.000003004" calcext:value-type="float">
            <text:p>3,00E-06</text:p>
          </table:table-cell>
          <table:table-cell table:formula="of:=([.E24]-[.A24])/[.A24]" office:value-type="float" office:value="0" calcext:value-type="float">
            <text:p>0</text:p>
          </table:table-cell>
          <table:table-cell table:formula="of:=[.D24]-[.G24]" office:value-type="float" office:value="0" calcext:value-type="float">
            <text:p>0</text:p>
          </table:table-cell>
          <table:table-cell table:formula="of:=[.C24]-[.F24]" office:value-type="float" office:value="0.049454996" calcext:value-type="float">
            <text:p>0,049454996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float" office:value="0.0671802" calcext:value-type="float">
            <text:p>6,72E-02</text:p>
          </table:table-cell>
          <table:table-cell table:formula="of:=([.B25]-[.A25])/[.A25]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00000258" calcext:value-type="float">
            <text:p>2,58E-06</text:p>
          </table:table-cell>
          <table:table-cell table:formula="of:=([.E25]-[.A25])/[.A25]" office:value-type="float" office:value="0" calcext:value-type="float">
            <text:p>0</text:p>
          </table:table-cell>
          <table:table-cell table:formula="of:=[.D25]-[.G25]" office:value-type="float" office:value="0" calcext:value-type="float">
            <text:p>0</text:p>
          </table:table-cell>
          <table:table-cell table:formula="of:=[.C25]-[.F25]" office:value-type="float" office:value="0.06717762" calcext:value-type="float">
            <text:p>0,06717762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0.0207341" calcext:value-type="float">
            <text:p>2,07E-02</text:p>
          </table:table-cell>
          <table:table-cell table:formula="of:=([.B26]-[.A26])/[.A26]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.000002546" calcext:value-type="float">
            <text:p>2,55E-06</text:p>
          </table:table-cell>
          <table:table-cell table:formula="of:=([.E26]-[.A26])/[.A26]" office:value-type="float" office:value="0" calcext:value-type="float">
            <text:p>0</text:p>
          </table:table-cell>
          <table:table-cell table:formula="of:=[.D26]-[.G26]" office:value-type="float" office:value="0" calcext:value-type="float">
            <text:p>0</text:p>
          </table:table-cell>
          <table:table-cell table:formula="of:=[.C26]-[.F26]" office:value-type="float" office:value="0.020731554" calcext:value-type="float">
            <text:p>0,020731554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float" office:value="0.035696" calcext:value-type="float">
            <text:p>3,57E-02</text:p>
          </table:table-cell>
          <table:table-cell table:formula="of:=([.B27]-[.A27])/[.A27]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0000026" calcext:value-type="float">
            <text:p>2,60E-06</text:p>
          </table:table-cell>
          <table:table-cell table:formula="of:=([.E27]-[.A27])/[.A27]" office:value-type="float" office:value="0" calcext:value-type="float">
            <text:p>0</text:p>
          </table:table-cell>
          <table:table-cell table:formula="of:=[.D27]-[.G27]" office:value-type="float" office:value="0" calcext:value-type="float">
            <text:p>0</text:p>
          </table:table-cell>
          <table:table-cell table:formula="of:=[.C27]-[.F27]" office:value-type="float" office:value="0.0356934" calcext:value-type="float">
            <text:p>0,0356934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float" office:value="0.0293832" calcext:value-type="float">
            <text:p>2,94E-02</text:p>
          </table:table-cell>
          <table:table-cell table:formula="of:=([.B28]-[.A28])/[.A28]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000002536" calcext:value-type="float">
            <text:p>2,54E-06</text:p>
          </table:table-cell>
          <table:table-cell table:formula="of:=([.E28]-[.A28])/[.A28]" office:value-type="float" office:value="0" calcext:value-type="float">
            <text:p>0</text:p>
          </table:table-cell>
          <table:table-cell table:formula="of:=[.D28]-[.G28]" office:value-type="float" office:value="0" calcext:value-type="float">
            <text:p>0</text:p>
          </table:table-cell>
          <table:table-cell table:formula="of:=[.C28]-[.F28]" office:value-type="float" office:value="0.029380664" calcext:value-type="float">
            <text:p>0,029380664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float" office:value="0.033823" calcext:value-type="float">
            <text:p>3,38E-02</text:p>
          </table:table-cell>
          <table:table-cell table:formula="of:=([.B29]-[.A29])/[.A29]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.000002574" calcext:value-type="float">
            <text:p>2,57E-06</text:p>
          </table:table-cell>
          <table:table-cell table:formula="of:=([.E29]-[.A29])/[.A29]" office:value-type="float" office:value="0" calcext:value-type="float">
            <text:p>0</text:p>
          </table:table-cell>
          <table:table-cell table:formula="of:=[.D29]-[.G29]" office:value-type="float" office:value="0" calcext:value-type="float">
            <text:p>0</text:p>
          </table:table-cell>
          <table:table-cell table:formula="of:=[.C29]-[.F29]" office:value-type="float" office:value="0.033820426" calcext:value-type="float">
            <text:p>0,033820426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office:value-type="float" office:value="0.063287" calcext:value-type="float">
            <text:p>6,33E-02</text:p>
          </table:table-cell>
          <table:table-cell table:formula="of:=([.B30]-[.A30])/[.A30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514" calcext:value-type="float">
            <text:p>2,51E-06</text:p>
          </table:table-cell>
          <table:table-cell table:formula="of:=([.E30]-[.A30])/[.A30]" office:value-type="float" office:value="0" calcext:value-type="float">
            <text:p>0</text:p>
          </table:table-cell>
          <table:table-cell table:formula="of:=[.D30]-[.G30]" office:value-type="float" office:value="0" calcext:value-type="float">
            <text:p>0</text:p>
          </table:table-cell>
          <table:table-cell table:formula="of:=[.C30]-[.F30]" office:value-type="float" office:value="0.063284486" calcext:value-type="float">
            <text:p>0,063284486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float" office:value="0.0454412" calcext:value-type="float">
            <text:p>4,54E-02</text:p>
          </table:table-cell>
          <table:table-cell table:formula="of:=([.B31]-[.A31])/[.A31]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.000002521" calcext:value-type="float">
            <text:p>2,52E-06</text:p>
          </table:table-cell>
          <table:table-cell table:formula="of:=([.E31]-[.A31])/[.A31]" office:value-type="float" office:value="0" calcext:value-type="float">
            <text:p>0</text:p>
          </table:table-cell>
          <table:table-cell table:formula="of:=[.D31]-[.G31]" office:value-type="float" office:value="0" calcext:value-type="float">
            <text:p>0</text:p>
          </table:table-cell>
          <table:table-cell table:formula="of:=[.C31]-[.F31]" office:value-type="float" office:value="0.045438679" calcext:value-type="float">
            <text:p>0,045438679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float" office:value="0.0551262" calcext:value-type="float">
            <text:p>5,51E-02</text:p>
          </table:table-cell>
          <table:table-cell table:formula="of:=([.B32]-[.A32])/[.A32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.000002623" calcext:value-type="float">
            <text:p>2,62E-06</text:p>
          </table:table-cell>
          <table:table-cell table:formula="of:=([.E32]-[.A32])/[.A32]" office:value-type="float" office:value="0" calcext:value-type="float">
            <text:p>0</text:p>
          </table:table-cell>
          <table:table-cell table:formula="of:=[.D32]-[.G32]" office:value-type="float" office:value="0" calcext:value-type="float">
            <text:p>0</text:p>
          </table:table-cell>
          <table:table-cell table:formula="of:=[.C32]-[.F32]" office:value-type="float" office:value="0.055123577" calcext:value-type="float">
            <text:p>0,055123577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float" office:value="0.0261118" calcext:value-type="float">
            <text:p>2,61E-02</text:p>
          </table:table-cell>
          <table:table-cell table:formula="of:=([.B33]-[.A33])/[.A33]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000003635" calcext:value-type="float">
            <text:p>3,64E-06</text:p>
          </table:table-cell>
          <table:table-cell table:formula="of:=([.E33]-[.A33])/[.A33]" office:value-type="float" office:value="0" calcext:value-type="float">
            <text:p>0</text:p>
          </table:table-cell>
          <table:table-cell table:formula="of:=[.D33]-[.G33]" office:value-type="float" office:value="0" calcext:value-type="float">
            <text:p>0</text:p>
          </table:table-cell>
          <table:table-cell table:formula="of:=[.C33]-[.F33]" office:value-type="float" office:value="0.026108165" calcext:value-type="float">
            <text:p>0,0261081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table:formula="of:=([.B34]-[.A34])/[.A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4154" calcext:value-type="float">
            <text:p>4,15E-06</text:p>
          </table:table-cell>
          <table:table-cell table:formula="of:=([.E34]-[.A34])/[.A34]" office:value-type="float" office:value="0" calcext:value-type="float">
            <text:p>0</text:p>
          </table:table-cell>
          <table:table-cell table:formula="of:=[.D34]-[.G34]" office:value-type="float" office:value="0" calcext:value-type="float">
            <text:p>0</text:p>
          </table:table-cell>
          <table:table-cell table:formula="of:=[.C34]-[.F34]" office:value-type="float" office:value="-0.000004154" calcext:value-type="float">
            <text:p>-0,000004154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float" office:value="0" calcext:value-type="float">
            <text:p>0,00E+00</text:p>
          </table:table-cell>
          <table:table-cell table:formula="of:=([.B35]-[.A35])/[.A35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3981" calcext:value-type="float">
            <text:p>3,98E-06</text:p>
          </table:table-cell>
          <table:table-cell table:formula="of:=([.E35]-[.A35])/[.A35]" office:value-type="float" office:value="0" calcext:value-type="float">
            <text:p>0</text:p>
          </table:table-cell>
          <table:table-cell table:formula="of:=[.D35]-[.G35]" office:value-type="float" office:value="0" calcext:value-type="float">
            <text:p>0</text:p>
          </table:table-cell>
          <table:table-cell table:formula="of:=[.C35]-[.F35]" office:value-type="float" office:value="-0.000003981" calcext:value-type="float">
            <text:p>-0,000003981</text:p>
          </table:table-cell>
        </table:table-row>
        <table:table-row table:style-name="ro1">
          <table:table-cell table:number-columns-repeated="2" office:value-type="float" office:value="749" calcext:value-type="float">
            <text:p>749</text:p>
          </table:table-cell>
          <table:table-cell office:value-type="float" office:value="0.099319" calcext:value-type="float">
            <text:p>9,93E-02</text:p>
          </table:table-cell>
          <table:table-cell table:formula="of:=([.B36]-[.A36])/[.A36]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0.000026347" calcext:value-type="float">
            <text:p>2,63E-05</text:p>
          </table:table-cell>
          <table:table-cell table:formula="of:=([.E36]-[.A36])/[.A36]" office:value-type="float" office:value="0" calcext:value-type="float">
            <text:p>0</text:p>
          </table:table-cell>
          <table:table-cell table:formula="of:=[.D36]-[.G36]" office:value-type="float" office:value="0" calcext:value-type="float">
            <text:p>0</text:p>
          </table:table-cell>
          <table:table-cell table:formula="of:=[.C36]-[.F36]" office:value-type="float" office:value="0.099292653" calcext:value-type="float">
            <text:p>0,099292653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office:value-type="float" office:value="0.0404019" calcext:value-type="float">
            <text:p>4,04E-02</text:p>
          </table:table-cell>
          <table:table-cell table:formula="of:=([.B37]-[.A37])/[.A37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639" calcext:value-type="float">
            <text:p>2,64E-06</text:p>
          </table:table-cell>
          <table:table-cell table:formula="of:=([.E37]-[.A37])/[.A37]" office:value-type="float" office:value="0" calcext:value-type="float">
            <text:p>0</text:p>
          </table:table-cell>
          <table:table-cell table:formula="of:=[.D37]-[.G37]" office:value-type="float" office:value="0" calcext:value-type="float">
            <text:p>0</text:p>
          </table:table-cell>
          <table:table-cell table:formula="of:=[.C37]-[.F37]" office:value-type="float" office:value="0.040399261" calcext:value-type="float">
            <text:p>0,040399261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float" office:value="0.033185" calcext:value-type="float">
            <text:p>3,32E-02</text:p>
          </table:table-cell>
          <table:table-cell table:formula="of:=([.B38]-[.A38])/[.A38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3386" calcext:value-type="float">
            <text:p>3,39E-06</text:p>
          </table:table-cell>
          <table:table-cell table:formula="of:=([.E38]-[.A38])/[.A38]" office:value-type="float" office:value="0" calcext:value-type="float">
            <text:p>0</text:p>
          </table:table-cell>
          <table:table-cell table:formula="of:=[.D38]-[.G38]" office:value-type="float" office:value="0" calcext:value-type="float">
            <text:p>0</text:p>
          </table:table-cell>
          <table:table-cell table:formula="of:=[.C38]-[.F38]" office:value-type="float" office:value="0.033181614" calcext:value-type="float">
            <text:p>0,033181614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float" office:value="0.023035" calcext:value-type="float">
            <text:p>2,30E-02</text:p>
          </table:table-cell>
          <table:table-cell table:formula="of:=([.B39]-[.A39])/[.A39]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00002811" calcext:value-type="float">
            <text:p>2,81E-06</text:p>
          </table:table-cell>
          <table:table-cell table:formula="of:=([.E39]-[.A39])/[.A39]" office:value-type="float" office:value="0" calcext:value-type="float">
            <text:p>0</text:p>
          </table:table-cell>
          <table:table-cell table:formula="of:=[.D39]-[.G39]" office:value-type="float" office:value="0" calcext:value-type="float">
            <text:p>0</text:p>
          </table:table-cell>
          <table:table-cell table:formula="of:=[.C39]-[.F39]" office:value-type="float" office:value="0.023032189" calcext:value-type="float">
            <text:p>0,023032189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float" office:value="0.0632851" calcext:value-type="float">
            <text:p>6,33E-02</text:p>
          </table:table-cell>
          <table:table-cell table:formula="of:=([.B40]-[.A40])/[.A40]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.000002635" calcext:value-type="float">
            <text:p>2,64E-06</text:p>
          </table:table-cell>
          <table:table-cell table:formula="of:=([.E40]-[.A40])/[.A40]" office:value-type="float" office:value="0" calcext:value-type="float">
            <text:p>0</text:p>
          </table:table-cell>
          <table:table-cell table:formula="of:=[.D40]-[.G40]" office:value-type="float" office:value="0" calcext:value-type="float">
            <text:p>0</text:p>
          </table:table-cell>
          <table:table-cell table:formula="of:=[.C40]-[.F40]" office:value-type="float" office:value="0.063282465" calcext:value-type="float">
            <text:p>0,063282465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float" office:value="0.0373478" calcext:value-type="float">
            <text:p>3,73E-02</text:p>
          </table:table-cell>
          <table:table-cell table:formula="of:=([.B41]-[.A41])/[.A41]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.000002561" calcext:value-type="float">
            <text:p>2,56E-06</text:p>
          </table:table-cell>
          <table:table-cell table:formula="of:=([.E41]-[.A41])/[.A41]" office:value-type="float" office:value="0" calcext:value-type="float">
            <text:p>0</text:p>
          </table:table-cell>
          <table:table-cell table:formula="of:=[.D41]-[.G41]" office:value-type="float" office:value="0" calcext:value-type="float">
            <text:p>0</text:p>
          </table:table-cell>
          <table:table-cell table:formula="of:=[.C41]-[.F41]" office:value-type="float" office:value="0.037345239" calcext:value-type="float">
            <text:p>0,037345239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float" office:value="0.016932" calcext:value-type="float">
            <text:p>1,69E-02</text:p>
          </table:table-cell>
          <table:table-cell table:formula="of:=([.B42]-[.A42])/[.A42]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00000387" calcext:value-type="float">
            <text:p>3,87E-06</text:p>
          </table:table-cell>
          <table:table-cell table:formula="of:=([.E42]-[.A42])/[.A42]" office:value-type="float" office:value="0" calcext:value-type="float">
            <text:p>0</text:p>
          </table:table-cell>
          <table:table-cell table:formula="of:=[.D42]-[.G42]" office:value-type="float" office:value="0" calcext:value-type="float">
            <text:p>0</text:p>
          </table:table-cell>
          <table:table-cell table:formula="of:=[.C42]-[.F42]" office:value-type="float" office:value="0.01692813" calcext:value-type="float">
            <text:p>0,01692813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office:value-type="float" office:value="0.041894" calcext:value-type="float">
            <text:p>4,19E-02</text:p>
          </table:table-cell>
          <table:table-cell table:formula="of:=([.B43]-[.A43])/[.A43]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.00000302" calcext:value-type="float">
            <text:p>3,02E-06</text:p>
          </table:table-cell>
          <table:table-cell table:formula="of:=([.E43]-[.A43])/[.A43]" office:value-type="float" office:value="0" calcext:value-type="float">
            <text:p>0</text:p>
          </table:table-cell>
          <table:table-cell table:formula="of:=[.D43]-[.G43]" office:value-type="float" office:value="0" calcext:value-type="float">
            <text:p>0</text:p>
          </table:table-cell>
          <table:table-cell table:formula="of:=[.C43]-[.F43]" office:value-type="float" office:value="0.04189098" calcext:value-type="float">
            <text:p>0,04189098</text:p>
          </table:table-cell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office:value-type="float" office:value="0.0281918" calcext:value-type="float">
            <text:p>2,82E-02</text:p>
          </table:table-cell>
          <table:table-cell table:formula="of:=([.B44]-[.A44])/[.A44]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.000002888" calcext:value-type="float">
            <text:p>2,89E-06</text:p>
          </table:table-cell>
          <table:table-cell table:formula="of:=([.E44]-[.A44])/[.A44]" office:value-type="float" office:value="0" calcext:value-type="float">
            <text:p>0</text:p>
          </table:table-cell>
          <table:table-cell table:formula="of:=[.D44]-[.G44]" office:value-type="float" office:value="0" calcext:value-type="float">
            <text:p>0</text:p>
          </table:table-cell>
          <table:table-cell table:formula="of:=[.C44]-[.F44]" office:value-type="float" office:value="0.028188912" calcext:value-type="float">
            <text:p>0,028188912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float" office:value="0.025224" calcext:value-type="float">
            <text:p>2,52E-02</text:p>
          </table:table-cell>
          <table:table-cell table:formula="of:=([.B45]-[.A45])/[.A45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.000003479" calcext:value-type="float">
            <text:p>3,48E-06</text:p>
          </table:table-cell>
          <table:table-cell table:formula="of:=([.E45]-[.A45])/[.A45]" office:value-type="float" office:value="0" calcext:value-type="float">
            <text:p>0</text:p>
          </table:table-cell>
          <table:table-cell table:formula="of:=[.D45]-[.G45]" office:value-type="float" office:value="0" calcext:value-type="float">
            <text:p>0</text:p>
          </table:table-cell>
          <table:table-cell table:formula="of:=[.C45]-[.F45]" office:value-type="float" office:value="0.025220521" calcext:value-type="float">
            <text:p>0,025220521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float" office:value="0.038835" calcext:value-type="float">
            <text:p>3,88E-02</text:p>
          </table:table-cell>
          <table:table-cell table:formula="of:=([.B46]-[.A46])/[.A46]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000002698" calcext:value-type="float">
            <text:p>2,70E-06</text:p>
          </table:table-cell>
          <table:table-cell table:formula="of:=([.E46]-[.A46])/[.A46]" office:value-type="float" office:value="0" calcext:value-type="float">
            <text:p>0</text:p>
          </table:table-cell>
          <table:table-cell table:formula="of:=[.D46]-[.G46]" office:value-type="float" office:value="0" calcext:value-type="float">
            <text:p>0</text:p>
          </table:table-cell>
          <table:table-cell table:formula="of:=[.C46]-[.F46]" office:value-type="float" office:value="0.038832302" calcext:value-type="float">
            <text:p>0,038832302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float" office:value="0.037569" calcext:value-type="float">
            <text:p>3,76E-02</text:p>
          </table:table-cell>
          <table:table-cell table:formula="of:=([.B47]-[.A47])/[.A47]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.0000029" calcext:value-type="float">
            <text:p>2,90E-06</text:p>
          </table:table-cell>
          <table:table-cell table:formula="of:=([.E47]-[.A47])/[.A47]" office:value-type="float" office:value="0" calcext:value-type="float">
            <text:p>0</text:p>
          </table:table-cell>
          <table:table-cell table:formula="of:=[.D47]-[.G47]" office:value-type="float" office:value="0" calcext:value-type="float">
            <text:p>0</text:p>
          </table:table-cell>
          <table:table-cell table:formula="of:=[.C47]-[.F47]" office:value-type="float" office:value="0.0375661" calcext:value-type="float">
            <text:p>0,0375661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float" office:value="0.0231419" calcext:value-type="float">
            <text:p>2,31E-02</text:p>
          </table:table-cell>
          <table:table-cell table:formula="of:=([.B48]-[.A48])/[.A48]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000002667" calcext:value-type="float">
            <text:p>2,67E-06</text:p>
          </table:table-cell>
          <table:table-cell table:formula="of:=([.E48]-[.A48])/[.A48]" office:value-type="float" office:value="0" calcext:value-type="float">
            <text:p>0</text:p>
          </table:table-cell>
          <table:table-cell table:formula="of:=[.D48]-[.G48]" office:value-type="float" office:value="0" calcext:value-type="float">
            <text:p>0</text:p>
          </table:table-cell>
          <table:table-cell table:formula="of:=[.C48]-[.F48]" office:value-type="float" office:value="0.023139233" calcext:value-type="float">
            <text:p>0,023139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table:formula="of:=([.B49]-[.A49])/[.A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484" calcext:value-type="float">
            <text:p>2,48E-06</text:p>
          </table:table-cell>
          <table:table-cell table:formula="of:=([.E49]-[.A49])/[.A49]" office:value-type="float" office:value="0" calcext:value-type="float">
            <text:p>0</text:p>
          </table:table-cell>
          <table:table-cell table:formula="of:=[.D49]-[.G49]" office:value-type="float" office:value="0" calcext:value-type="float">
            <text:p>0</text:p>
          </table:table-cell>
          <table:table-cell table:formula="of:=[.C49]-[.F49]" office:value-type="float" office:value="-0.000002484" calcext:value-type="float">
            <text:p>-0,0000024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table:formula="of:=([.B50]-[.A50])/[.A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4336" calcext:value-type="float">
            <text:p>4,34E-06</text:p>
          </table:table-cell>
          <table:table-cell table:formula="of:=([.E50]-[.A50])/[.A50]" office:value-type="float" office:value="0" calcext:value-type="float">
            <text:p>0</text:p>
          </table:table-cell>
          <table:table-cell table:formula="of:=[.D50]-[.G50]" office:value-type="float" office:value="0" calcext:value-type="float">
            <text:p>0</text:p>
          </table:table-cell>
          <table:table-cell table:formula="of:=[.C50]-[.F50]" office:value-type="float" office:value="-0.000004336" calcext:value-type="float">
            <text:p>-0,000004336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0.0230441" calcext:value-type="float">
            <text:p>2,30E-02</text:p>
          </table:table-cell>
          <table:table-cell table:formula="of:=([.B51]-[.A51])/[.A51]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.000003126" calcext:value-type="float">
            <text:p>3,13E-06</text:p>
          </table:table-cell>
          <table:table-cell table:formula="of:=([.E51]-[.A51])/[.A51]" office:value-type="float" office:value="0" calcext:value-type="float">
            <text:p>0</text:p>
          </table:table-cell>
          <table:table-cell table:formula="of:=[.D51]-[.G51]" office:value-type="float" office:value="0" calcext:value-type="float">
            <text:p>0</text:p>
          </table:table-cell>
          <table:table-cell table:formula="of:=[.C51]-[.F51]" office:value-type="float" office:value="0.023040974" calcext:value-type="float">
            <text:p>0,023040974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float" office:value="0.0341139" calcext:value-type="float">
            <text:p>3,41E-02</text:p>
          </table:table-cell>
          <table:table-cell table:formula="of:=([.B52]-[.A52])/[.A52]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.00000275" calcext:value-type="float">
            <text:p>2,75E-06</text:p>
          </table:table-cell>
          <table:table-cell table:formula="of:=([.E52]-[.A52])/[.A52]" office:value-type="float" office:value="0" calcext:value-type="float">
            <text:p>0</text:p>
          </table:table-cell>
          <table:table-cell table:formula="of:=[.D52]-[.G52]" office:value-type="float" office:value="0" calcext:value-type="float">
            <text:p>0</text:p>
          </table:table-cell>
          <table:table-cell table:formula="of:=[.C52]-[.F52]" office:value-type="float" office:value="0.03411115" calcext:value-type="float">
            <text:p>0,03411115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float" office:value="0.0340979" calcext:value-type="float">
            <text:p>3,41E-02</text:p>
          </table:table-cell>
          <table:table-cell table:formula="of:=([.B53]-[.A53])/[.A53]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000003591" calcext:value-type="float">
            <text:p>3,59E-06</text:p>
          </table:table-cell>
          <table:table-cell table:formula="of:=([.E53]-[.A53])/[.A53]" office:value-type="float" office:value="0" calcext:value-type="float">
            <text:p>0</text:p>
          </table:table-cell>
          <table:table-cell table:formula="of:=[.D53]-[.G53]" office:value-type="float" office:value="0" calcext:value-type="float">
            <text:p>0</text:p>
          </table:table-cell>
          <table:table-cell table:formula="of:=[.C53]-[.F53]" office:value-type="float" office:value="0.034094309" calcext:value-type="float">
            <text:p>0,034094309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,00E+00</text:p>
          </table:table-cell>
          <table:table-cell table:formula="of:=([.B54]-[.A54])/[.A54]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000002677" calcext:value-type="float">
            <text:p>2,68E-06</text:p>
          </table:table-cell>
          <table:table-cell table:formula="of:=([.E54]-[.A54])/[.A54]" office:value-type="float" office:value="0" calcext:value-type="float">
            <text:p>0</text:p>
          </table:table-cell>
          <table:table-cell table:formula="of:=[.D54]-[.G54]" office:value-type="float" office:value="0" calcext:value-type="float">
            <text:p>0</text:p>
          </table:table-cell>
          <table:table-cell table:formula="of:=[.C54]-[.F54]" office:value-type="float" office:value="-0.000002677" calcext:value-type="float">
            <text:p>-0,00000267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table:formula="of:=([.B55]-[.A55])/[.A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839" calcext:value-type="float">
            <text:p>2,84E-06</text:p>
          </table:table-cell>
          <table:table-cell table:formula="of:=([.E55]-[.A55])/[.A55]" office:value-type="float" office:value="0" calcext:value-type="float">
            <text:p>0</text:p>
          </table:table-cell>
          <table:table-cell table:formula="of:=[.D55]-[.G55]" office:value-type="float" office:value="0" calcext:value-type="float">
            <text:p>0</text:p>
          </table:table-cell>
          <table:table-cell table:formula="of:=[.C55]-[.F55]" office:value-type="float" office:value="-0.000002839" calcext:value-type="float">
            <text:p>-0,000002839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0.022166" calcext:value-type="float">
            <text:p>2,22E-02</text:p>
          </table:table-cell>
          <table:table-cell table:formula="of:=([.B56]-[.A56])/[.A56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.000002537" calcext:value-type="float">
            <text:p>2,54E-06</text:p>
          </table:table-cell>
          <table:table-cell table:formula="of:=([.E56]-[.A56])/[.A56]" office:value-type="float" office:value="0" calcext:value-type="float">
            <text:p>0</text:p>
          </table:table-cell>
          <table:table-cell table:formula="of:=[.D56]-[.G56]" office:value-type="float" office:value="0" calcext:value-type="float">
            <text:p>0</text:p>
          </table:table-cell>
          <table:table-cell table:formula="of:=[.C56]-[.F56]" office:value-type="float" office:value="0.022163463" calcext:value-type="float">
            <text:p>0,022163463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office:value-type="float" office:value="0.0586569" calcext:value-type="float">
            <text:p>5,87E-02</text:p>
          </table:table-cell>
          <table:table-cell table:formula="of:=([.B57]-[.A57])/[.A57]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000002449" calcext:value-type="float">
            <text:p>2,45E-06</text:p>
          </table:table-cell>
          <table:table-cell table:formula="of:=([.E57]-[.A57])/[.A57]" office:value-type="float" office:value="0" calcext:value-type="float">
            <text:p>0</text:p>
          </table:table-cell>
          <table:table-cell table:formula="of:=[.D57]-[.G57]" office:value-type="float" office:value="0" calcext:value-type="float">
            <text:p>0</text:p>
          </table:table-cell>
          <table:table-cell table:formula="of:=[.C57]-[.F57]" office:value-type="float" office:value="0.058654451" calcext:value-type="float">
            <text:p>0,058654451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float" office:value="0.050571" calcext:value-type="float">
            <text:p>5,06E-02</text:p>
          </table:table-cell>
          <table:table-cell table:formula="of:=([.B58]-[.A58])/[.A58]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.000002895" calcext:value-type="float">
            <text:p>2,90E-06</text:p>
          </table:table-cell>
          <table:table-cell table:formula="of:=([.E58]-[.A58])/[.A58]" office:value-type="float" office:value="0" calcext:value-type="float">
            <text:p>0</text:p>
          </table:table-cell>
          <table:table-cell table:formula="of:=[.D58]-[.G58]" office:value-type="float" office:value="0" calcext:value-type="float">
            <text:p>0</text:p>
          </table:table-cell>
          <table:table-cell table:formula="of:=[.C58]-[.F58]" office:value-type="float" office:value="0.050568105" calcext:value-type="float">
            <text:p>0,050568105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float" office:value="0.024821" calcext:value-type="float">
            <text:p>2,48E-02</text:p>
          </table:table-cell>
          <table:table-cell table:formula="of:=([.B59]-[.A59])/[.A59]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.000002561" calcext:value-type="float">
            <text:p>2,56E-06</text:p>
          </table:table-cell>
          <table:table-cell table:formula="of:=([.E59]-[.A59])/[.A59]" office:value-type="float" office:value="0" calcext:value-type="float">
            <text:p>0</text:p>
          </table:table-cell>
          <table:table-cell table:formula="of:=[.D59]-[.G59]" office:value-type="float" office:value="0" calcext:value-type="float">
            <text:p>0</text:p>
          </table:table-cell>
          <table:table-cell table:formula="of:=[.C59]-[.F59]" office:value-type="float" office:value="0.024818439" calcext:value-type="float">
            <text:p>0,024818439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0" calcext:value-type="float">
            <text:p>0,00E+00</text:p>
          </table:table-cell>
          <table:table-cell table:formula="of:=([.B60]-[.A60])/[.A60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002859" calcext:value-type="float">
            <text:p>2,86E-06</text:p>
          </table:table-cell>
          <table:table-cell table:formula="of:=([.E60]-[.A60])/[.A60]" office:value-type="float" office:value="0" calcext:value-type="float">
            <text:p>0</text:p>
          </table:table-cell>
          <table:table-cell table:formula="of:=[.D60]-[.G60]" office:value-type="float" office:value="0" calcext:value-type="float">
            <text:p>0</text:p>
          </table:table-cell>
          <table:table-cell table:formula="of:=[.C60]-[.F60]" office:value-type="float" office:value="-0.000002859" calcext:value-type="float">
            <text:p>-0,000002859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0.016484" calcext:value-type="float">
            <text:p>1,65E-02</text:p>
          </table:table-cell>
          <table:table-cell table:formula="of:=([.B61]-[.A61])/[.A61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.00000294" calcext:value-type="float">
            <text:p>2,94E-06</text:p>
          </table:table-cell>
          <table:table-cell table:formula="of:=([.E61]-[.A61])/[.A61]" office:value-type="float" office:value="0" calcext:value-type="float">
            <text:p>0</text:p>
          </table:table-cell>
          <table:table-cell table:formula="of:=[.D61]-[.G61]" office:value-type="float" office:value="0" calcext:value-type="float">
            <text:p>0</text:p>
          </table:table-cell>
          <table:table-cell table:formula="of:=[.C61]-[.F61]" office:value-type="float" office:value="0.01648106" calcext:value-type="float">
            <text:p>0,01648106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0" calcext:value-type="float">
            <text:p>0,00E+00</text:p>
          </table:table-cell>
          <table:table-cell table:formula="of:=([.B62]-[.A62])/[.A62]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025455" calcext:value-type="float">
            <text:p>2,55E-05</text:p>
          </table:table-cell>
          <table:table-cell table:formula="of:=([.E62]-[.A62])/[.A62]" office:value-type="float" office:value="0" calcext:value-type="float">
            <text:p>0</text:p>
          </table:table-cell>
          <table:table-cell table:formula="of:=[.D62]-[.G62]" office:value-type="float" office:value="0" calcext:value-type="float">
            <text:p>0</text:p>
          </table:table-cell>
          <table:table-cell table:formula="of:=[.C62]-[.F62]" office:value-type="float" office:value="-0.000025455" calcext:value-type="float">
            <text:p>-0,000025455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float" office:value="0.0481181" calcext:value-type="float">
            <text:p>4,81E-02</text:p>
          </table:table-cell>
          <table:table-cell table:formula="of:=([.B63]-[.A63])/[.A63]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.000004848" calcext:value-type="float">
            <text:p>4,85E-06</text:p>
          </table:table-cell>
          <table:table-cell table:formula="of:=([.E63]-[.A63])/[.A63]" office:value-type="float" office:value="0" calcext:value-type="float">
            <text:p>0</text:p>
          </table:table-cell>
          <table:table-cell table:formula="of:=[.D63]-[.G63]" office:value-type="float" office:value="0" calcext:value-type="float">
            <text:p>0</text:p>
          </table:table-cell>
          <table:table-cell table:formula="of:=[.C63]-[.F63]" office:value-type="float" office:value="0.048113252" calcext:value-type="float">
            <text:p>0,048113252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office:value-type="float" office:value="0.0419252" calcext:value-type="float">
            <text:p>4,19E-02</text:p>
          </table:table-cell>
          <table:table-cell table:formula="of:=([.B64]-[.A64])/[.A64]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.000003441" calcext:value-type="float">
            <text:p>3,44E-06</text:p>
          </table:table-cell>
          <table:table-cell table:formula="of:=([.E64]-[.A64])/[.A64]" office:value-type="float" office:value="0" calcext:value-type="float">
            <text:p>0</text:p>
          </table:table-cell>
          <table:table-cell table:formula="of:=[.D64]-[.G64]" office:value-type="float" office:value="0" calcext:value-type="float">
            <text:p>0</text:p>
          </table:table-cell>
          <table:table-cell table:formula="of:=[.C64]-[.F64]" office:value-type="float" office:value="0.041921759" calcext:value-type="float">
            <text:p>0,041921759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0.0993431" calcext:value-type="float">
            <text:p>9,93E-02</text:p>
          </table:table-cell>
          <table:table-cell table:formula="of:=([.B65]-[.A65])/[.A65]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.000002525" calcext:value-type="float">
            <text:p>2,53E-06</text:p>
          </table:table-cell>
          <table:table-cell table:formula="of:=([.E65]-[.A65])/[.A65]" office:value-type="float" office:value="0" calcext:value-type="float">
            <text:p>0</text:p>
          </table:table-cell>
          <table:table-cell table:formula="of:=[.D65]-[.G65]" office:value-type="float" office:value="0" calcext:value-type="float">
            <text:p>0</text:p>
          </table:table-cell>
          <table:table-cell table:formula="of:=[.C65]-[.F65]" office:value-type="float" office:value="0.099340575" calcext:value-type="float">
            <text:p>0,099340575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office:value-type="float" office:value="0.041667" calcext:value-type="float">
            <text:p>4,17E-02</text:p>
          </table:table-cell>
          <table:table-cell table:formula="of:=([.B66]-[.A66])/[.A66]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.000005101" calcext:value-type="float">
            <text:p>5,10E-06</text:p>
          </table:table-cell>
          <table:table-cell table:formula="of:=([.E66]-[.A66])/[.A66]" office:value-type="float" office:value="0" calcext:value-type="float">
            <text:p>0</text:p>
          </table:table-cell>
          <table:table-cell table:formula="of:=[.D66]-[.G66]" office:value-type="float" office:value="0" calcext:value-type="float">
            <text:p>0</text:p>
          </table:table-cell>
          <table:table-cell table:formula="of:=[.C66]-[.F66]" office:value-type="float" office:value="0.041661899" calcext:value-type="float">
            <text:p>0,041661899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0.0291259" calcext:value-type="float">
            <text:p>2,91E-02</text:p>
          </table:table-cell>
          <table:table-cell table:formula="of:=([.B67]-[.A67])/[.A6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000002938" calcext:value-type="float">
            <text:p>2,94E-06</text:p>
          </table:table-cell>
          <table:table-cell table:formula="of:=([.E67]-[.A67])/[.A67]" office:value-type="float" office:value="0" calcext:value-type="float">
            <text:p>0</text:p>
          </table:table-cell>
          <table:table-cell table:formula="of:=[.D67]-[.G67]" office:value-type="float" office:value="0" calcext:value-type="float">
            <text:p>0</text:p>
          </table:table-cell>
          <table:table-cell table:formula="of:=[.C67]-[.F67]" office:value-type="float" office:value="0.029122962" calcext:value-type="float">
            <text:p>0,029122962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0.0089519" calcext:value-type="float">
            <text:p>8,95E-03</text:p>
          </table:table-cell>
          <table:table-cell table:formula="of:=([.B68]-[.A68])/[.A68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003076" calcext:value-type="float">
            <text:p>3,08E-06</text:p>
          </table:table-cell>
          <table:table-cell table:formula="of:=([.E68]-[.A68])/[.A68]" office:value-type="float" office:value="0" calcext:value-type="float">
            <text:p>0</text:p>
          </table:table-cell>
          <table:table-cell table:formula="of:=[.D68]-[.G68]" office:value-type="float" office:value="0" calcext:value-type="float">
            <text:p>0</text:p>
          </table:table-cell>
          <table:table-cell table:formula="of:=[.C68]-[.F68]" office:value-type="float" office:value="0.008948824" calcext:value-type="float">
            <text:p>0,00894882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,00E+00</text:p>
          </table:table-cell>
          <table:table-cell table:formula="of:=([.B69]-[.A69])/[.A69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2977" calcext:value-type="float">
            <text:p>2,98E-06</text:p>
          </table:table-cell>
          <table:table-cell table:formula="of:=([.E69]-[.A69])/[.A69]" office:value-type="float" office:value="0" calcext:value-type="float">
            <text:p>0</text:p>
          </table:table-cell>
          <table:table-cell table:formula="of:=[.D69]-[.G69]" office:value-type="float" office:value="0" calcext:value-type="float">
            <text:p>0</text:p>
          </table:table-cell>
          <table:table-cell table:formula="of:=[.C69]-[.F69]" office:value-type="float" office:value="-0.000002977" calcext:value-type="float">
            <text:p>-0,000002977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0" calcext:value-type="float">
            <text:p>0,00E+00</text:p>
          </table:table-cell>
          <table:table-cell table:formula="of:=([.B70]-[.A70])/[.A70]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.000002961" calcext:value-type="float">
            <text:p>2,96E-06</text:p>
          </table:table-cell>
          <table:table-cell table:formula="of:=([.E70]-[.A70])/[.A70]" office:value-type="float" office:value="0" calcext:value-type="float">
            <text:p>0</text:p>
          </table:table-cell>
          <table:table-cell table:formula="of:=[.D70]-[.G70]" office:value-type="float" office:value="0" calcext:value-type="float">
            <text:p>0</text:p>
          </table:table-cell>
          <table:table-cell table:formula="of:=[.C70]-[.F70]" office:value-type="float" office:value="-0.000002961" calcext:value-type="float">
            <text:p>-0,000002961</text:p>
          </table:table-cell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office:value-type="float" office:value="0.0443661" calcext:value-type="float">
            <text:p>4,44E-02</text:p>
          </table:table-cell>
          <table:table-cell table:formula="of:=([.B71]-[.A71])/[.A71]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.000003152" calcext:value-type="float">
            <text:p>3,15E-06</text:p>
          </table:table-cell>
          <table:table-cell table:formula="of:=([.E71]-[.A71])/[.A71]" office:value-type="float" office:value="0" calcext:value-type="float">
            <text:p>0</text:p>
          </table:table-cell>
          <table:table-cell table:formula="of:=[.D71]-[.G71]" office:value-type="float" office:value="0" calcext:value-type="float">
            <text:p>0</text:p>
          </table:table-cell>
          <table:table-cell table:formula="of:=[.C71]-[.F71]" office:value-type="float" office:value="0.044362948" calcext:value-type="float">
            <text:p>0,044362948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float" office:value="0.0597501" calcext:value-type="float">
            <text:p>5,98E-02</text:p>
          </table:table-cell>
          <table:table-cell table:formula="of:=([.B72]-[.A72])/[.A72]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000003408" calcext:value-type="float">
            <text:p>3,41E-06</text:p>
          </table:table-cell>
          <table:table-cell table:formula="of:=([.E72]-[.A72])/[.A72]" office:value-type="float" office:value="0" calcext:value-type="float">
            <text:p>0</text:p>
          </table:table-cell>
          <table:table-cell table:formula="of:=[.D72]-[.G72]" office:value-type="float" office:value="0" calcext:value-type="float">
            <text:p>0</text:p>
          </table:table-cell>
          <table:table-cell table:formula="of:=[.C72]-[.F72]" office:value-type="float" office:value="0.059746692" calcext:value-type="float">
            <text:p>0,059746692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0.0167561" calcext:value-type="float">
            <text:p>1,68E-02</text:p>
          </table:table-cell>
          <table:table-cell table:formula="of:=([.B73]-[.A73])/[.A73]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.000003007" calcext:value-type="float">
            <text:p>3,01E-06</text:p>
          </table:table-cell>
          <table:table-cell table:formula="of:=([.E73]-[.A73])/[.A73]" office:value-type="float" office:value="0" calcext:value-type="float">
            <text:p>0</text:p>
          </table:table-cell>
          <table:table-cell table:formula="of:=[.D73]-[.G73]" office:value-type="float" office:value="0" calcext:value-type="float">
            <text:p>0</text:p>
          </table:table-cell>
          <table:table-cell table:formula="of:=[.C73]-[.F73]" office:value-type="float" office:value="0.016753093" calcext:value-type="float">
            <text:p>0,016753093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office:value-type="float" office:value="0.0393209" calcext:value-type="float">
            <text:p>3,93E-02</text:p>
          </table:table-cell>
          <table:table-cell table:formula="of:=([.B74]-[.A74])/[.A74]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.000002613" calcext:value-type="float">
            <text:p>2,61E-06</text:p>
          </table:table-cell>
          <table:table-cell table:formula="of:=([.E74]-[.A74])/[.A74]" office:value-type="float" office:value="0" calcext:value-type="float">
            <text:p>0</text:p>
          </table:table-cell>
          <table:table-cell table:formula="of:=[.D74]-[.G74]" office:value-type="float" office:value="0" calcext:value-type="float">
            <text:p>0</text:p>
          </table:table-cell>
          <table:table-cell table:formula="of:=[.C74]-[.F74]" office:value-type="float" office:value="0.039318287" calcext:value-type="float">
            <text:p>0,039318287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float" office:value="0.0506091" calcext:value-type="float">
            <text:p>5,06E-02</text:p>
          </table:table-cell>
          <table:table-cell table:formula="of:=([.B75]-[.A75])/[.A75]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000003263" calcext:value-type="float">
            <text:p>3,26E-06</text:p>
          </table:table-cell>
          <table:table-cell table:formula="of:=([.E75]-[.A75])/[.A75]" office:value-type="float" office:value="0" calcext:value-type="float">
            <text:p>0</text:p>
          </table:table-cell>
          <table:table-cell table:formula="of:=[.D75]-[.G75]" office:value-type="float" office:value="0" calcext:value-type="float">
            <text:p>0</text:p>
          </table:table-cell>
          <table:table-cell table:formula="of:=[.C75]-[.F75]" office:value-type="float" office:value="0.050605837" calcext:value-type="float">
            <text:p>0,050605837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float" office:value="0.0458529" calcext:value-type="float">
            <text:p>4,59E-02</text:p>
          </table:table-cell>
          <table:table-cell table:formula="of:=([.B76]-[.A76])/[.A76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2822" calcext:value-type="float">
            <text:p>2,82E-06</text:p>
          </table:table-cell>
          <table:table-cell table:formula="of:=([.E76]-[.A76])/[.A76]" office:value-type="float" office:value="0" calcext:value-type="float">
            <text:p>0</text:p>
          </table:table-cell>
          <table:table-cell table:formula="of:=[.D76]-[.G76]" office:value-type="float" office:value="0" calcext:value-type="float">
            <text:p>0</text:p>
          </table:table-cell>
          <table:table-cell table:formula="of:=[.C76]-[.F76]" office:value-type="float" office:value="0.045850078" calcext:value-type="float">
            <text:p>0,045850078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float" office:value="0.0244679" calcext:value-type="float">
            <text:p>2,45E-02</text:p>
          </table:table-cell>
          <table:table-cell table:formula="of:=([.B77]-[.A77])/[.A77]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.000003145" calcext:value-type="float">
            <text:p>3,15E-06</text:p>
          </table:table-cell>
          <table:table-cell table:formula="of:=([.E77]-[.A77])/[.A77]" office:value-type="float" office:value="0" calcext:value-type="float">
            <text:p>0</text:p>
          </table:table-cell>
          <table:table-cell table:formula="of:=[.D77]-[.G77]" office:value-type="float" office:value="0" calcext:value-type="float">
            <text:p>0</text:p>
          </table:table-cell>
          <table:table-cell table:formula="of:=[.C77]-[.F77]" office:value-type="float" office:value="0.024464755" calcext:value-type="float">
            <text:p>0,024464755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float" office:value="0.111345" calcext:value-type="float">
            <text:p>1,11E-01</text:p>
          </table:table-cell>
          <table:table-cell table:formula="of:=([.B78]-[.A78])/[.A78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2987" calcext:value-type="float">
            <text:p>2,99E-06</text:p>
          </table:table-cell>
          <table:table-cell table:formula="of:=([.E78]-[.A78])/[.A78]" office:value-type="float" office:value="0" calcext:value-type="float">
            <text:p>0</text:p>
          </table:table-cell>
          <table:table-cell table:formula="of:=[.D78]-[.G78]" office:value-type="float" office:value="0" calcext:value-type="float">
            <text:p>0</text:p>
          </table:table-cell>
          <table:table-cell table:formula="of:=[.C78]-[.F78]" office:value-type="float" office:value="0.111342013" calcext:value-type="float">
            <text:p>0,111342013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0.00660396" calcext:value-type="float">
            <text:p>6,60E-03</text:p>
          </table:table-cell>
          <table:table-cell table:formula="of:=([.B79]-[.A79])/[.A79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02765" calcext:value-type="float">
            <text:p>2,77E-06</text:p>
          </table:table-cell>
          <table:table-cell table:formula="of:=([.E79]-[.A79])/[.A79]" office:value-type="float" office:value="0" calcext:value-type="float">
            <text:p>0</text:p>
          </table:table-cell>
          <table:table-cell table:formula="of:=[.D79]-[.G79]" office:value-type="float" office:value="0" calcext:value-type="float">
            <text:p>0</text:p>
          </table:table-cell>
          <table:table-cell table:formula="of:=[.C79]-[.F79]" office:value-type="float" office:value="0.006601195" calcext:value-type="float">
            <text:p>0,006601195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0.0269771" calcext:value-type="float">
            <text:p>2,70E-02</text:p>
          </table:table-cell>
          <table:table-cell table:formula="of:=([.B80]-[.A80])/[.A80]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.000002736" calcext:value-type="float">
            <text:p>2,74E-06</text:p>
          </table:table-cell>
          <table:table-cell table:formula="of:=([.E80]-[.A80])/[.A80]" office:value-type="float" office:value="0" calcext:value-type="float">
            <text:p>0</text:p>
          </table:table-cell>
          <table:table-cell table:formula="of:=[.D80]-[.G80]" office:value-type="float" office:value="0" calcext:value-type="float">
            <text:p>0</text:p>
          </table:table-cell>
          <table:table-cell table:formula="of:=[.C80]-[.F80]" office:value-type="float" office:value="0.026974364" calcext:value-type="float">
            <text:p>0,02697436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table:formula="of:=([.B81]-[.A81])/[.A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3014" calcext:value-type="float">
            <text:p>3,01E-06</text:p>
          </table:table-cell>
          <table:table-cell table:formula="of:=([.E81]-[.A81])/[.A81]" office:value-type="float" office:value="0" calcext:value-type="float">
            <text:p>0</text:p>
          </table:table-cell>
          <table:table-cell table:formula="of:=[.D81]-[.G81]" office:value-type="float" office:value="0" calcext:value-type="float">
            <text:p>0</text:p>
          </table:table-cell>
          <table:table-cell table:formula="of:=[.C81]-[.F81]" office:value-type="float" office:value="-0.000003014" calcext:value-type="float">
            <text:p>-0,000003014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float" office:value="0.034086" calcext:value-type="float">
            <text:p>3,41E-02</text:p>
          </table:table-cell>
          <table:table-cell table:formula="of:=([.B82]-[.A82])/[.A82]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02922" calcext:value-type="float">
            <text:p>2,92E-06</text:p>
          </table:table-cell>
          <table:table-cell table:formula="of:=([.E82]-[.A82])/[.A82]" office:value-type="float" office:value="0" calcext:value-type="float">
            <text:p>0</text:p>
          </table:table-cell>
          <table:table-cell table:formula="of:=[.D82]-[.G82]" office:value-type="float" office:value="0" calcext:value-type="float">
            <text:p>0</text:p>
          </table:table-cell>
          <table:table-cell table:formula="of:=[.C82]-[.F82]" office:value-type="float" office:value="0.034083078" calcext:value-type="float">
            <text:p>0,034083078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office:value-type="float" office:value="0" calcext:value-type="float">
            <text:p>0,00E+00</text:p>
          </table:table-cell>
          <table:table-cell table:formula="of:=([.B83]-[.A83])/[.A83]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.000002869" calcext:value-type="float">
            <text:p>2,87E-06</text:p>
          </table:table-cell>
          <table:table-cell table:formula="of:=([.E83]-[.A83])/[.A83]" office:value-type="float" office:value="0" calcext:value-type="float">
            <text:p>0</text:p>
          </table:table-cell>
          <table:table-cell table:formula="of:=[.D83]-[.G83]" office:value-type="float" office:value="0" calcext:value-type="float">
            <text:p>0</text:p>
          </table:table-cell>
          <table:table-cell table:formula="of:=[.C83]-[.F83]" office:value-type="float" office:value="-0.000002869" calcext:value-type="float">
            <text:p>-0,000002869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float" office:value="0.0403039" calcext:value-type="float">
            <text:p>4,03E-02</text:p>
          </table:table-cell>
          <table:table-cell table:formula="of:=([.B84]-[.A84])/[.A84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2642" calcext:value-type="float">
            <text:p>2,64E-06</text:p>
          </table:table-cell>
          <table:table-cell table:formula="of:=([.E84]-[.A84])/[.A84]" office:value-type="float" office:value="0" calcext:value-type="float">
            <text:p>0</text:p>
          </table:table-cell>
          <table:table-cell table:formula="of:=[.D84]-[.G84]" office:value-type="float" office:value="0" calcext:value-type="float">
            <text:p>0</text:p>
          </table:table-cell>
          <table:table-cell table:formula="of:=[.C84]-[.F84]" office:value-type="float" office:value="0.040301258" calcext:value-type="float">
            <text:p>0,040301258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float" office:value="0.0176489" calcext:value-type="float">
            <text:p>1,76E-02</text:p>
          </table:table-cell>
          <table:table-cell table:formula="of:=([.B85]-[.A85])/[.A85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00002823" calcext:value-type="float">
            <text:p>2,82E-06</text:p>
          </table:table-cell>
          <table:table-cell table:formula="of:=([.E85]-[.A85])/[.A85]" office:value-type="float" office:value="0" calcext:value-type="float">
            <text:p>0</text:p>
          </table:table-cell>
          <table:table-cell table:formula="of:=[.D85]-[.G85]" office:value-type="float" office:value="0" calcext:value-type="float">
            <text:p>0</text:p>
          </table:table-cell>
          <table:table-cell table:formula="of:=[.C85]-[.F85]" office:value-type="float" office:value="0.017646077" calcext:value-type="float">
            <text:p>0,017646077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float" office:value="0.0570991" calcext:value-type="float">
            <text:p>5,71E-02</text:p>
          </table:table-cell>
          <table:table-cell table:formula="of:=([.B86]-[.A86])/[.A86]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0.000002693" calcext:value-type="float">
            <text:p>2,69E-06</text:p>
          </table:table-cell>
          <table:table-cell table:formula="of:=([.E86]-[.A86])/[.A86]" office:value-type="float" office:value="0" calcext:value-type="float">
            <text:p>0</text:p>
          </table:table-cell>
          <table:table-cell table:formula="of:=[.D86]-[.G86]" office:value-type="float" office:value="0" calcext:value-type="float">
            <text:p>0</text:p>
          </table:table-cell>
          <table:table-cell table:formula="of:=[.C86]-[.F86]" office:value-type="float" office:value="0.057096407" calcext:value-type="float">
            <text:p>0,057096407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float" office:value="0.043469" calcext:value-type="float">
            <text:p>4,35E-02</text:p>
          </table:table-cell>
          <table:table-cell table:formula="of:=([.B87]-[.A87])/[.A87]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.000003322" calcext:value-type="float">
            <text:p>3,32E-06</text:p>
          </table:table-cell>
          <table:table-cell table:formula="of:=([.E87]-[.A87])/[.A87]" office:value-type="float" office:value="0" calcext:value-type="float">
            <text:p>0</text:p>
          </table:table-cell>
          <table:table-cell table:formula="of:=[.D87]-[.G87]" office:value-type="float" office:value="0" calcext:value-type="float">
            <text:p>0</text:p>
          </table:table-cell>
          <table:table-cell table:formula="of:=[.C87]-[.F87]" office:value-type="float" office:value="0.043465678" calcext:value-type="float">
            <text:p>0,043465678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float" office:value="0.0528221" calcext:value-type="float">
            <text:p>5,28E-02</text:p>
          </table:table-cell>
          <table:table-cell table:formula="of:=([.B88]-[.A88])/[.A88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.000002611" calcext:value-type="float">
            <text:p>2,61E-06</text:p>
          </table:table-cell>
          <table:table-cell table:formula="of:=([.E88]-[.A88])/[.A88]" office:value-type="float" office:value="0" calcext:value-type="float">
            <text:p>0</text:p>
          </table:table-cell>
          <table:table-cell table:formula="of:=[.D88]-[.G88]" office:value-type="float" office:value="0" calcext:value-type="float">
            <text:p>0</text:p>
          </table:table-cell>
          <table:table-cell table:formula="of:=[.C88]-[.F88]" office:value-type="float" office:value="0.052819489" calcext:value-type="float">
            <text:p>0,052819489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float" office:value="0" calcext:value-type="float">
            <text:p>0,00E+00</text:p>
          </table:table-cell>
          <table:table-cell table:formula="of:=([.B89]-[.A89])/[.A89]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000002774" calcext:value-type="float">
            <text:p>2,77E-06</text:p>
          </table:table-cell>
          <table:table-cell table:formula="of:=([.E89]-[.A89])/[.A89]" office:value-type="float" office:value="0" calcext:value-type="float">
            <text:p>0</text:p>
          </table:table-cell>
          <table:table-cell table:formula="of:=[.D89]-[.G89]" office:value-type="float" office:value="0" calcext:value-type="float">
            <text:p>0</text:p>
          </table:table-cell>
          <table:table-cell table:formula="of:=[.C89]-[.F89]" office:value-type="float" office:value="-0.000002774" calcext:value-type="float">
            <text:p>-0,000002774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office:value-type="float" office:value="0.0439351" calcext:value-type="float">
            <text:p>4,39E-02</text:p>
          </table:table-cell>
          <table:table-cell table:formula="of:=([.B90]-[.A90])/[.A90]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.000002599" calcext:value-type="float">
            <text:p>2,60E-06</text:p>
          </table:table-cell>
          <table:table-cell table:formula="of:=([.E90]-[.A90])/[.A90]" office:value-type="float" office:value="0" calcext:value-type="float">
            <text:p>0</text:p>
          </table:table-cell>
          <table:table-cell table:formula="of:=[.D90]-[.G90]" office:value-type="float" office:value="0" calcext:value-type="float">
            <text:p>0</text:p>
          </table:table-cell>
          <table:table-cell table:formula="of:=[.C90]-[.F90]" office:value-type="float" office:value="0.043932501" calcext:value-type="float">
            <text:p>0,043932501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float" office:value="0.036648" calcext:value-type="float">
            <text:p>3,66E-02</text:p>
          </table:table-cell>
          <table:table-cell table:formula="of:=([.B91]-[.A91])/[.A91]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.000004153" calcext:value-type="float">
            <text:p>4,15E-06</text:p>
          </table:table-cell>
          <table:table-cell table:formula="of:=([.E91]-[.A91])/[.A91]" office:value-type="float" office:value="0" calcext:value-type="float">
            <text:p>0</text:p>
          </table:table-cell>
          <table:table-cell table:formula="of:=[.D91]-[.G91]" office:value-type="float" office:value="0" calcext:value-type="float">
            <text:p>0</text:p>
          </table:table-cell>
          <table:table-cell table:formula="of:=[.C91]-[.F91]" office:value-type="float" office:value="0.036643847" calcext:value-type="float">
            <text:p>0,03664384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,00E+00</text:p>
          </table:table-cell>
          <table:table-cell table:formula="of:=([.B92]-[.A92])/[.A92]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002736" calcext:value-type="float">
            <text:p>2,74E-06</text:p>
          </table:table-cell>
          <table:table-cell table:formula="of:=([.E92]-[.A92])/[.A92]" office:value-type="float" office:value="0" calcext:value-type="float">
            <text:p>0</text:p>
          </table:table-cell>
          <table:table-cell table:formula="of:=[.D92]-[.G92]" office:value-type="float" office:value="0" calcext:value-type="float">
            <text:p>0</text:p>
          </table:table-cell>
          <table:table-cell table:formula="of:=[.C92]-[.F92]" office:value-type="float" office:value="-0.000002736" calcext:value-type="float">
            <text:p>-0,000002736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0.0361879" calcext:value-type="float">
            <text:p>3,62E-02</text:p>
          </table:table-cell>
          <table:table-cell table:formula="of:=([.B93]-[.A93])/[.A93]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.000002846" calcext:value-type="float">
            <text:p>2,85E-06</text:p>
          </table:table-cell>
          <table:table-cell table:formula="of:=([.E93]-[.A93])/[.A93]" office:value-type="float" office:value="0" calcext:value-type="float">
            <text:p>0</text:p>
          </table:table-cell>
          <table:table-cell table:formula="of:=[.D93]-[.G93]" office:value-type="float" office:value="0" calcext:value-type="float">
            <text:p>0</text:p>
          </table:table-cell>
          <table:table-cell table:formula="of:=[.C93]-[.F93]" office:value-type="float" office:value="0.036185054" calcext:value-type="float">
            <text:p>0,036185054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office:value-type="float" office:value="0.0299628" calcext:value-type="float">
            <text:p>3,00E-02</text:p>
          </table:table-cell>
          <table:table-cell table:formula="of:=([.B94]-[.A94])/[.A94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.00000247" calcext:value-type="float">
            <text:p>2,47E-06</text:p>
          </table:table-cell>
          <table:table-cell table:formula="of:=([.E94]-[.A94])/[.A94]" office:value-type="float" office:value="0" calcext:value-type="float">
            <text:p>0</text:p>
          </table:table-cell>
          <table:table-cell table:formula="of:=[.D94]-[.G94]" office:value-type="float" office:value="0" calcext:value-type="float">
            <text:p>0</text:p>
          </table:table-cell>
          <table:table-cell table:formula="of:=[.C94]-[.F94]" office:value-type="float" office:value="0.02996033" calcext:value-type="float">
            <text:p>0,02996033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float" office:value="0" calcext:value-type="float">
            <text:p>0,00E+00</text:p>
          </table:table-cell>
          <table:table-cell table:formula="of:=([.B95]-[.A95])/[.A95]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000003638" calcext:value-type="float">
            <text:p>3,64E-06</text:p>
          </table:table-cell>
          <table:table-cell table:formula="of:=([.E95]-[.A95])/[.A95]" office:value-type="float" office:value="0" calcext:value-type="float">
            <text:p>0</text:p>
          </table:table-cell>
          <table:table-cell table:formula="of:=[.D95]-[.G95]" office:value-type="float" office:value="0" calcext:value-type="float">
            <text:p>0</text:p>
          </table:table-cell>
          <table:table-cell table:formula="of:=[.C95]-[.F95]" office:value-type="float" office:value="-0.000003638" calcext:value-type="float">
            <text:p>-0,000003638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float" office:value="0.033572" calcext:value-type="float">
            <text:p>3,36E-02</text:p>
          </table:table-cell>
          <table:table-cell table:formula="of:=([.B96]-[.A96])/[.A96]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0.000003023" calcext:value-type="float">
            <text:p>3,02E-06</text:p>
          </table:table-cell>
          <table:table-cell table:formula="of:=([.E96]-[.A96])/[.A96]" office:value-type="float" office:value="0" calcext:value-type="float">
            <text:p>0</text:p>
          </table:table-cell>
          <table:table-cell table:formula="of:=[.D96]-[.G96]" office:value-type="float" office:value="0" calcext:value-type="float">
            <text:p>0</text:p>
          </table:table-cell>
          <table:table-cell table:formula="of:=[.C96]-[.F96]" office:value-type="float" office:value="0.033568977" calcext:value-type="float">
            <text:p>0,03356897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0281651" calcext:value-type="float">
            <text:p>2,82E-02</text:p>
          </table:table-cell>
          <table:table-cell table:formula="of:=([.B97]-[.A97])/[.A9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2683" calcext:value-type="float">
            <text:p>2,68E-06</text:p>
          </table:table-cell>
          <table:table-cell table:formula="of:=([.E97]-[.A97])/[.A97]" office:value-type="float" office:value="0" calcext:value-type="float">
            <text:p>0</text:p>
          </table:table-cell>
          <table:table-cell table:formula="of:=[.D97]-[.G97]" office:value-type="float" office:value="0" calcext:value-type="float">
            <text:p>0</text:p>
          </table:table-cell>
          <table:table-cell table:formula="of:=[.C97]-[.F97]" office:value-type="float" office:value="0.028162417" calcext:value-type="float">
            <text:p>0,028162417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float" office:value="0.0327559" calcext:value-type="float">
            <text:p>3,28E-02</text:p>
          </table:table-cell>
          <table:table-cell table:formula="of:=([.B98]-[.A98])/[.A98]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.000002698" calcext:value-type="float">
            <text:p>2,70E-06</text:p>
          </table:table-cell>
          <table:table-cell table:formula="of:=([.E98]-[.A98])/[.A98]" office:value-type="float" office:value="0" calcext:value-type="float">
            <text:p>0</text:p>
          </table:table-cell>
          <table:table-cell table:formula="of:=[.D98]-[.G98]" office:value-type="float" office:value="0" calcext:value-type="float">
            <text:p>0</text:p>
          </table:table-cell>
          <table:table-cell table:formula="of:=[.C98]-[.F98]" office:value-type="float" office:value="0.032753202" calcext:value-type="float">
            <text:p>0,032753202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0.0165551" calcext:value-type="float">
            <text:p>1,66E-02</text:p>
          </table:table-cell>
          <table:table-cell table:formula="of:=([.B99]-[.A99])/[.A99]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.00000437" calcext:value-type="float">
            <text:p>4,37E-06</text:p>
          </table:table-cell>
          <table:table-cell table:formula="of:=([.E99]-[.A99])/[.A99]" office:value-type="float" office:value="0" calcext:value-type="float">
            <text:p>0</text:p>
          </table:table-cell>
          <table:table-cell table:formula="of:=[.D99]-[.G99]" office:value-type="float" office:value="0" calcext:value-type="float">
            <text:p>0</text:p>
          </table:table-cell>
          <table:table-cell table:formula="of:=[.C99]-[.F99]" office:value-type="float" office:value="0.01655073" calcext:value-type="float">
            <text:p>0,01655073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float" office:value="0" calcext:value-type="float">
            <text:p>0,00E+00</text:p>
          </table:table-cell>
          <table:table-cell table:formula="of:=([.B100]-[.A100])/[.A100]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000004355" calcext:value-type="float">
            <text:p>4,36E-06</text:p>
          </table:table-cell>
          <table:table-cell table:formula="of:=([.E100]-[.A100])/[.A100]" office:value-type="float" office:value="0" calcext:value-type="float">
            <text:p>0</text:p>
          </table:table-cell>
          <table:table-cell table:formula="of:=[.D100]-[.G100]" office:value-type="float" office:value="0" calcext:value-type="float">
            <text:p>0</text:p>
          </table:table-cell>
          <table:table-cell table:formula="of:=[.C100]-[.F100]" office:value-type="float" office:value="-0.000004355" calcext:value-type="float">
            <text:p>-0,000004355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float" office:value="0.04181" calcext:value-type="float">
            <text:p>4,18E-02</text:p>
          </table:table-cell>
          <table:table-cell table:formula="of:=([.B101]-[.A101])/[.A101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.00000259" calcext:value-type="float">
            <text:p>2,59E-06</text:p>
          </table:table-cell>
          <table:table-cell table:formula="of:=([.E101]-[.A101])/[.A101]" office:value-type="float" office:value="0" calcext:value-type="float">
            <text:p>0</text:p>
          </table:table-cell>
          <table:table-cell table:formula="of:=[.D101]-[.G101]" office:value-type="float" office:value="0" calcext:value-type="float">
            <text:p>0</text:p>
          </table:table-cell>
          <table:table-cell table:formula="of:=[.C101]-[.F101]" office:value-type="float" office:value="0.04180741" calcext:value-type="float">
            <text:p>0,04180741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float" office:value="0" calcext:value-type="float">
            <text:p>0,00E+00</text:p>
          </table:table-cell>
          <table:table-cell table:formula="of:=([.B102]-[.A102])/[.A102]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.000002639" calcext:value-type="float">
            <text:p>2,64E-06</text:p>
          </table:table-cell>
          <table:table-cell table:formula="of:=([.E102]-[.A102])/[.A102]" office:value-type="float" office:value="0" calcext:value-type="float">
            <text:p>0</text:p>
          </table:table-cell>
          <table:table-cell table:formula="of:=[.D102]-[.G102]" office:value-type="float" office:value="0" calcext:value-type="float">
            <text:p>0</text:p>
          </table:table-cell>
          <table:table-cell table:formula="of:=[.C102]-[.F102]" office:value-type="float" office:value="-0.000002639" calcext:value-type="float">
            <text:p>-0,0000026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table:formula="of:=([.B103]-[.A103])/[.A10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616" calcext:value-type="float">
            <text:p>2,62E-06</text:p>
          </table:table-cell>
          <table:table-cell table:formula="of:=([.E103]-[.A103])/[.A103]" office:value-type="float" office:value="0" calcext:value-type="float">
            <text:p>0</text:p>
          </table:table-cell>
          <table:table-cell table:formula="of:=[.D103]-[.G103]" office:value-type="float" office:value="0" calcext:value-type="float">
            <text:p>0</text:p>
          </table:table-cell>
          <table:table-cell table:formula="of:=[.C103]-[.F103]" office:value-type="float" office:value="-0.000002616" calcext:value-type="float">
            <text:p>-0,0000026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table:formula="of:=([.B104]-[.A104])/[.A10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3794" calcext:value-type="float">
            <text:p>3,79E-06</text:p>
          </table:table-cell>
          <table:table-cell table:formula="of:=([.E104]-[.A104])/[.A104]" office:value-type="float" office:value="0" calcext:value-type="float">
            <text:p>0</text:p>
          </table:table-cell>
          <table:table-cell table:formula="of:=[.D104]-[.G104]" office:value-type="float" office:value="0" calcext:value-type="float">
            <text:p>0</text:p>
          </table:table-cell>
          <table:table-cell table:formula="of:=[.C104]-[.F104]" office:value-type="float" office:value="-0.000003794" calcext:value-type="float">
            <text:p>-0,000003794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.0335469" calcext:value-type="float">
            <text:p>3,35E-02</text:p>
          </table:table-cell>
          <table:table-cell table:formula="of:=([.B105]-[.A105])/[.A105]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000002978" calcext:value-type="float">
            <text:p>2,98E-06</text:p>
          </table:table-cell>
          <table:table-cell table:formula="of:=([.E105]-[.A105])/[.A105]" office:value-type="float" office:value="0" calcext:value-type="float">
            <text:p>0</text:p>
          </table:table-cell>
          <table:table-cell table:formula="of:=[.D105]-[.G105]" office:value-type="float" office:value="0" calcext:value-type="float">
            <text:p>0</text:p>
          </table:table-cell>
          <table:table-cell table:formula="of:=[.C105]-[.F105]" office:value-type="float" office:value="0.033543922" calcext:value-type="float">
            <text:p>0,03354392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15738" calcext:value-type="float">
            <text:p>1,57E-02</text:p>
          </table:table-cell>
          <table:table-cell table:formula="of:=([.B106]-[.A106])/[.A1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2,78E-06</text:p>
          </table:table-cell>
          <table:table-cell table:formula="of:=([.E106]-[.A106])/[.A106]" office:value-type="float" office:value="0" calcext:value-type="float">
            <text:p>0</text:p>
          </table:table-cell>
          <table:table-cell table:formula="of:=[.D106]-[.G106]" office:value-type="float" office:value="0" calcext:value-type="float">
            <text:p>0</text:p>
          </table:table-cell>
          <table:table-cell table:formula="of:=[.C106]-[.F106]" office:value-type="float" office:value="0.015735225" calcext:value-type="float">
            <text:p>0,015735225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float" office:value="0.0754399" calcext:value-type="float">
            <text:p>7,54E-02</text:p>
          </table:table-cell>
          <table:table-cell table:formula="of:=([.B107]-[.A107])/[.A107]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0.000002684" calcext:value-type="float">
            <text:p>2,68E-06</text:p>
          </table:table-cell>
          <table:table-cell table:formula="of:=([.E107]-[.A107])/[.A107]" office:value-type="float" office:value="0" calcext:value-type="float">
            <text:p>0</text:p>
          </table:table-cell>
          <table:table-cell table:formula="of:=[.D107]-[.G107]" office:value-type="float" office:value="0" calcext:value-type="float">
            <text:p>0</text:p>
          </table:table-cell>
          <table:table-cell table:formula="of:=[.C107]-[.F107]" office:value-type="float" office:value="0.075437216" calcext:value-type="float">
            <text:p>0,075437216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0.0649419" calcext:value-type="float">
            <text:p>6,49E-02</text:p>
          </table:table-cell>
          <table:table-cell table:formula="of:=([.B108]-[.A108])/[.A108]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.000002695" calcext:value-type="float">
            <text:p>2,70E-06</text:p>
          </table:table-cell>
          <table:table-cell table:formula="of:=([.E108]-[.A108])/[.A108]" office:value-type="float" office:value="0" calcext:value-type="float">
            <text:p>0</text:p>
          </table:table-cell>
          <table:table-cell table:formula="of:=[.D108]-[.G108]" office:value-type="float" office:value="0" calcext:value-type="float">
            <text:p>0</text:p>
          </table:table-cell>
          <table:table-cell table:formula="of:=[.C108]-[.F108]" office:value-type="float" office:value="0.064939205" calcext:value-type="float">
            <text:p>0,064939205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0.0126948" calcext:value-type="float">
            <text:p>1,27E-02</text:p>
          </table:table-cell>
          <table:table-cell table:formula="of:=([.B109]-[.A109])/[.A109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002529" calcext:value-type="float">
            <text:p>2,53E-06</text:p>
          </table:table-cell>
          <table:table-cell table:formula="of:=([.E109]-[.A109])/[.A109]" office:value-type="float" office:value="0" calcext:value-type="float">
            <text:p>0</text:p>
          </table:table-cell>
          <table:table-cell table:formula="of:=[.D109]-[.G109]" office:value-type="float" office:value="0" calcext:value-type="float">
            <text:p>0</text:p>
          </table:table-cell>
          <table:table-cell table:formula="of:=[.C109]-[.F109]" office:value-type="float" office:value="0.012692271" calcext:value-type="float">
            <text:p>0,012692271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float" office:value="0.155799" calcext:value-type="float">
            <text:p>1,56E-01</text:p>
          </table:table-cell>
          <table:table-cell table:formula="of:=([.B110]-[.A110])/[.A110]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000002788" calcext:value-type="float">
            <text:p>2,79E-06</text:p>
          </table:table-cell>
          <table:table-cell table:formula="of:=([.E110]-[.A110])/[.A110]" office:value-type="float" office:value="0" calcext:value-type="float">
            <text:p>0</text:p>
          </table:table-cell>
          <table:table-cell table:formula="of:=[.D110]-[.G110]" office:value-type="float" office:value="0" calcext:value-type="float">
            <text:p>0</text:p>
          </table:table-cell>
          <table:table-cell table:formula="of:=[.C110]-[.F110]" office:value-type="float" office:value="0.155796212" calcext:value-type="float">
            <text:p>0,155796212</text:p>
          </table:table-cell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office:value-type="float" office:value="0.0789759" calcext:value-type="float">
            <text:p>7,90E-02</text:p>
          </table:table-cell>
          <table:table-cell table:formula="of:=([.B111]-[.A111])/[.A111]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.000003127" calcext:value-type="float">
            <text:p>3,13E-06</text:p>
          </table:table-cell>
          <table:table-cell table:formula="of:=([.E111]-[.A111])/[.A111]" office:value-type="float" office:value="0" calcext:value-type="float">
            <text:p>0</text:p>
          </table:table-cell>
          <table:table-cell table:formula="of:=[.D111]-[.G111]" office:value-type="float" office:value="0" calcext:value-type="float">
            <text:p>0</text:p>
          </table:table-cell>
          <table:table-cell table:formula="of:=[.C111]-[.F111]" office:value-type="float" office:value="0.078972773" calcext:value-type="float">
            <text:p>0,078972773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0.0321782" calcext:value-type="float">
            <text:p>3,22E-02</text:p>
          </table:table-cell>
          <table:table-cell table:formula="of:=([.B112]-[.A112])/[.A112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00003146" calcext:value-type="float">
            <text:p>3,15E-06</text:p>
          </table:table-cell>
          <table:table-cell table:formula="of:=([.E112]-[.A112])/[.A112]" office:value-type="float" office:value="0" calcext:value-type="float">
            <text:p>0</text:p>
          </table:table-cell>
          <table:table-cell table:formula="of:=[.D112]-[.G112]" office:value-type="float" office:value="0" calcext:value-type="float">
            <text:p>0</text:p>
          </table:table-cell>
          <table:table-cell table:formula="of:=[.C112]-[.F112]" office:value-type="float" office:value="0.032175054" calcext:value-type="float">
            <text:p>0,032175054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float" office:value="0.0611169" calcext:value-type="float">
            <text:p>6,11E-02</text:p>
          </table:table-cell>
          <table:table-cell table:formula="of:=([.B113]-[.A113])/[.A113]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00002709" calcext:value-type="float">
            <text:p>2,71E-06</text:p>
          </table:table-cell>
          <table:table-cell table:formula="of:=([.E113]-[.A113])/[.A113]" office:value-type="float" office:value="0" calcext:value-type="float">
            <text:p>0</text:p>
          </table:table-cell>
          <table:table-cell table:formula="of:=[.D113]-[.G113]" office:value-type="float" office:value="0" calcext:value-type="float">
            <text:p>0</text:p>
          </table:table-cell>
          <table:table-cell table:formula="of:=[.C113]-[.F113]" office:value-type="float" office:value="0.061114191" calcext:value-type="float">
            <text:p>0,061114191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float" office:value="0.0651481" calcext:value-type="float">
            <text:p>6,51E-02</text:p>
          </table:table-cell>
          <table:table-cell table:formula="of:=([.B114]-[.A114])/[.A114]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.000002494" calcext:value-type="float">
            <text:p>2,49E-06</text:p>
          </table:table-cell>
          <table:table-cell table:formula="of:=([.E114]-[.A114])/[.A114]" office:value-type="float" office:value="0" calcext:value-type="float">
            <text:p>0</text:p>
          </table:table-cell>
          <table:table-cell table:formula="of:=[.D114]-[.G114]" office:value-type="float" office:value="0" calcext:value-type="float">
            <text:p>0</text:p>
          </table:table-cell>
          <table:table-cell table:formula="of:=[.C114]-[.F114]" office:value-type="float" office:value="0.065145606" calcext:value-type="float">
            <text:p>0,065145606</text:p>
          </table:table-cell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office:value-type="float" office:value="0.081614" calcext:value-type="float">
            <text:p>8,16E-02</text:p>
          </table:table-cell>
          <table:table-cell table:formula="of:=([.B115]-[.A115])/[.A115]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.000002647" calcext:value-type="float">
            <text:p>2,65E-06</text:p>
          </table:table-cell>
          <table:table-cell table:formula="of:=([.E115]-[.A115])/[.A115]" office:value-type="float" office:value="0" calcext:value-type="float">
            <text:p>0</text:p>
          </table:table-cell>
          <table:table-cell table:formula="of:=[.D115]-[.G115]" office:value-type="float" office:value="0" calcext:value-type="float">
            <text:p>0</text:p>
          </table:table-cell>
          <table:table-cell table:formula="of:=[.C115]-[.F115]" office:value-type="float" office:value="0.081611353" calcext:value-type="float">
            <text:p>0,08161135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 table:formula="of:=([.B116]-[.A116])/[.A1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2598" calcext:value-type="float">
            <text:p>2,60E-06</text:p>
          </table:table-cell>
          <table:table-cell table:formula="of:=([.E116]-[.A116])/[.A116]" office:value-type="float" office:value="0" calcext:value-type="float">
            <text:p>0</text:p>
          </table:table-cell>
          <table:table-cell table:formula="of:=[.D116]-[.G116]" office:value-type="float" office:value="0" calcext:value-type="float">
            <text:p>0</text:p>
          </table:table-cell>
          <table:table-cell table:formula="of:=[.C116]-[.F116]" office:value-type="float" office:value="-0.000002598" calcext:value-type="float">
            <text:p>-0,000002598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0.0415599" calcext:value-type="float">
            <text:p>4,16E-02</text:p>
          </table:table-cell>
          <table:table-cell table:formula="of:=([.B117]-[.A117])/[.A117]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000004063" calcext:value-type="float">
            <text:p>4,06E-06</text:p>
          </table:table-cell>
          <table:table-cell table:formula="of:=([.E117]-[.A117])/[.A117]" office:value-type="float" office:value="0" calcext:value-type="float">
            <text:p>0</text:p>
          </table:table-cell>
          <table:table-cell table:formula="of:=[.D117]-[.G117]" office:value-type="float" office:value="0" calcext:value-type="float">
            <text:p>0</text:p>
          </table:table-cell>
          <table:table-cell table:formula="of:=[.C117]-[.F117]" office:value-type="float" office:value="0.041555837" calcext:value-type="float">
            <text:p>0,041555837</text:p>
          </table:table-cell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 office:value-type="float" office:value="0.10901" calcext:value-type="float">
            <text:p>1,09E-01</text:p>
          </table:table-cell>
          <table:table-cell table:formula="of:=([.B118]-[.A118])/[.A118]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.000002672" calcext:value-type="float">
            <text:p>2,67E-06</text:p>
          </table:table-cell>
          <table:table-cell table:formula="of:=([.E118]-[.A118])/[.A118]" office:value-type="float" office:value="0" calcext:value-type="float">
            <text:p>0</text:p>
          </table:table-cell>
          <table:table-cell table:formula="of:=[.D118]-[.G118]" office:value-type="float" office:value="0" calcext:value-type="float">
            <text:p>0</text:p>
          </table:table-cell>
          <table:table-cell table:formula="of:=[.C118]-[.F118]" office:value-type="float" office:value="0.109007328" calcext:value-type="float">
            <text:p>0,109007328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0.0631132" calcext:value-type="float">
            <text:p>6,31E-02</text:p>
          </table:table-cell>
          <table:table-cell table:formula="of:=([.B119]-[.A119])/[.A119]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.000002812" calcext:value-type="float">
            <text:p>2,81E-06</text:p>
          </table:table-cell>
          <table:table-cell table:formula="of:=([.E119]-[.A119])/[.A119]" office:value-type="float" office:value="0" calcext:value-type="float">
            <text:p>0</text:p>
          </table:table-cell>
          <table:table-cell table:formula="of:=[.D119]-[.G119]" office:value-type="float" office:value="0" calcext:value-type="float">
            <text:p>0</text:p>
          </table:table-cell>
          <table:table-cell table:formula="of:=[.C119]-[.F119]" office:value-type="float" office:value="0.063110388" calcext:value-type="float">
            <text:p>0,063110388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float" office:value="0.0456719" calcext:value-type="float">
            <text:p>4,57E-02</text:p>
          </table:table-cell>
          <table:table-cell table:formula="of:=([.B120]-[.A120])/[.A120]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.00000282" calcext:value-type="float">
            <text:p>2,82E-06</text:p>
          </table:table-cell>
          <table:table-cell table:formula="of:=([.E120]-[.A120])/[.A120]" office:value-type="float" office:value="0" calcext:value-type="float">
            <text:p>0</text:p>
          </table:table-cell>
          <table:table-cell table:formula="of:=[.D120]-[.G120]" office:value-type="float" office:value="0" calcext:value-type="float">
            <text:p>0</text:p>
          </table:table-cell>
          <table:table-cell table:formula="of:=[.C120]-[.F120]" office:value-type="float" office:value="0.04566908" calcext:value-type="float">
            <text:p>0,04566908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float" office:value="0.0306778" calcext:value-type="float">
            <text:p>3,07E-02</text:p>
          </table:table-cell>
          <table:table-cell table:formula="of:=([.B121]-[.A121])/[.A121]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0002684" calcext:value-type="float">
            <text:p>2,68E-06</text:p>
          </table:table-cell>
          <table:table-cell table:formula="of:=([.E121]-[.A121])/[.A121]" office:value-type="float" office:value="0" calcext:value-type="float">
            <text:p>0</text:p>
          </table:table-cell>
          <table:table-cell table:formula="of:=[.D121]-[.G121]" office:value-type="float" office:value="0" calcext:value-type="float">
            <text:p>0</text:p>
          </table:table-cell>
          <table:table-cell table:formula="of:=[.C121]-[.F121]" office:value-type="float" office:value="0.030675116" calcext:value-type="float">
            <text:p>0,030675116</text:p>
          </table:table-cell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office:value-type="float" office:value="0.0772681" calcext:value-type="float">
            <text:p>7,73E-02</text:p>
          </table:table-cell>
          <table:table-cell table:formula="of:=([.B122]-[.A122])/[.A122]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.000002763" calcext:value-type="float">
            <text:p>2,76E-06</text:p>
          </table:table-cell>
          <table:table-cell table:formula="of:=([.E122]-[.A122])/[.A122]" office:value-type="float" office:value="0" calcext:value-type="float">
            <text:p>0</text:p>
          </table:table-cell>
          <table:table-cell table:formula="of:=[.D122]-[.G122]" office:value-type="float" office:value="0" calcext:value-type="float">
            <text:p>0</text:p>
          </table:table-cell>
          <table:table-cell table:formula="of:=[.C122]-[.F122]" office:value-type="float" office:value="0.077265337" calcext:value-type="float">
            <text:p>0,077265337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float" office:value="0.094975" calcext:value-type="float">
            <text:p>9,50E-02</text:p>
          </table:table-cell>
          <table:table-cell table:formula="of:=([.B123]-[.A123])/[.A123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317" calcext:value-type="float">
            <text:p>3,17E-06</text:p>
          </table:table-cell>
          <table:table-cell table:formula="of:=([.E123]-[.A123])/[.A123]" office:value-type="float" office:value="0" calcext:value-type="float">
            <text:p>0</text:p>
          </table:table-cell>
          <table:table-cell table:formula="of:=[.D123]-[.G123]" office:value-type="float" office:value="0" calcext:value-type="float">
            <text:p>0</text:p>
          </table:table-cell>
          <table:table-cell table:formula="of:=[.C123]-[.F123]" office:value-type="float" office:value="0.09497183" calcext:value-type="float">
            <text:p>0,09497183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float" office:value="0.0344908" calcext:value-type="float">
            <text:p>3,45E-02</text:p>
          </table:table-cell>
          <table:table-cell table:formula="of:=([.B124]-[.A124])/[.A124]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00002635" calcext:value-type="float">
            <text:p>2,64E-06</text:p>
          </table:table-cell>
          <table:table-cell table:formula="of:=([.E124]-[.A124])/[.A124]" office:value-type="float" office:value="0" calcext:value-type="float">
            <text:p>0</text:p>
          </table:table-cell>
          <table:table-cell table:formula="of:=[.D124]-[.G124]" office:value-type="float" office:value="0" calcext:value-type="float">
            <text:p>0</text:p>
          </table:table-cell>
          <table:table-cell table:formula="of:=[.C124]-[.F124]" office:value-type="float" office:value="0.034488165" calcext:value-type="float">
            <text:p>0,034488165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office:value-type="float" office:value="0.209589" calcext:value-type="float">
            <text:p>2,10E-01</text:p>
          </table:table-cell>
          <table:table-cell table:formula="of:=([.B125]-[.A125])/[.A125]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.00000293" calcext:value-type="float">
            <text:p>2,93E-06</text:p>
          </table:table-cell>
          <table:table-cell table:formula="of:=([.E125]-[.A125])/[.A125]" office:value-type="float" office:value="0" calcext:value-type="float">
            <text:p>0</text:p>
          </table:table-cell>
          <table:table-cell table:formula="of:=[.D125]-[.G125]" office:value-type="float" office:value="0" calcext:value-type="float">
            <text:p>0</text:p>
          </table:table-cell>
          <table:table-cell table:formula="of:=[.C125]-[.F125]" office:value-type="float" office:value="0.20958607" calcext:value-type="float">
            <text:p>0,209586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344,93</text:p>
          </table:table-cell>
          <table:table-cell office:value-type="float" office:value="0.154245" calcext:value-type="float">
            <text:p>1,54E-01</text:p>
          </table:table-cell>
          <table:table-cell table:formula="of:=([.B126]-[.A126])/[.A126]" office:value-type="float" office:value="0.0812852664576803" calcext:value-type="float">
            <text:p>0,0812852664576803</text:p>
          </table:table-cell>
          <table:table-cell office:value-type="float" office:value="345" calcext:value-type="float">
            <text:p>345</text:p>
          </table:table-cell>
          <table:table-cell office:value-type="float" office:value="0.000002616" calcext:value-type="float">
            <text:p>2,62E-06</text:p>
          </table:table-cell>
          <table:table-cell table:formula="of:=([.E126]-[.A126])/[.A126]" office:value-type="float" office:value="0.0815047021943574" calcext:value-type="float">
            <text:p>0,0815047021943574</text:p>
          </table:table-cell>
          <table:table-cell table:formula="of:=[.D126]-[.G126]" office:value-type="float" office:value="-0.000219435736677084" calcext:value-type="float">
            <text:p>-0,000219435736677084</text:p>
          </table:table-cell>
          <table:table-cell table:formula="of:=[.C126]-[.F126]" office:value-type="float" office:value="0.154242384" calcext:value-type="float">
            <text:p>0,1542423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" calcext:value-type="float">
            <text:p>199</text:p>
          </table:table-cell>
          <table:table-cell office:value-type="float" office:value="0.0401201" calcext:value-type="float">
            <text:p>4,01E-02</text:p>
          </table:table-cell>
          <table:table-cell table:formula="of:=([.B127]-[.A127])/[.A127]" office:value-type="float" office:value="0.0994475138121547" calcext:value-type="float">
            <text:p>0,0994475138121547</text:p>
          </table:table-cell>
          <table:table-cell office:value-type="float" office:value="199" calcext:value-type="float">
            <text:p>199</text:p>
          </table:table-cell>
          <table:table-cell office:value-type="float" office:value="0.000002723" calcext:value-type="float">
            <text:p>2,72E-06</text:p>
          </table:table-cell>
          <table:table-cell table:formula="of:=([.E127]-[.A127])/[.A127]" office:value-type="float" office:value="0.0994475138121547" calcext:value-type="float">
            <text:p>0,0994475138121547</text:p>
          </table:table-cell>
          <table:table-cell table:formula="of:=[.D127]-[.G127]" office:value-type="float" office:value="0" calcext:value-type="float">
            <text:p>0</text:p>
          </table:table-cell>
          <table:table-cell table:formula="of:=[.C127]-[.F127]" office:value-type="float" office:value="0.040117377" calcext:value-type="float">
            <text:p>0,04011737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60" calcext:value-type="float">
            <text:p>360</text:p>
          </table:table-cell>
          <table:table-cell office:value-type="float" office:value="0.214222" calcext:value-type="float">
            <text:p>2,14E-01</text:p>
          </table:table-cell>
          <table:table-cell table:formula="of:=([.B128]-[.A128])/[.A128]" office:value-type="float" office:value="0.037463976945245" calcext:value-type="float">
            <text:p>0,037463976945245</text:p>
          </table:table-cell>
          <table:table-cell office:value-type="float" office:value="360" calcext:value-type="float">
            <text:p>360</text:p>
          </table:table-cell>
          <table:table-cell office:value-type="float" office:value="0.000002656" calcext:value-type="float">
            <text:p>2,66E-06</text:p>
          </table:table-cell>
          <table:table-cell table:formula="of:=([.E128]-[.A128])/[.A128]" office:value-type="float" office:value="0.037463976945245" calcext:value-type="float">
            <text:p>0,037463976945245</text:p>
          </table:table-cell>
          <table:table-cell table:formula="of:=[.D128]-[.G128]" office:value-type="float" office:value="0" calcext:value-type="float">
            <text:p>0</text:p>
          </table:table-cell>
          <table:table-cell table:formula="of:=[.C128]-[.F128]" office:value-type="float" office:value="0.214219344" calcext:value-type="float">
            <text:p>0,21421934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98.943" calcext:value-type="float">
            <text:p>298,943</text:p>
          </table:table-cell>
          <table:table-cell office:value-type="float" office:value="0.107417" calcext:value-type="float">
            <text:p>1,07E-01</text:p>
          </table:table-cell>
          <table:table-cell table:formula="of:=([.B129]-[.A129])/[.A129]" office:value-type="float" office:value="0.0638540925266903" calcext:value-type="float">
            <text:p>0,0638540925266903</text:p>
          </table:table-cell>
          <table:table-cell office:value-type="float" office:value="299" calcext:value-type="float">
            <text:p>299</text:p>
          </table:table-cell>
          <table:table-cell office:value-type="float" office:value="0.000004804" calcext:value-type="float">
            <text:p>4,80E-06</text:p>
          </table:table-cell>
          <table:table-cell table:formula="of:=([.E129]-[.A129])/[.A129]" office:value-type="float" office:value="0.0640569395017794" calcext:value-type="float">
            <text:p>0,0640569395017794</text:p>
          </table:table-cell>
          <table:table-cell table:formula="of:=[.D129]-[.G129]" office:value-type="float" office:value="-0.00020284697508903" calcext:value-type="float">
            <text:p>-0,00020284697508903</text:p>
          </table:table-cell>
          <table:table-cell table:formula="of:=[.C129]-[.F129]" office:value-type="float" office:value="0.107412196" calcext:value-type="float">
            <text:p>0,1074121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4.885" calcext:value-type="float">
            <text:p>154,885</text:p>
          </table:table-cell>
          <table:table-cell office:value-type="float" office:value="0.058351" calcext:value-type="float">
            <text:p>5,84E-02</text:p>
          </table:table-cell>
          <table:table-cell table:formula="of:=([.B130]-[.A130])/[.A130]" office:value-type="float" office:value="0.147296296296296" calcext:value-type="float">
            <text:p>0,14729629629629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3418" calcext:value-type="float">
            <text:p>3,42E-06</text:p>
          </table:table-cell>
          <table:table-cell table:formula="of:=([.E130]-[.A130])/[.A130]" office:value-type="float" office:value="0.148148148148148" calcext:value-type="float">
            <text:p>0,148148148148148</text:p>
          </table:table-cell>
          <table:table-cell table:formula="of:=[.D130]-[.G130]" office:value-type="float" office:value="-0.000851851851851909" calcext:value-type="float">
            <text:p>-0,000851851851851909</text:p>
          </table:table-cell>
          <table:table-cell table:formula="of:=[.C130]-[.F130]" office:value-type="float" office:value="0.058347582" calcext:value-type="float">
            <text:p>0,058347582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float" office:value="0.071218" calcext:value-type="float">
            <text:p>7,12E-02</text:p>
          </table:table-cell>
          <table:table-cell table:formula="of:=([.B131]-[.A131])/[.A131]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.000002909" calcext:value-type="float">
            <text:p>2,91E-06</text:p>
          </table:table-cell>
          <table:table-cell table:formula="of:=([.E131]-[.A131])/[.A131]" office:value-type="float" office:value="0" calcext:value-type="float">
            <text:p>0</text:p>
          </table:table-cell>
          <table:table-cell table:formula="of:=[.D131]-[.G131]" office:value-type="float" office:value="0" calcext:value-type="float">
            <text:p>0</text:p>
          </table:table-cell>
          <table:table-cell table:formula="of:=[.C131]-[.F131]" office:value-type="float" office:value="0.071215091" calcext:value-type="float">
            <text:p>0,07121509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office:value-type="float" office:value="0.0954611" calcext:value-type="float">
            <text:p>9,55E-02</text:p>
          </table:table-cell>
          <table:table-cell table:formula="of:=([.B132]-[.A132])/[.A132]" office:value-type="float" office:value="0.0458452722063037" calcext:value-type="float">
            <text:p>0,0458452722063037</text:p>
          </table:table-cell>
          <table:table-cell office:value-type="float" office:value="365" calcext:value-type="float">
            <text:p>365</text:p>
          </table:table-cell>
          <table:table-cell office:value-type="float" office:value="0.000002684" calcext:value-type="float">
            <text:p>2,68E-06</text:p>
          </table:table-cell>
          <table:table-cell table:formula="of:=([.E132]-[.A132])/[.A132]" office:value-type="float" office:value="0.0458452722063037" calcext:value-type="float">
            <text:p>0,0458452722063037</text:p>
          </table:table-cell>
          <table:table-cell table:formula="of:=[.D132]-[.G132]" office:value-type="float" office:value="0" calcext:value-type="float">
            <text:p>0</text:p>
          </table:table-cell>
          <table:table-cell table:formula="of:=[.C132]-[.F132]" office:value-type="float" office:value="0.095458416" calcext:value-type="float">
            <text:p>0,0954584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7.953" calcext:value-type="float">
            <text:p>347,953</text:p>
          </table:table-cell>
          <table:table-cell office:value-type="float" office:value="0.171489" calcext:value-type="float">
            <text:p>1,71E-01</text:p>
          </table:table-cell>
          <table:table-cell table:formula="of:=([.B133]-[.A133])/[.A133]" office:value-type="float" office:value="0.0512175226586102" calcext:value-type="float">
            <text:p>0,0512175226586102</text:p>
          </table:table-cell>
          <table:table-cell office:value-type="float" office:value="348" calcext:value-type="float">
            <text:p>348</text:p>
          </table:table-cell>
          <table:table-cell office:value-type="float" office:value="0.000002498" calcext:value-type="float">
            <text:p>2,50E-06</text:p>
          </table:table-cell>
          <table:table-cell table:formula="of:=([.E133]-[.A133])/[.A133]" office:value-type="float" office:value="0.0513595166163142" calcext:value-type="float">
            <text:p>0,0513595166163142</text:p>
          </table:table-cell>
          <table:table-cell table:formula="of:=[.D133]-[.G133]" office:value-type="float" office:value="-0.000141993957704006" calcext:value-type="float">
            <text:p>-0,000141993957704006</text:p>
          </table:table-cell>
          <table:table-cell table:formula="of:=[.C133]-[.F133]" office:value-type="float" office:value="0.171486502" calcext:value-type="float">
            <text:p>0,171486502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0.0398438" calcext:value-type="float">
            <text:p>3,98E-02</text:p>
          </table:table-cell>
          <table:table-cell table:formula="of:=([.B134]-[.A134])/[.A134]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00002876" calcext:value-type="float">
            <text:p>2,88E-06</text:p>
          </table:table-cell>
          <table:table-cell table:formula="of:=([.E134]-[.A134])/[.A134]" office:value-type="float" office:value="0" calcext:value-type="float">
            <text:p>0</text:p>
          </table:table-cell>
          <table:table-cell table:formula="of:=[.D134]-[.G134]" office:value-type="float" office:value="0" calcext:value-type="float">
            <text:p>0</text:p>
          </table:table-cell>
          <table:table-cell table:formula="of:=[.C134]-[.F134]" office:value-type="float" office:value="0.039840924" calcext:value-type="float">
            <text:p>0,039840924</text:p>
          </table:table-cell>
        </table:table-row>
        <table:table-row table:style-name="ro1">
          <table:table-cell table:number-columns-repeated="2" office:value-type="float" office:value="599" calcext:value-type="float">
            <text:p>599</text:p>
          </table:table-cell>
          <table:table-cell office:value-type="float" office:value="0.141649" calcext:value-type="float">
            <text:p>1,42E-01</text:p>
          </table:table-cell>
          <table:table-cell table:formula="of:=([.B135]-[.A135])/[.A135]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0.000002849" calcext:value-type="float">
            <text:p>2,85E-06</text:p>
          </table:table-cell>
          <table:table-cell table:formula="of:=([.E135]-[.A135])/[.A135]" office:value-type="float" office:value="0" calcext:value-type="float">
            <text:p>0</text:p>
          </table:table-cell>
          <table:table-cell table:formula="of:=[.D135]-[.G135]" office:value-type="float" office:value="0" calcext:value-type="float">
            <text:p>0</text:p>
          </table:table-cell>
          <table:table-cell table:formula="of:=[.C135]-[.F135]" office:value-type="float" office:value="0.141646151" calcext:value-type="float">
            <text:p>0,141646151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office:value-type="float" office:value="0.0702641" calcext:value-type="float">
            <text:p>7,03E-02</text:p>
          </table:table-cell>
          <table:table-cell table:formula="of:=([.B136]-[.A136])/[.A136]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.000003443" calcext:value-type="float">
            <text:p>3,44E-06</text:p>
          </table:table-cell>
          <table:table-cell table:formula="of:=([.E136]-[.A136])/[.A136]" office:value-type="float" office:value="0" calcext:value-type="float">
            <text:p>0</text:p>
          </table:table-cell>
          <table:table-cell table:formula="of:=[.D136]-[.G136]" office:value-type="float" office:value="0" calcext:value-type="float">
            <text:p>0</text:p>
          </table:table-cell>
          <table:table-cell table:formula="of:=[.C136]-[.F136]" office:value-type="float" office:value="0.070260657" calcext:value-type="float">
            <text:p>0,070260657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float" office:value="0.0771928" calcext:value-type="float">
            <text:p>7,72E-02</text:p>
          </table:table-cell>
          <table:table-cell table:formula="of:=([.B137]-[.A137])/[.A13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.000002767" calcext:value-type="float">
            <text:p>2,77E-06</text:p>
          </table:table-cell>
          <table:table-cell table:formula="of:=([.E137]-[.A137])/[.A137]" office:value-type="float" office:value="0" calcext:value-type="float">
            <text:p>0</text:p>
          </table:table-cell>
          <table:table-cell table:formula="of:=[.D137]-[.G137]" office:value-type="float" office:value="0" calcext:value-type="float">
            <text:p>0</text:p>
          </table:table-cell>
          <table:table-cell table:formula="of:=[.C137]-[.F137]" office:value-type="float" office:value="0.077190033" calcext:value-type="float">
            <text:p>0,077190033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float" office:value="0.053375" calcext:value-type="float">
            <text:p>5,34E-02</text:p>
          </table:table-cell>
          <table:table-cell table:formula="of:=([.B138]-[.A138])/[.A138]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000002571" calcext:value-type="float">
            <text:p>2,57E-06</text:p>
          </table:table-cell>
          <table:table-cell table:formula="of:=([.E138]-[.A138])/[.A138]" office:value-type="float" office:value="0" calcext:value-type="float">
            <text:p>0</text:p>
          </table:table-cell>
          <table:table-cell table:formula="of:=[.D138]-[.G138]" office:value-type="float" office:value="0" calcext:value-type="float">
            <text:p>0</text:p>
          </table:table-cell>
          <table:table-cell table:formula="of:=[.C138]-[.F138]" office:value-type="float" office:value="0.053372429" calcext:value-type="float">
            <text:p>0,053372429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float" office:value="0.150719" calcext:value-type="float">
            <text:p>1,51E-01</text:p>
          </table:table-cell>
          <table:table-cell table:formula="of:=([.B139]-[.A139])/[.A139]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.000002609" calcext:value-type="float">
            <text:p>2,61E-06</text:p>
          </table:table-cell>
          <table:table-cell table:formula="of:=([.E139]-[.A139])/[.A139]" office:value-type="float" office:value="0" calcext:value-type="float">
            <text:p>0</text:p>
          </table:table-cell>
          <table:table-cell table:formula="of:=[.D139]-[.G139]" office:value-type="float" office:value="0" calcext:value-type="float">
            <text:p>0</text:p>
          </table:table-cell>
          <table:table-cell table:formula="of:=[.C139]-[.F139]" office:value-type="float" office:value="0.150716391" calcext:value-type="float">
            <text:p>0,150716391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float" office:value="0.121236" calcext:value-type="float">
            <text:p>1,21E-01</text:p>
          </table:table-cell>
          <table:table-cell table:formula="of:=([.B140]-[.A140])/[.A140]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.000017099" calcext:value-type="float">
            <text:p>1,71E-05</text:p>
          </table:table-cell>
          <table:table-cell table:formula="of:=([.E140]-[.A140])/[.A140]" office:value-type="float" office:value="0" calcext:value-type="float">
            <text:p>0</text:p>
          </table:table-cell>
          <table:table-cell table:formula="of:=[.D140]-[.G140]" office:value-type="float" office:value="0" calcext:value-type="float">
            <text:p>0</text:p>
          </table:table-cell>
          <table:table-cell table:formula="of:=[.C140]-[.F140]" office:value-type="float" office:value="0.121218901" calcext:value-type="float">
            <text:p>0,12121890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,00E+00</text:p>
          </table:table-cell>
          <table:table-cell table:formula="of:=([.B141]-[.A141])/[.A1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3513" calcext:value-type="float">
            <text:p>3,51E-06</text:p>
          </table:table-cell>
          <table:table-cell table:formula="of:=([.E141]-[.A141])/[.A141]" office:value-type="float" office:value="0" calcext:value-type="float">
            <text:p>0</text:p>
          </table:table-cell>
          <table:table-cell table:formula="of:=[.D141]-[.G141]" office:value-type="float" office:value="0" calcext:value-type="float">
            <text:p>0</text:p>
          </table:table-cell>
          <table:table-cell table:formula="of:=[.C141]-[.F141]" office:value-type="float" office:value="-0.000003513" calcext:value-type="float">
            <text:p>-0,000003513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float" office:value="0.0404282" calcext:value-type="float">
            <text:p>4,04E-02</text:p>
          </table:table-cell>
          <table:table-cell table:formula="of:=([.B142]-[.A142])/[.A142]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000002923" calcext:value-type="float">
            <text:p>2,92E-06</text:p>
          </table:table-cell>
          <table:table-cell table:formula="of:=([.E142]-[.A142])/[.A142]" office:value-type="float" office:value="0" calcext:value-type="float">
            <text:p>0</text:p>
          </table:table-cell>
          <table:table-cell table:formula="of:=[.D142]-[.G142]" office:value-type="float" office:value="0" calcext:value-type="float">
            <text:p>0</text:p>
          </table:table-cell>
          <table:table-cell table:formula="of:=[.C142]-[.F142]" office:value-type="float" office:value="0.040425277" calcext:value-type="float">
            <text:p>0,040425277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float" office:value="0.024298" calcext:value-type="float">
            <text:p>2,43E-02</text:p>
          </table:table-cell>
          <table:table-cell table:formula="of:=([.B143]-[.A143])/[.A143]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000002726" calcext:value-type="float">
            <text:p>2,73E-06</text:p>
          </table:table-cell>
          <table:table-cell table:formula="of:=([.E143]-[.A143])/[.A143]" office:value-type="float" office:value="0" calcext:value-type="float">
            <text:p>0</text:p>
          </table:table-cell>
          <table:table-cell table:formula="of:=[.D143]-[.G143]" office:value-type="float" office:value="0" calcext:value-type="float">
            <text:p>0</text:p>
          </table:table-cell>
          <table:table-cell table:formula="of:=[.C143]-[.F143]" office:value-type="float" office:value="0.024295274" calcext:value-type="float">
            <text:p>0,024295274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float" office:value="0.0386088" calcext:value-type="float">
            <text:p>3,86E-02</text:p>
          </table:table-cell>
          <table:table-cell table:formula="of:=([.B144]-[.A144])/[.A144]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000002908" calcext:value-type="float">
            <text:p>2,91E-06</text:p>
          </table:table-cell>
          <table:table-cell table:formula="of:=([.E144]-[.A144])/[.A144]" office:value-type="float" office:value="0" calcext:value-type="float">
            <text:p>0</text:p>
          </table:table-cell>
          <table:table-cell table:formula="of:=[.D144]-[.G144]" office:value-type="float" office:value="0" calcext:value-type="float">
            <text:p>0</text:p>
          </table:table-cell>
          <table:table-cell table:formula="of:=[.C144]-[.F144]" office:value-type="float" office:value="0.038605892" calcext:value-type="float">
            <text:p>0,0386058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E+00</text:p>
          </table:table-cell>
          <table:table-cell table:formula="of:=([.B145]-[.A145])/[.A14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2513" calcext:value-type="float">
            <text:p>2,51E-06</text:p>
          </table:table-cell>
          <table:table-cell table:formula="of:=([.E145]-[.A145])/[.A145]" office:value-type="float" office:value="0" calcext:value-type="float">
            <text:p>0</text:p>
          </table:table-cell>
          <table:table-cell table:formula="of:=[.D145]-[.G145]" office:value-type="float" office:value="0" calcext:value-type="float">
            <text:p>0</text:p>
          </table:table-cell>
          <table:table-cell table:formula="of:=[.C145]-[.F145]" office:value-type="float" office:value="-0.000002513" calcext:value-type="float">
            <text:p>-0,000002513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float" office:value="0.0418589" calcext:value-type="float">
            <text:p>4,19E-02</text:p>
          </table:table-cell>
          <table:table-cell table:formula="of:=([.B146]-[.A146])/[.A146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982" calcext:value-type="float">
            <text:p>3,98E-06</text:p>
          </table:table-cell>
          <table:table-cell table:formula="of:=([.E146]-[.A146])/[.A146]" office:value-type="float" office:value="0" calcext:value-type="float">
            <text:p>0</text:p>
          </table:table-cell>
          <table:table-cell table:formula="of:=[.D146]-[.G146]" office:value-type="float" office:value="0" calcext:value-type="float">
            <text:p>0</text:p>
          </table:table-cell>
          <table:table-cell table:formula="of:=[.C146]-[.F146]" office:value-type="float" office:value="0.041854918" calcext:value-type="float">
            <text:p>0,041854918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float" office:value="0.023278" calcext:value-type="float">
            <text:p>2,33E-02</text:p>
          </table:table-cell>
          <table:table-cell table:formula="of:=([.B147]-[.A147])/[.A147]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000002963" calcext:value-type="float">
            <text:p>2,96E-06</text:p>
          </table:table-cell>
          <table:table-cell table:formula="of:=([.E147]-[.A147])/[.A147]" office:value-type="float" office:value="0" calcext:value-type="float">
            <text:p>0</text:p>
          </table:table-cell>
          <table:table-cell table:formula="of:=[.D147]-[.G147]" office:value-type="float" office:value="0" calcext:value-type="float">
            <text:p>0</text:p>
          </table:table-cell>
          <table:table-cell table:formula="of:=[.C147]-[.F147]" office:value-type="float" office:value="0.023275037" calcext:value-type="float">
            <text:p>0,023275037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float" office:value="0.03918" calcext:value-type="float">
            <text:p>3,92E-02</text:p>
          </table:table-cell>
          <table:table-cell table:formula="of:=([.B148]-[.A148])/[.A148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305" calcext:value-type="float">
            <text:p>3,31E-06</text:p>
          </table:table-cell>
          <table:table-cell table:formula="of:=([.E148]-[.A148])/[.A148]" office:value-type="float" office:value="0" calcext:value-type="float">
            <text:p>0</text:p>
          </table:table-cell>
          <table:table-cell table:formula="of:=[.D148]-[.G148]" office:value-type="float" office:value="0" calcext:value-type="float">
            <text:p>0</text:p>
          </table:table-cell>
          <table:table-cell table:formula="of:=[.C148]-[.F148]" office:value-type="float" office:value="0.039176695" calcext:value-type="float">
            <text:p>0,039176695</text:p>
          </table:table-cell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office:value-type="float" office:value="0" calcext:value-type="float">
            <text:p>0,00E+00</text:p>
          </table:table-cell>
          <table:table-cell table:formula="of:=([.B149]-[.A149])/[.A149]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.000004111" calcext:value-type="float">
            <text:p>4,11E-06</text:p>
          </table:table-cell>
          <table:table-cell table:formula="of:=([.E149]-[.A149])/[.A149]" office:value-type="float" office:value="0" calcext:value-type="float">
            <text:p>0</text:p>
          </table:table-cell>
          <table:table-cell table:formula="of:=[.D149]-[.G149]" office:value-type="float" office:value="0" calcext:value-type="float">
            <text:p>0</text:p>
          </table:table-cell>
          <table:table-cell table:formula="of:=[.C149]-[.F149]" office:value-type="float" office:value="-0.000004111" calcext:value-type="float">
            <text:p>-0,000004111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float" office:value="0.0167601" calcext:value-type="float">
            <text:p>1,68E-02</text:p>
          </table:table-cell>
          <table:table-cell table:formula="of:=([.B150]-[.A150])/[.A150]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.000002971" calcext:value-type="float">
            <text:p>2,97E-06</text:p>
          </table:table-cell>
          <table:table-cell table:formula="of:=([.E150]-[.A150])/[.A150]" office:value-type="float" office:value="0" calcext:value-type="float">
            <text:p>0</text:p>
          </table:table-cell>
          <table:table-cell table:formula="of:=[.D150]-[.G150]" office:value-type="float" office:value="0" calcext:value-type="float">
            <text:p>0</text:p>
          </table:table-cell>
          <table:table-cell table:formula="of:=[.C150]-[.F150]" office:value-type="float" office:value="0.016757129" calcext:value-type="float">
            <text:p>0,016757129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float" office:value="0.0323899" calcext:value-type="float">
            <text:p>3,24E-02</text:p>
          </table:table-cell>
          <table:table-cell table:formula="of:=([.B151]-[.A151])/[.A151]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.000002856" calcext:value-type="float">
            <text:p>2,86E-06</text:p>
          </table:table-cell>
          <table:table-cell table:formula="of:=([.E151]-[.A151])/[.A151]" office:value-type="float" office:value="0" calcext:value-type="float">
            <text:p>0</text:p>
          </table:table-cell>
          <table:table-cell table:formula="of:=[.D151]-[.G151]" office:value-type="float" office:value="0" calcext:value-type="float">
            <text:p>0</text:p>
          </table:table-cell>
          <table:table-cell table:formula="of:=[.C151]-[.F151]" office:value-type="float" office:value="0.032387044" calcext:value-type="float">
            <text:p>0,032387044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float" office:value="0.0383999" calcext:value-type="float">
            <text:p>3,84E-02</text:p>
          </table:table-cell>
          <table:table-cell table:formula="of:=([.B152]-[.A152])/[.A152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000002748" calcext:value-type="float">
            <text:p>2,75E-06</text:p>
          </table:table-cell>
          <table:table-cell table:formula="of:=([.E152]-[.A152])/[.A152]" office:value-type="float" office:value="0" calcext:value-type="float">
            <text:p>0</text:p>
          </table:table-cell>
          <table:table-cell table:formula="of:=[.D152]-[.G152]" office:value-type="float" office:value="0" calcext:value-type="float">
            <text:p>0</text:p>
          </table:table-cell>
          <table:table-cell table:formula="of:=[.C152]-[.F152]" office:value-type="float" office:value="0.038397152" calcext:value-type="float">
            <text:p>0,038397152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0.015198" calcext:value-type="float">
            <text:p>1,52E-02</text:p>
          </table:table-cell>
          <table:table-cell table:formula="of:=([.B153]-[.A153])/[.A153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.000003441" calcext:value-type="float">
            <text:p>3,44E-06</text:p>
          </table:table-cell>
          <table:table-cell table:formula="of:=([.E153]-[.A153])/[.A153]" office:value-type="float" office:value="0" calcext:value-type="float">
            <text:p>0</text:p>
          </table:table-cell>
          <table:table-cell table:formula="of:=[.D153]-[.G153]" office:value-type="float" office:value="0" calcext:value-type="float">
            <text:p>0</text:p>
          </table:table-cell>
          <table:table-cell table:formula="of:=[.C153]-[.F153]" office:value-type="float" office:value="0.015194559" calcext:value-type="float">
            <text:p>0,015194559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float" office:value="0.033278" calcext:value-type="float">
            <text:p>3,33E-02</text:p>
          </table:table-cell>
          <table:table-cell table:formula="of:=([.B154]-[.A154])/[.A154]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.000002899" calcext:value-type="float">
            <text:p>2,90E-06</text:p>
          </table:table-cell>
          <table:table-cell table:formula="of:=([.E154]-[.A154])/[.A154]" office:value-type="float" office:value="0" calcext:value-type="float">
            <text:p>0</text:p>
          </table:table-cell>
          <table:table-cell table:formula="of:=[.D154]-[.G154]" office:value-type="float" office:value="0" calcext:value-type="float">
            <text:p>0</text:p>
          </table:table-cell>
          <table:table-cell table:formula="of:=[.C154]-[.F154]" office:value-type="float" office:value="0.033275101" calcext:value-type="float">
            <text:p>0,033275101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0" calcext:value-type="float">
            <text:p>0,00E+00</text:p>
          </table:table-cell>
          <table:table-cell table:formula="of:=([.B155]-[.A155])/[.A155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.00000276" calcext:value-type="float">
            <text:p>2,76E-06</text:p>
          </table:table-cell>
          <table:table-cell table:formula="of:=([.E155]-[.A155])/[.A155]" office:value-type="float" office:value="0" calcext:value-type="float">
            <text:p>0</text:p>
          </table:table-cell>
          <table:table-cell table:formula="of:=[.D155]-[.G155]" office:value-type="float" office:value="0" calcext:value-type="float">
            <text:p>0</text:p>
          </table:table-cell>
          <table:table-cell table:formula="of:=[.C155]-[.F155]" office:value-type="float" office:value="-0.00000276" calcext:value-type="float">
            <text:p>-0,00000276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float" office:value="0.0294681" calcext:value-type="float">
            <text:p>2,95E-02</text:p>
          </table:table-cell>
          <table:table-cell table:formula="of:=([.B156]-[.A156])/[.A156]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.000002817" calcext:value-type="float">
            <text:p>2,82E-06</text:p>
          </table:table-cell>
          <table:table-cell table:formula="of:=([.E156]-[.A156])/[.A156]" office:value-type="float" office:value="0" calcext:value-type="float">
            <text:p>0</text:p>
          </table:table-cell>
          <table:table-cell table:formula="of:=[.D156]-[.G156]" office:value-type="float" office:value="0" calcext:value-type="float">
            <text:p>0</text:p>
          </table:table-cell>
          <table:table-cell table:formula="of:=[.C156]-[.F156]" office:value-type="float" office:value="0.029465283" calcext:value-type="float">
            <text:p>0,029465283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0" calcext:value-type="float">
            <text:p>0,00E+00</text:p>
          </table:table-cell>
          <table:table-cell table:formula="of:=([.B157]-[.A157])/[.A157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002745" calcext:value-type="float">
            <text:p>2,75E-06</text:p>
          </table:table-cell>
          <table:table-cell table:formula="of:=([.E157]-[.A157])/[.A157]" office:value-type="float" office:value="0" calcext:value-type="float">
            <text:p>0</text:p>
          </table:table-cell>
          <table:table-cell table:formula="of:=[.D157]-[.G157]" office:value-type="float" office:value="0" calcext:value-type="float">
            <text:p>0</text:p>
          </table:table-cell>
          <table:table-cell table:formula="of:=[.C157]-[.F157]" office:value-type="float" office:value="-0.000002745" calcext:value-type="float">
            <text:p>-0,000002745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float" office:value="0.0254641" calcext:value-type="float">
            <text:p>2,55E-02</text:p>
          </table:table-cell>
          <table:table-cell table:formula="of:=([.B158]-[.A158])/[.A158]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000002825" calcext:value-type="float">
            <text:p>2,83E-06</text:p>
          </table:table-cell>
          <table:table-cell table:formula="of:=([.E158]-[.A158])/[.A158]" office:value-type="float" office:value="0" calcext:value-type="float">
            <text:p>0</text:p>
          </table:table-cell>
          <table:table-cell table:formula="of:=[.D158]-[.G158]" office:value-type="float" office:value="0" calcext:value-type="float">
            <text:p>0</text:p>
          </table:table-cell>
          <table:table-cell table:formula="of:=[.C158]-[.F158]" office:value-type="float" office:value="0.025461275" calcext:value-type="float">
            <text:p>0,025461275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float" office:value="0.020982" calcext:value-type="float">
            <text:p>2,10E-02</text:p>
          </table:table-cell>
          <table:table-cell table:formula="of:=([.B159]-[.A159])/[.A159]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000002965" calcext:value-type="float">
            <text:p>2,97E-06</text:p>
          </table:table-cell>
          <table:table-cell table:formula="of:=([.E159]-[.A159])/[.A159]" office:value-type="float" office:value="0" calcext:value-type="float">
            <text:p>0</text:p>
          </table:table-cell>
          <table:table-cell table:formula="of:=[.D159]-[.G159]" office:value-type="float" office:value="0" calcext:value-type="float">
            <text:p>0</text:p>
          </table:table-cell>
          <table:table-cell table:formula="of:=[.C159]-[.F159]" office:value-type="float" office:value="0.020979035" calcext:value-type="float">
            <text:p>0,020979035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0.011807" calcext:value-type="float">
            <text:p>1,18E-02</text:p>
          </table:table-cell>
          <table:table-cell table:formula="of:=([.B160]-[.A160])/[.A160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79" calcext:value-type="float">
            <text:p>2,98E-06</text:p>
          </table:table-cell>
          <table:table-cell table:formula="of:=([.E160]-[.A160])/[.A160]" office:value-type="float" office:value="0" calcext:value-type="float">
            <text:p>0</text:p>
          </table:table-cell>
          <table:table-cell table:formula="of:=[.D160]-[.G160]" office:value-type="float" office:value="0" calcext:value-type="float">
            <text:p>0</text:p>
          </table:table-cell>
          <table:table-cell table:formula="of:=[.C160]-[.F160]" office:value-type="float" office:value="0.011804021" calcext:value-type="float">
            <text:p>0,011804021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float" office:value="0.0496221" calcext:value-type="float">
            <text:p>4,96E-02</text:p>
          </table:table-cell>
          <table:table-cell table:formula="of:=([.B161]-[.A161])/[.A161]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.000003086" calcext:value-type="float">
            <text:p>3,09E-06</text:p>
          </table:table-cell>
          <table:table-cell table:formula="of:=([.E161]-[.A161])/[.A161]" office:value-type="float" office:value="0" calcext:value-type="float">
            <text:p>0</text:p>
          </table:table-cell>
          <table:table-cell table:formula="of:=[.D161]-[.G161]" office:value-type="float" office:value="0" calcext:value-type="float">
            <text:p>0</text:p>
          </table:table-cell>
          <table:table-cell table:formula="of:=[.C161]-[.F161]" office:value-type="float" office:value="0.049619014" calcext:value-type="float">
            <text:p>0,049619014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float" office:value="0.0206311" calcext:value-type="float">
            <text:p>2,06E-02</text:p>
          </table:table-cell>
          <table:table-cell table:formula="of:=([.B162]-[.A162])/[.A162]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000002744" calcext:value-type="float">
            <text:p>2,74E-06</text:p>
          </table:table-cell>
          <table:table-cell table:formula="of:=([.E162]-[.A162])/[.A162]" office:value-type="float" office:value="0" calcext:value-type="float">
            <text:p>0</text:p>
          </table:table-cell>
          <table:table-cell table:formula="of:=[.D162]-[.G162]" office:value-type="float" office:value="0" calcext:value-type="float">
            <text:p>0</text:p>
          </table:table-cell>
          <table:table-cell table:formula="of:=[.C162]-[.F162]" office:value-type="float" office:value="0.020628356" calcext:value-type="float">
            <text:p>0,020628356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float" office:value="0.021112" calcext:value-type="float">
            <text:p>2,11E-02</text:p>
          </table:table-cell>
          <table:table-cell table:formula="of:=([.B163]-[.A163])/[.A163]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.000003239" calcext:value-type="float">
            <text:p>3,24E-06</text:p>
          </table:table-cell>
          <table:table-cell table:formula="of:=([.E163]-[.A163])/[.A163]" office:value-type="float" office:value="0" calcext:value-type="float">
            <text:p>0</text:p>
          </table:table-cell>
          <table:table-cell table:formula="of:=[.D163]-[.G163]" office:value-type="float" office:value="0" calcext:value-type="float">
            <text:p>0</text:p>
          </table:table-cell>
          <table:table-cell table:formula="of:=[.C163]-[.F163]" office:value-type="float" office:value="0.021108761" calcext:value-type="float">
            <text:p>0,021108761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float" office:value="0" calcext:value-type="float">
            <text:p>0,00E+00</text:p>
          </table:table-cell>
          <table:table-cell table:formula="of:=([.B164]-[.A164])/[.A164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.000003242" calcext:value-type="float">
            <text:p>3,24E-06</text:p>
          </table:table-cell>
          <table:table-cell table:formula="of:=([.E164]-[.A164])/[.A164]" office:value-type="float" office:value="0" calcext:value-type="float">
            <text:p>0</text:p>
          </table:table-cell>
          <table:table-cell table:formula="of:=[.D164]-[.G164]" office:value-type="float" office:value="0" calcext:value-type="float">
            <text:p>0</text:p>
          </table:table-cell>
          <table:table-cell table:formula="of:=[.C164]-[.F164]" office:value-type="float" office:value="-0.000003242" calcext:value-type="float">
            <text:p>-0,000003242</text:p>
          </table:table-cell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office:value-type="float" office:value="0.027086" calcext:value-type="float">
            <text:p>2,71E-02</text:p>
          </table:table-cell>
          <table:table-cell table:formula="of:=([.B165]-[.A165])/[.A165]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000003859" calcext:value-type="float">
            <text:p>3,86E-06</text:p>
          </table:table-cell>
          <table:table-cell table:formula="of:=([.E165]-[.A165])/[.A165]" office:value-type="float" office:value="0" calcext:value-type="float">
            <text:p>0</text:p>
          </table:table-cell>
          <table:table-cell table:formula="of:=[.D165]-[.G165]" office:value-type="float" office:value="0" calcext:value-type="float">
            <text:p>0</text:p>
          </table:table-cell>
          <table:table-cell table:formula="of:=[.C165]-[.F165]" office:value-type="float" office:value="0.027082141" calcext:value-type="float">
            <text:p>0,027082141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float" office:value="0" calcext:value-type="float">
            <text:p>0,00E+00</text:p>
          </table:table-cell>
          <table:table-cell table:formula="of:=([.B166]-[.A166])/[.A166]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.000003024" calcext:value-type="float">
            <text:p>3,02E-06</text:p>
          </table:table-cell>
          <table:table-cell table:formula="of:=([.E166]-[.A166])/[.A166]" office:value-type="float" office:value="0" calcext:value-type="float">
            <text:p>0</text:p>
          </table:table-cell>
          <table:table-cell table:formula="of:=[.D166]-[.G166]" office:value-type="float" office:value="0" calcext:value-type="float">
            <text:p>0</text:p>
          </table:table-cell>
          <table:table-cell table:formula="of:=[.C166]-[.F166]" office:value-type="float" office:value="-0.000003024" calcext:value-type="float">
            <text:p>-0,000003024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office:value-type="float" office:value="0.105772" calcext:value-type="float">
            <text:p>1,06E-01</text:p>
          </table:table-cell>
          <table:table-cell table:formula="of:=([.B167]-[.A167])/[.A167]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0.000002919" calcext:value-type="float">
            <text:p>2,92E-06</text:p>
          </table:table-cell>
          <table:table-cell table:formula="of:=([.E167]-[.A167])/[.A167]" office:value-type="float" office:value="0" calcext:value-type="float">
            <text:p>0</text:p>
          </table:table-cell>
          <table:table-cell table:formula="of:=[.D167]-[.G167]" office:value-type="float" office:value="0" calcext:value-type="float">
            <text:p>0</text:p>
          </table:table-cell>
          <table:table-cell table:formula="of:=[.C167]-[.F167]" office:value-type="float" office:value="0.105769081" calcext:value-type="float">
            <text:p>0,1057690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.193516" calcext:value-type="float">
            <text:p>1,94E-01</text:p>
          </table:table-cell>
          <table:table-cell table:formula="of:=([.B168]-[.A168])/[.A168]" office:value-type="float" office:value="0.0101010101010101" calcext:value-type="float">
            <text:p>0,010101010101010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659" calcext:value-type="float">
            <text:p>6,66E-06</text:p>
          </table:table-cell>
          <table:table-cell table:formula="of:=([.E168]-[.A168])/[.A168]" office:value-type="float" office:value="0.0101010101010101" calcext:value-type="float">
            <text:p>0,0101010101010101</text:p>
          </table:table-cell>
          <table:table-cell table:formula="of:=[.D168]-[.G168]" office:value-type="float" office:value="0" calcext:value-type="float">
            <text:p>0</text:p>
          </table:table-cell>
          <table:table-cell table:formula="of:=[.C168]-[.F168]" office:value-type="float" office:value="0.193509341" calcext:value-type="float">
            <text:p>0,19350934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20628" calcext:value-type="float">
            <text:p>1,21E-01</text:p>
          </table:table-cell>
          <table:table-cell table:formula="of:=([.B169]-[.A169])/[.A16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8" calcext:value-type="float">
            <text:p>7,18E-06</text:p>
          </table:table-cell>
          <table:table-cell table:formula="of:=([.E169]-[.A169])/[.A169]" office:value-type="float" office:value="0" calcext:value-type="float">
            <text:p>0</text:p>
          </table:table-cell>
          <table:table-cell table:formula="of:=[.D169]-[.G169]" office:value-type="float" office:value="0" calcext:value-type="float">
            <text:p>0</text:p>
          </table:table-cell>
          <table:table-cell table:formula="of:=[.C169]-[.F169]" office:value-type="float" office:value="0.12062082" calcext:value-type="float">
            <text:p>0,1206208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0432" calcext:value-type="float">
            <text:p>1,10E-01</text:p>
          </table:table-cell>
          <table:table-cell table:formula="of:=([.B170]-[.A170])/[.A1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98" calcext:value-type="float">
            <text:p>4,80E-06</text:p>
          </table:table-cell>
          <table:table-cell table:formula="of:=([.E170]-[.A170])/[.A170]" office:value-type="float" office:value="0" calcext:value-type="float">
            <text:p>0</text:p>
          </table:table-cell>
          <table:table-cell table:formula="of:=[.D170]-[.G170]" office:value-type="float" office:value="0" calcext:value-type="float">
            <text:p>0</text:p>
          </table:table-cell>
          <table:table-cell table:formula="of:=[.C170]-[.F170]" office:value-type="float" office:value="0.110427202" calcext:value-type="float">
            <text:p>0,11042720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09524" calcext:value-type="float">
            <text:p>1,10E-01</text:p>
          </table:table-cell>
          <table:table-cell table:formula="of:=([.B171]-[.A171])/[.A17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118" calcext:value-type="float">
            <text:p>4,12E-06</text:p>
          </table:table-cell>
          <table:table-cell table:formula="of:=([.E171]-[.A171])/[.A171]" office:value-type="float" office:value="0" calcext:value-type="float">
            <text:p>0</text:p>
          </table:table-cell>
          <table:table-cell table:formula="of:=[.D171]-[.G171]" office:value-type="float" office:value="0" calcext:value-type="float">
            <text:p>0</text:p>
          </table:table-cell>
          <table:table-cell table:formula="of:=[.C171]-[.F171]" office:value-type="float" office:value="0.109519882" calcext:value-type="float">
            <text:p>0,10951988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3549" calcext:value-type="float">
            <text:p>1,14E-01</text:p>
          </table:table-cell>
          <table:table-cell table:formula="of:=([.B172]-[.A172])/[.A17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243" calcext:value-type="float">
            <text:p>4,24E-06</text:p>
          </table:table-cell>
          <table:table-cell table:formula="of:=([.E172]-[.A172])/[.A172]" office:value-type="float" office:value="0" calcext:value-type="float">
            <text:p>0</text:p>
          </table:table-cell>
          <table:table-cell table:formula="of:=[.D172]-[.G172]" office:value-type="float" office:value="0" calcext:value-type="float">
            <text:p>0</text:p>
          </table:table-cell>
          <table:table-cell table:formula="of:=[.C172]-[.F172]" office:value-type="float" office:value="0.113544757" calcext:value-type="float">
            <text:p>0,1135447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33587" calcext:value-type="float">
            <text:p>1,34E-01</text:p>
          </table:table-cell>
          <table:table-cell table:formula="of:=([.B173]-[.A173])/[.A17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018" calcext:value-type="float">
            <text:p>4,02E-06</text:p>
          </table:table-cell>
          <table:table-cell table:formula="of:=([.E173]-[.A173])/[.A173]" office:value-type="float" office:value="0" calcext:value-type="float">
            <text:p>0</text:p>
          </table:table-cell>
          <table:table-cell table:formula="of:=[.D173]-[.G173]" office:value-type="float" office:value="0" calcext:value-type="float">
            <text:p>0</text:p>
          </table:table-cell>
          <table:table-cell table:formula="of:=[.C173]-[.F173]" office:value-type="float" office:value="0.133582982" calcext:value-type="float">
            <text:p>0,13358298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92978" calcext:value-type="float">
            <text:p>9,30E-02</text:p>
          </table:table-cell>
          <table:table-cell table:formula="of:=([.B174]-[.A174])/[.A17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48" calcext:value-type="float">
            <text:p>5,45E-06</text:p>
          </table:table-cell>
          <table:table-cell table:formula="of:=([.E174]-[.A174])/[.A174]" office:value-type="float" office:value="0" calcext:value-type="float">
            <text:p>0</text:p>
          </table:table-cell>
          <table:table-cell table:formula="of:=[.D174]-[.G174]" office:value-type="float" office:value="0" calcext:value-type="float">
            <text:p>0</text:p>
          </table:table-cell>
          <table:table-cell table:formula="of:=[.C174]-[.F174]" office:value-type="float" office:value="0.092972552" calcext:value-type="float">
            <text:p>0,09297255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4011" calcext:value-type="float">
            <text:p>1,14E-01</text:p>
          </table:table-cell>
          <table:table-cell table:formula="of:=([.B175]-[.A175])/[.A17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914" calcext:value-type="float">
            <text:p>3,91E-06</text:p>
          </table:table-cell>
          <table:table-cell table:formula="of:=([.E175]-[.A175])/[.A175]" office:value-type="float" office:value="0" calcext:value-type="float">
            <text:p>0</text:p>
          </table:table-cell>
          <table:table-cell table:formula="of:=[.D175]-[.G175]" office:value-type="float" office:value="0" calcext:value-type="float">
            <text:p>0</text:p>
          </table:table-cell>
          <table:table-cell table:formula="of:=[.C175]-[.F175]" office:value-type="float" office:value="0.114007086" calcext:value-type="float">
            <text:p>0,1140070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0.0815911" calcext:value-type="float">
            <text:p>8,16E-02</text:p>
          </table:table-cell>
          <table:table-cell table:formula="of:=([.B176]-[.A176])/[.A176]" office:value-type="float" office:value="0.0204081632653061" calcext:value-type="float">
            <text:p>0,0204081632653061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955" calcext:value-type="float">
            <text:p>3,96E-06</text:p>
          </table:table-cell>
          <table:table-cell table:formula="of:=([.E176]-[.A176])/[.A176]" office:value-type="float" office:value="0.0204081632653061" calcext:value-type="float">
            <text:p>0,0204081632653061</text:p>
          </table:table-cell>
          <table:table-cell table:formula="of:=[.D176]-[.G176]" office:value-type="float" office:value="0" calcext:value-type="float">
            <text:p>0</text:p>
          </table:table-cell>
          <table:table-cell table:formula="of:=[.C176]-[.F176]" office:value-type="float" office:value="0.081587145" calcext:value-type="float">
            <text:p>0,08158714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885081" calcext:value-type="float">
            <text:p>8,85E-02</text:p>
          </table:table-cell>
          <table:table-cell table:formula="of:=([.B177]-[.A177])/[.A17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556" calcext:value-type="float">
            <text:p>4,56E-06</text:p>
          </table:table-cell>
          <table:table-cell table:formula="of:=([.E177]-[.A177])/[.A177]" office:value-type="float" office:value="0" calcext:value-type="float">
            <text:p>0</text:p>
          </table:table-cell>
          <table:table-cell table:formula="of:=[.D177]-[.G177]" office:value-type="float" office:value="0" calcext:value-type="float">
            <text:p>0</text:p>
          </table:table-cell>
          <table:table-cell table:formula="of:=[.C177]-[.F177]" office:value-type="float" office:value="0.088503544" calcext:value-type="float">
            <text:p>0,08850354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767179" calcext:value-type="float">
            <text:p>7,67E-02</text:p>
          </table:table-cell>
          <table:table-cell table:formula="of:=([.B178]-[.A178])/[.A17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74" calcext:value-type="float">
            <text:p>4,77E-06</text:p>
          </table:table-cell>
          <table:table-cell table:formula="of:=([.E178]-[.A178])/[.A178]" office:value-type="float" office:value="0" calcext:value-type="float">
            <text:p>0</text:p>
          </table:table-cell>
          <table:table-cell table:formula="of:=[.D178]-[.G178]" office:value-type="float" office:value="0" calcext:value-type="float">
            <text:p>0</text:p>
          </table:table-cell>
          <table:table-cell table:formula="of:=[.C178]-[.F178]" office:value-type="float" office:value="0.076713126" calcext:value-type="float">
            <text:p>0,07671312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34258" calcext:value-type="float">
            <text:p>1,34E-01</text:p>
          </table:table-cell>
          <table:table-cell table:formula="of:=([.B179]-[.A179])/[.A1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27" calcext:value-type="float">
            <text:p>4,43E-06</text:p>
          </table:table-cell>
          <table:table-cell table:formula="of:=([.E179]-[.A179])/[.A179]" office:value-type="float" office:value="0" calcext:value-type="float">
            <text:p>0</text:p>
          </table:table-cell>
          <table:table-cell table:formula="of:=[.D179]-[.G179]" office:value-type="float" office:value="0" calcext:value-type="float">
            <text:p>0</text:p>
          </table:table-cell>
          <table:table-cell table:formula="of:=[.C179]-[.F179]" office:value-type="float" office:value="0.134253573" calcext:value-type="float">
            <text:p>0,13425357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6015" calcext:value-type="float">
            <text:p>1,16E-01</text:p>
          </table:table-cell>
          <table:table-cell table:formula="of:=([.B180]-[.A180])/[.A18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386" calcext:value-type="float">
            <text:p>5,39E-06</text:p>
          </table:table-cell>
          <table:table-cell table:formula="of:=([.E180]-[.A180])/[.A180]" office:value-type="float" office:value="0" calcext:value-type="float">
            <text:p>0</text:p>
          </table:table-cell>
          <table:table-cell table:formula="of:=[.D180]-[.G180]" office:value-type="float" office:value="0" calcext:value-type="float">
            <text:p>0</text:p>
          </table:table-cell>
          <table:table-cell table:formula="of:=[.C180]-[.F180]" office:value-type="float" office:value="0.116009614" calcext:value-type="float">
            <text:p>0,1160096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95248" calcext:value-type="float">
            <text:p>1,95E-01</text:p>
          </table:table-cell>
          <table:table-cell table:formula="of:=([.B181]-[.A181])/[.A18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44" calcext:value-type="float">
            <text:p>4,94E-06</text:p>
          </table:table-cell>
          <table:table-cell table:formula="of:=([.E181]-[.A181])/[.A181]" office:value-type="float" office:value="0" calcext:value-type="float">
            <text:p>0</text:p>
          </table:table-cell>
          <table:table-cell table:formula="of:=[.D181]-[.G181]" office:value-type="float" office:value="0" calcext:value-type="float">
            <text:p>0</text:p>
          </table:table-cell>
          <table:table-cell table:formula="of:=[.C181]-[.F181]" office:value-type="float" office:value="0.195243056" calcext:value-type="float">
            <text:p>0,19524305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39306" calcext:value-type="float">
            <text:p>1,39E-01</text:p>
          </table:table-cell>
          <table:table-cell table:formula="of:=([.B182]-[.A182])/[.A18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6" calcext:value-type="float">
            <text:p>4,86E-06</text:p>
          </table:table-cell>
          <table:table-cell table:formula="of:=([.E182]-[.A182])/[.A182]" office:value-type="float" office:value="0" calcext:value-type="float">
            <text:p>0</text:p>
          </table:table-cell>
          <table:table-cell table:formula="of:=[.D182]-[.G182]" office:value-type="float" office:value="0" calcext:value-type="float">
            <text:p>0</text:p>
          </table:table-cell>
          <table:table-cell table:formula="of:=[.C182]-[.F182]" office:value-type="float" office:value="0.13930114" calcext:value-type="float">
            <text:p>0,139301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98294" calcext:value-type="float">
            <text:p>9,83E-02</text:p>
          </table:table-cell>
          <table:table-cell table:formula="of:=([.B183]-[.A183])/[.A1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45" calcext:value-type="float">
            <text:p>5,45E-06</text:p>
          </table:table-cell>
          <table:table-cell table:formula="of:=([.E183]-[.A183])/[.A183]" office:value-type="float" office:value="0" calcext:value-type="float">
            <text:p>0</text:p>
          </table:table-cell>
          <table:table-cell table:formula="of:=[.D183]-[.G183]" office:value-type="float" office:value="0" calcext:value-type="float">
            <text:p>0</text:p>
          </table:table-cell>
          <table:table-cell table:formula="of:=[.C183]-[.F183]" office:value-type="float" office:value="0.098288555" calcext:value-type="float">
            <text:p>0,09828855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822749" calcext:value-type="float">
            <text:p>8,23E-02</text:p>
          </table:table-cell>
          <table:table-cell table:formula="of:=([.B184]-[.A184])/[.A18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886" calcext:value-type="float">
            <text:p>5,89E-06</text:p>
          </table:table-cell>
          <table:table-cell table:formula="of:=([.E184]-[.A184])/[.A184]" office:value-type="float" office:value="0" calcext:value-type="float">
            <text:p>0</text:p>
          </table:table-cell>
          <table:table-cell table:formula="of:=[.D184]-[.G184]" office:value-type="float" office:value="0" calcext:value-type="float">
            <text:p>0</text:p>
          </table:table-cell>
          <table:table-cell table:formula="of:=[.C184]-[.F184]" office:value-type="float" office:value="0.082269014" calcext:value-type="float">
            <text:p>0,0822690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04012" calcext:value-type="float">
            <text:p>1,04E-01</text:p>
          </table:table-cell>
          <table:table-cell table:formula="of:=([.B185]-[.A185])/[.A18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66" calcext:value-type="float">
            <text:p>5,67E-06</text:p>
          </table:table-cell>
          <table:table-cell table:formula="of:=([.E185]-[.A185])/[.A185]" office:value-type="float" office:value="0" calcext:value-type="float">
            <text:p>0</text:p>
          </table:table-cell>
          <table:table-cell table:formula="of:=[.D185]-[.G185]" office:value-type="float" office:value="0" calcext:value-type="float">
            <text:p>0</text:p>
          </table:table-cell>
          <table:table-cell table:formula="of:=[.C185]-[.F185]" office:value-type="float" office:value="0.104006334" calcext:value-type="float">
            <text:p>0,10400633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50089" calcext:value-type="float">
            <text:p>1,50E-01</text:p>
          </table:table-cell>
          <table:table-cell table:formula="of:=([.B186]-[.A186])/[.A18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37" calcext:value-type="float">
            <text:p>4,94E-06</text:p>
          </table:table-cell>
          <table:table-cell table:formula="of:=([.E186]-[.A186])/[.A186]" office:value-type="float" office:value="0" calcext:value-type="float">
            <text:p>0</text:p>
          </table:table-cell>
          <table:table-cell table:formula="of:=[.D186]-[.G186]" office:value-type="float" office:value="0" calcext:value-type="float">
            <text:p>0</text:p>
          </table:table-cell>
          <table:table-cell table:formula="of:=[.C186]-[.F186]" office:value-type="float" office:value="0.150084063" calcext:value-type="float">
            <text:p>0,15008406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921779" calcext:value-type="float">
            <text:p>9,22E-02</text:p>
          </table:table-cell>
          <table:table-cell table:formula="of:=([.B187]-[.A187])/[.A18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546" calcext:value-type="float">
            <text:p>8,55E-06</text:p>
          </table:table-cell>
          <table:table-cell table:formula="of:=([.E187]-[.A187])/[.A187]" office:value-type="float" office:value="0" calcext:value-type="float">
            <text:p>0</text:p>
          </table:table-cell>
          <table:table-cell table:formula="of:=[.D187]-[.G187]" office:value-type="float" office:value="0" calcext:value-type="float">
            <text:p>0</text:p>
          </table:table-cell>
          <table:table-cell table:formula="of:=[.C187]-[.F187]" office:value-type="float" office:value="0.092169354" calcext:value-type="float">
            <text:p>0,09216935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55856" calcext:value-type="float">
            <text:p>1,56E-01</text:p>
          </table:table-cell>
          <table:table-cell table:formula="of:=([.B188]-[.A188])/[.A1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43" calcext:value-type="float">
            <text:p>5,64E-06</text:p>
          </table:table-cell>
          <table:table-cell table:formula="of:=([.E188]-[.A188])/[.A188]" office:value-type="float" office:value="0" calcext:value-type="float">
            <text:p>0</text:p>
          </table:table-cell>
          <table:table-cell table:formula="of:=[.D188]-[.G188]" office:value-type="float" office:value="0" calcext:value-type="float">
            <text:p>0</text:p>
          </table:table-cell>
          <table:table-cell table:formula="of:=[.C188]-[.F188]" office:value-type="float" office:value="0.155850357" calcext:value-type="float">
            <text:p>0,1558503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920069" calcext:value-type="float">
            <text:p>9,20E-02</text:p>
          </table:table-cell>
          <table:table-cell table:formula="of:=([.B189]-[.A189])/[.A18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468" calcext:value-type="float">
            <text:p>5,47E-06</text:p>
          </table:table-cell>
          <table:table-cell table:formula="of:=([.E189]-[.A189])/[.A189]" office:value-type="float" office:value="0" calcext:value-type="float">
            <text:p>0</text:p>
          </table:table-cell>
          <table:table-cell table:formula="of:=[.D189]-[.G189]" office:value-type="float" office:value="0" calcext:value-type="float">
            <text:p>0</text:p>
          </table:table-cell>
          <table:table-cell table:formula="of:=[.C189]-[.F189]" office:value-type="float" office:value="0.092001432" calcext:value-type="float">
            <text:p>0,09200143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916269" calcext:value-type="float">
            <text:p>9,16E-02</text:p>
          </table:table-cell>
          <table:table-cell table:formula="of:=([.B190]-[.A190])/[.A19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43" calcext:value-type="float">
            <text:p>4,64E-06</text:p>
          </table:table-cell>
          <table:table-cell table:formula="of:=([.E190]-[.A190])/[.A190]" office:value-type="float" office:value="0" calcext:value-type="float">
            <text:p>0</text:p>
          </table:table-cell>
          <table:table-cell table:formula="of:=[.D190]-[.G190]" office:value-type="float" office:value="0" calcext:value-type="float">
            <text:p>0</text:p>
          </table:table-cell>
          <table:table-cell table:formula="of:=[.C190]-[.F190]" office:value-type="float" office:value="0.091622257" calcext:value-type="float">
            <text:p>0,0916222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0494" calcext:value-type="float">
            <text:p>1,10E-01</text:p>
          </table:table-cell>
          <table:table-cell table:formula="of:=([.B191]-[.A191])/[.A19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24" calcext:value-type="float">
            <text:p>4,82E-06</text:p>
          </table:table-cell>
          <table:table-cell table:formula="of:=([.E191]-[.A191])/[.A191]" office:value-type="float" office:value="0" calcext:value-type="float">
            <text:p>0</text:p>
          </table:table-cell>
          <table:table-cell table:formula="of:=[.D191]-[.G191]" office:value-type="float" office:value="0" calcext:value-type="float">
            <text:p>0</text:p>
          </table:table-cell>
          <table:table-cell table:formula="of:=[.C191]-[.F191]" office:value-type="float" office:value="0.110489176" calcext:value-type="float">
            <text:p>0,11048917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1842" calcext:value-type="float">
            <text:p>1,12E-01</text:p>
          </table:table-cell>
          <table:table-cell table:formula="of:=([.B192]-[.A192])/[.A19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62" calcext:value-type="float">
            <text:p>4,66E-06</text:p>
          </table:table-cell>
          <table:table-cell table:formula="of:=([.E192]-[.A192])/[.A192]" office:value-type="float" office:value="0" calcext:value-type="float">
            <text:p>0</text:p>
          </table:table-cell>
          <table:table-cell table:formula="of:=[.D192]-[.G192]" office:value-type="float" office:value="0" calcext:value-type="float">
            <text:p>0</text:p>
          </table:table-cell>
          <table:table-cell table:formula="of:=[.C192]-[.F192]" office:value-type="float" office:value="0.111837338" calcext:value-type="float">
            <text:p>0,11183733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07649" calcext:value-type="float">
            <text:p>1,08E-01</text:p>
          </table:table-cell>
          <table:table-cell table:formula="of:=([.B193]-[.A193])/[.A19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86" calcext:value-type="float">
            <text:p>4,89E-06</text:p>
          </table:table-cell>
          <table:table-cell table:formula="of:=([.E193]-[.A193])/[.A193]" office:value-type="float" office:value="0" calcext:value-type="float">
            <text:p>0</text:p>
          </table:table-cell>
          <table:table-cell table:formula="of:=[.D193]-[.G193]" office:value-type="float" office:value="0" calcext:value-type="float">
            <text:p>0</text:p>
          </table:table-cell>
          <table:table-cell table:formula="of:=[.C193]-[.F193]" office:value-type="float" office:value="0.107644114" calcext:value-type="float">
            <text:p>0,1076441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05836" calcext:value-type="float">
            <text:p>1,06E-01</text:p>
          </table:table-cell>
          <table:table-cell table:formula="of:=([.B194]-[.A194])/[.A19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49" calcext:value-type="float">
            <text:p>4,45E-06</text:p>
          </table:table-cell>
          <table:table-cell table:formula="of:=([.E194]-[.A194])/[.A194]" office:value-type="float" office:value="0" calcext:value-type="float">
            <text:p>0</text:p>
          </table:table-cell>
          <table:table-cell table:formula="of:=[.D194]-[.G194]" office:value-type="float" office:value="0" calcext:value-type="float">
            <text:p>0</text:p>
          </table:table-cell>
          <table:table-cell table:formula="of:=[.C194]-[.F194]" office:value-type="float" office:value="0.105831551" calcext:value-type="float">
            <text:p>0,10583155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745699" calcext:value-type="float">
            <text:p>7,46E-02</text:p>
          </table:table-cell>
          <table:table-cell table:formula="of:=([.B195]-[.A195])/[.A19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8387" calcext:value-type="float">
            <text:p>1,84E-05</text:p>
          </table:table-cell>
          <table:table-cell table:formula="of:=([.E195]-[.A195])/[.A195]" office:value-type="float" office:value="0" calcext:value-type="float">
            <text:p>0</text:p>
          </table:table-cell>
          <table:table-cell table:formula="of:=[.D195]-[.G195]" office:value-type="float" office:value="0" calcext:value-type="float">
            <text:p>0</text:p>
          </table:table-cell>
          <table:table-cell table:formula="of:=[.C195]-[.F195]" office:value-type="float" office:value="0.074551513" calcext:value-type="float">
            <text:p>0,07455151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3568" calcext:value-type="float">
            <text:p>1,14E-01</text:p>
          </table:table-cell>
          <table:table-cell table:formula="of:=([.B196]-[.A196])/[.A19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86" calcext:value-type="float">
            <text:p>4,69E-06</text:p>
          </table:table-cell>
          <table:table-cell table:formula="of:=([.E196]-[.A196])/[.A196]" office:value-type="float" office:value="0" calcext:value-type="float">
            <text:p>0</text:p>
          </table:table-cell>
          <table:table-cell table:formula="of:=[.D196]-[.G196]" office:value-type="float" office:value="0" calcext:value-type="float">
            <text:p>0</text:p>
          </table:table-cell>
          <table:table-cell table:formula="of:=[.C196]-[.F196]" office:value-type="float" office:value="0.113563314" calcext:value-type="float">
            <text:p>0,1135633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796659" calcext:value-type="float">
            <text:p>7,97E-02</text:p>
          </table:table-cell>
          <table:table-cell table:formula="of:=([.B197]-[.A197])/[.A1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83" calcext:value-type="float">
            <text:p>4,68E-06</text:p>
          </table:table-cell>
          <table:table-cell table:formula="of:=([.E197]-[.A197])/[.A197]" office:value-type="float" office:value="0" calcext:value-type="float">
            <text:p>0</text:p>
          </table:table-cell>
          <table:table-cell table:formula="of:=[.D197]-[.G197]" office:value-type="float" office:value="0" calcext:value-type="float">
            <text:p>0</text:p>
          </table:table-cell>
          <table:table-cell table:formula="of:=[.C197]-[.F197]" office:value-type="float" office:value="0.079661217" calcext:value-type="float">
            <text:p>0,07966121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70998" calcext:value-type="float">
            <text:p>7,10E-02</text:p>
          </table:table-cell>
          <table:table-cell table:formula="of:=([.B198]-[.A198])/[.A19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4" calcext:value-type="float">
            <text:p>6,40E-06</text:p>
          </table:table-cell>
          <table:table-cell table:formula="of:=([.E198]-[.A198])/[.A198]" office:value-type="float" office:value="0" calcext:value-type="float">
            <text:p>0</text:p>
          </table:table-cell>
          <table:table-cell table:formula="of:=[.D198]-[.G198]" office:value-type="float" office:value="0" calcext:value-type="float">
            <text:p>0</text:p>
          </table:table-cell>
          <table:table-cell table:formula="of:=[.C198]-[.F198]" office:value-type="float" office:value="0.0709916" calcext:value-type="float">
            <text:p>0,070991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670302" calcext:value-type="float">
            <text:p>6,70E-02</text:p>
          </table:table-cell>
          <table:table-cell table:formula="of:=([.B199]-[.A199])/[.A19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1" calcext:value-type="float">
            <text:p>4,71E-06</text:p>
          </table:table-cell>
          <table:table-cell table:formula="of:=([.E199]-[.A199])/[.A199]" office:value-type="float" office:value="0" calcext:value-type="float">
            <text:p>0</text:p>
          </table:table-cell>
          <table:table-cell table:formula="of:=[.D199]-[.G199]" office:value-type="float" office:value="0" calcext:value-type="float">
            <text:p>0</text:p>
          </table:table-cell>
          <table:table-cell table:formula="of:=[.C199]-[.F199]" office:value-type="float" office:value="0.06702549" calcext:value-type="float">
            <text:p>0,067025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79668" calcext:value-type="float">
            <text:p>7,97E-02</text:p>
          </table:table-cell>
          <table:table-cell table:formula="of:=([.B200]-[.A200])/[.A20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89" calcext:value-type="float">
            <text:p>4,89E-06</text:p>
          </table:table-cell>
          <table:table-cell table:formula="of:=([.E200]-[.A200])/[.A200]" office:value-type="float" office:value="0" calcext:value-type="float">
            <text:p>0</text:p>
          </table:table-cell>
          <table:table-cell table:formula="of:=[.D200]-[.G200]" office:value-type="float" office:value="0" calcext:value-type="float">
            <text:p>0</text:p>
          </table:table-cell>
          <table:table-cell table:formula="of:=[.C200]-[.F200]" office:value-type="float" office:value="0.079663111" calcext:value-type="float">
            <text:p>0,0796631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2168" calcext:value-type="float">
            <text:p>1,22E-01</text:p>
          </table:table-cell>
          <table:table-cell table:formula="of:=([.B201]-[.A201])/[.A20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46" calcext:value-type="float">
            <text:p>5,15E-06</text:p>
          </table:table-cell>
          <table:table-cell table:formula="of:=([.E201]-[.A201])/[.A201]" office:value-type="float" office:value="0" calcext:value-type="float">
            <text:p>0</text:p>
          </table:table-cell>
          <table:table-cell table:formula="of:=[.D201]-[.G201]" office:value-type="float" office:value="0" calcext:value-type="float">
            <text:p>0</text:p>
          </table:table-cell>
          <table:table-cell table:formula="of:=[.C201]-[.F201]" office:value-type="float" office:value="0.121674854" calcext:value-type="float">
            <text:p>0,12167485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88243" calcext:value-type="float">
            <text:p>8,82E-02</text:p>
          </table:table-cell>
          <table:table-cell table:formula="of:=([.B202]-[.A202])/[.A20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242" calcext:value-type="float">
            <text:p>7,24E-06</text:p>
          </table:table-cell>
          <table:table-cell table:formula="of:=([.E202]-[.A202])/[.A202]" office:value-type="float" office:value="0" calcext:value-type="float">
            <text:p>0</text:p>
          </table:table-cell>
          <table:table-cell table:formula="of:=[.D202]-[.G202]" office:value-type="float" office:value="0" calcext:value-type="float">
            <text:p>0</text:p>
          </table:table-cell>
          <table:table-cell table:formula="of:=[.C202]-[.F202]" office:value-type="float" office:value="0.088235758" calcext:value-type="float">
            <text:p>0,08823575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4638" calcext:value-type="float">
            <text:p>1,15E-01</text:p>
          </table:table-cell>
          <table:table-cell table:formula="of:=([.B203]-[.A203])/[.A20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343" calcext:value-type="float">
            <text:p>5,34E-06</text:p>
          </table:table-cell>
          <table:table-cell table:formula="of:=([.E203]-[.A203])/[.A203]" office:value-type="float" office:value="0" calcext:value-type="float">
            <text:p>0</text:p>
          </table:table-cell>
          <table:table-cell table:formula="of:=[.D203]-[.G203]" office:value-type="float" office:value="0" calcext:value-type="float">
            <text:p>0</text:p>
          </table:table-cell>
          <table:table-cell table:formula="of:=[.C203]-[.F203]" office:value-type="float" office:value="0.114632657" calcext:value-type="float">
            <text:p>0,1146326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01799" calcext:value-type="float">
            <text:p>1,02E-01</text:p>
          </table:table-cell>
          <table:table-cell table:formula="of:=([.B204]-[.A204])/[.A20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59" calcext:value-type="float">
            <text:p>4,66E-06</text:p>
          </table:table-cell>
          <table:table-cell table:formula="of:=([.E204]-[.A204])/[.A204]" office:value-type="float" office:value="0" calcext:value-type="float">
            <text:p>0</text:p>
          </table:table-cell>
          <table:table-cell table:formula="of:=[.D204]-[.G204]" office:value-type="float" office:value="0" calcext:value-type="float">
            <text:p>0</text:p>
          </table:table-cell>
          <table:table-cell table:formula="of:=[.C204]-[.F204]" office:value-type="float" office:value="0.101794341" calcext:value-type="float">
            <text:p>0,10179434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696189" calcext:value-type="float">
            <text:p>6,96E-02</text:p>
          </table:table-cell>
          <table:table-cell table:formula="of:=([.B205]-[.A205])/[.A20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13" calcext:value-type="float">
            <text:p>4,71E-06</text:p>
          </table:table-cell>
          <table:table-cell table:formula="of:=([.E205]-[.A205])/[.A205]" office:value-type="float" office:value="0" calcext:value-type="float">
            <text:p>0</text:p>
          </table:table-cell>
          <table:table-cell table:formula="of:=[.D205]-[.G205]" office:value-type="float" office:value="0" calcext:value-type="float">
            <text:p>0</text:p>
          </table:table-cell>
          <table:table-cell table:formula="of:=[.C205]-[.F205]" office:value-type="float" office:value="0.069614187" calcext:value-type="float">
            <text:p>0,06961418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788171" calcext:value-type="float">
            <text:p>7,88E-02</text:p>
          </table:table-cell>
          <table:table-cell table:formula="of:=([.B206]-[.A206])/[.A2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33" calcext:value-type="float">
            <text:p>4,93E-06</text:p>
          </table:table-cell>
          <table:table-cell table:formula="of:=([.E206]-[.A206])/[.A206]" office:value-type="float" office:value="0" calcext:value-type="float">
            <text:p>0</text:p>
          </table:table-cell>
          <table:table-cell table:formula="of:=[.D206]-[.G206]" office:value-type="float" office:value="0" calcext:value-type="float">
            <text:p>0</text:p>
          </table:table-cell>
          <table:table-cell table:formula="of:=[.C206]-[.F206]" office:value-type="float" office:value="0.078812167" calcext:value-type="float">
            <text:p>0,07881216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28394" calcext:value-type="float">
            <text:p>1,28E-01</text:p>
          </table:table-cell>
          <table:table-cell table:formula="of:=([.B207]-[.A207])/[.A20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305" calcext:value-type="float">
            <text:p>6,31E-06</text:p>
          </table:table-cell>
          <table:table-cell table:formula="of:=([.E207]-[.A207])/[.A207]" office:value-type="float" office:value="0" calcext:value-type="float">
            <text:p>0</text:p>
          </table:table-cell>
          <table:table-cell table:formula="of:=[.D207]-[.G207]" office:value-type="float" office:value="0" calcext:value-type="float">
            <text:p>0</text:p>
          </table:table-cell>
          <table:table-cell table:formula="of:=[.C207]-[.F207]" office:value-type="float" office:value="0.128387695" calcext:value-type="float">
            <text:p>0,12838769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12417" calcext:value-type="float">
            <text:p>1,12E-01</text:p>
          </table:table-cell>
          <table:table-cell table:formula="of:=([.B208]-[.A208])/[.A20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27" calcext:value-type="float">
            <text:p>7,13E-06</text:p>
          </table:table-cell>
          <table:table-cell table:formula="of:=([.E208]-[.A208])/[.A208]" office:value-type="float" office:value="0" calcext:value-type="float">
            <text:p>0</text:p>
          </table:table-cell>
          <table:table-cell table:formula="of:=[.D208]-[.G208]" office:value-type="float" office:value="0" calcext:value-type="float">
            <text:p>0</text:p>
          </table:table-cell>
          <table:table-cell table:formula="of:=[.C208]-[.F208]" office:value-type="float" office:value="0.112409873" calcext:value-type="float">
            <text:p>0,11240987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563105" calcext:value-type="float">
            <text:p>5,63E-01</text:p>
          </table:table-cell>
          <table:table-cell table:formula="of:=([.B209]-[.A209])/[.A2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75" calcext:value-type="float">
            <text:p>7,58E-06</text:p>
          </table:table-cell>
          <table:table-cell table:formula="of:=([.E209]-[.A209])/[.A209]" office:value-type="float" office:value="0" calcext:value-type="float">
            <text:p>0</text:p>
          </table:table-cell>
          <table:table-cell table:formula="of:=[.D209]-[.G209]" office:value-type="float" office:value="0" calcext:value-type="float">
            <text:p>0</text:p>
          </table:table-cell>
          <table:table-cell table:formula="of:=[.C209]-[.F209]" office:value-type="float" office:value="0.563097425" calcext:value-type="float">
            <text:p>0,56309742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747857" calcext:value-type="float">
            <text:p>7,48E-01</text:p>
          </table:table-cell>
          <table:table-cell table:formula="of:=([.B210]-[.A210])/[.A2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582" calcext:value-type="float">
            <text:p>7,58E-06</text:p>
          </table:table-cell>
          <table:table-cell table:formula="of:=([.E210]-[.A210])/[.A210]" office:value-type="float" office:value="0" calcext:value-type="float">
            <text:p>0</text:p>
          </table:table-cell>
          <table:table-cell table:formula="of:=[.D210]-[.G210]" office:value-type="float" office:value="0" calcext:value-type="float">
            <text:p>0</text:p>
          </table:table-cell>
          <table:table-cell table:formula="of:=[.C210]-[.F210]" office:value-type="float" office:value="0.747849418" calcext:value-type="float">
            <text:p>0,747849418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628675" calcext:value-type="float">
            <text:p>6,29E-01</text:p>
          </table:table-cell>
          <table:table-cell table:formula="of:=([.B211]-[.A211])/[.A21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758" calcext:value-type="float">
            <text:p>8,76E-06</text:p>
          </table:table-cell>
          <table:table-cell table:formula="of:=([.E211]-[.A211])/[.A211]" office:value-type="float" office:value="0" calcext:value-type="float">
            <text:p>0</text:p>
          </table:table-cell>
          <table:table-cell table:formula="of:=[.D211]-[.G211]" office:value-type="float" office:value="0" calcext:value-type="float">
            <text:p>0</text:p>
          </table:table-cell>
          <table:table-cell table:formula="of:=[.C211]-[.F211]" office:value-type="float" office:value="0.628666242" calcext:value-type="float">
            <text:p>0,62866624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513928" calcext:value-type="float">
            <text:p>5,14E-01</text:p>
          </table:table-cell>
          <table:table-cell table:formula="of:=([.B212]-[.A212])/[.A21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196" calcext:value-type="float">
            <text:p>8,20E-06</text:p>
          </table:table-cell>
          <table:table-cell table:formula="of:=([.E212]-[.A212])/[.A212]" office:value-type="float" office:value="0" calcext:value-type="float">
            <text:p>0</text:p>
          </table:table-cell>
          <table:table-cell table:formula="of:=[.D212]-[.G212]" office:value-type="float" office:value="0" calcext:value-type="float">
            <text:p>0</text:p>
          </table:table-cell>
          <table:table-cell table:formula="of:=[.C212]-[.F212]" office:value-type="float" office:value="0.513919804" calcext:value-type="float">
            <text:p>0,51391980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38126" calcext:value-type="float">
            <text:p>3,81E-01</text:p>
          </table:table-cell>
          <table:table-cell table:formula="of:=([.B213]-[.A213])/[.A21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41" calcext:value-type="float">
            <text:p>8,04E-06</text:p>
          </table:table-cell>
          <table:table-cell table:formula="of:=([.E213]-[.A213])/[.A213]" office:value-type="float" office:value="0" calcext:value-type="float">
            <text:p>0</text:p>
          </table:table-cell>
          <table:table-cell table:formula="of:=[.D213]-[.G213]" office:value-type="float" office:value="0" calcext:value-type="float">
            <text:p>0</text:p>
          </table:table-cell>
          <table:table-cell table:formula="of:=[.C213]-[.F213]" office:value-type="float" office:value="0.381251959" calcext:value-type="float">
            <text:p>0,38125195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875045" calcext:value-type="float">
            <text:p>8,75E-01</text:p>
          </table:table-cell>
          <table:table-cell table:formula="of:=([.B214]-[.A214])/[.A21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954" calcext:value-type="float">
            <text:p>7,95E-06</text:p>
          </table:table-cell>
          <table:table-cell table:formula="of:=([.E214]-[.A214])/[.A214]" office:value-type="float" office:value="0" calcext:value-type="float">
            <text:p>0</text:p>
          </table:table-cell>
          <table:table-cell table:formula="of:=[.D214]-[.G214]" office:value-type="float" office:value="0" calcext:value-type="float">
            <text:p>0</text:p>
          </table:table-cell>
          <table:table-cell table:formula="of:=[.C214]-[.F214]" office:value-type="float" office:value="0.875037046" calcext:value-type="float">
            <text:p>0,87503704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843447" calcext:value-type="float">
            <text:p>8,43E-01</text:p>
          </table:table-cell>
          <table:table-cell table:formula="of:=([.B215]-[.A215])/[.A21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801" calcext:value-type="float">
            <text:p>8,01E-06</text:p>
          </table:table-cell>
          <table:table-cell table:formula="of:=([.E215]-[.A215])/[.A215]" office:value-type="float" office:value="0" calcext:value-type="float">
            <text:p>0</text:p>
          </table:table-cell>
          <table:table-cell table:formula="of:=[.D215]-[.G215]" office:value-type="float" office:value="0" calcext:value-type="float">
            <text:p>0</text:p>
          </table:table-cell>
          <table:table-cell table:formula="of:=[.C215]-[.F215]" office:value-type="float" office:value="0.84343899" calcext:value-type="float">
            <text:p>0,8434389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628007" calcext:value-type="float">
            <text:p>6,28E-01</text:p>
          </table:table-cell>
          <table:table-cell table:formula="of:=([.B216]-[.A216])/[.A21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47" calcext:value-type="float">
            <text:p>1,03E-05</text:p>
          </table:table-cell>
          <table:table-cell table:formula="of:=([.E216]-[.A216])/[.A216]" office:value-type="float" office:value="0" calcext:value-type="float">
            <text:p>0</text:p>
          </table:table-cell>
          <table:table-cell table:formula="of:=[.D216]-[.G216]" office:value-type="float" office:value="0" calcext:value-type="float">
            <text:p>0</text:p>
          </table:table-cell>
          <table:table-cell table:formula="of:=[.C216]-[.F216]" office:value-type="float" office:value="0.627996653" calcext:value-type="float">
            <text:p>0,62799665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52893" calcext:value-type="float">
            <text:p>5,29E-01</text:p>
          </table:table-cell>
          <table:table-cell table:formula="of:=([.B217]-[.A217])/[.A21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4" calcext:value-type="float">
            <text:p>1,03E-05</text:p>
          </table:table-cell>
          <table:table-cell table:formula="of:=([.E217]-[.A217])/[.A217]" office:value-type="float" office:value="0" calcext:value-type="float">
            <text:p>0</text:p>
          </table:table-cell>
          <table:table-cell table:formula="of:=[.D217]-[.G217]" office:value-type="float" office:value="0" calcext:value-type="float">
            <text:p>0</text:p>
          </table:table-cell>
          <table:table-cell table:formula="of:=[.C217]-[.F217]" office:value-type="float" office:value="0.52891966" calcext:value-type="float">
            <text:p>0,5289196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744916" calcext:value-type="float">
            <text:p>7,45E-01</text:p>
          </table:table-cell>
          <table:table-cell table:formula="of:=([.B218]-[.A218])/[.A21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256" calcext:value-type="float">
            <text:p>1,03E-05</text:p>
          </table:table-cell>
          <table:table-cell table:formula="of:=([.E218]-[.A218])/[.A218]" office:value-type="float" office:value="0" calcext:value-type="float">
            <text:p>0</text:p>
          </table:table-cell>
          <table:table-cell table:formula="of:=[.D218]-[.G218]" office:value-type="float" office:value="0" calcext:value-type="float">
            <text:p>0</text:p>
          </table:table-cell>
          <table:table-cell table:formula="of:=[.C218]-[.F218]" office:value-type="float" office:value="0.744905744" calcext:value-type="float">
            <text:p>0,74490574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590251" calcext:value-type="float">
            <text:p>5,90E-01</text:p>
          </table:table-cell>
          <table:table-cell table:formula="of:=([.B219]-[.A219])/[.A21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5" calcext:value-type="float">
            <text:p>1,15E-05</text:p>
          </table:table-cell>
          <table:table-cell table:formula="of:=([.E219]-[.A219])/[.A219]" office:value-type="float" office:value="0" calcext:value-type="float">
            <text:p>0</text:p>
          </table:table-cell>
          <table:table-cell table:formula="of:=[.D219]-[.G219]" office:value-type="float" office:value="0" calcext:value-type="float">
            <text:p>0</text:p>
          </table:table-cell>
          <table:table-cell table:formula="of:=[.C219]-[.F219]" office:value-type="float" office:value="0.59023955" calcext:value-type="float">
            <text:p>0,5902395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679781" calcext:value-type="float">
            <text:p>6,80E-01</text:p>
          </table:table-cell>
          <table:table-cell table:formula="of:=([.B220]-[.A220])/[.A22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11" calcext:value-type="float">
            <text:p>5,51E-06</text:p>
          </table:table-cell>
          <table:table-cell table:formula="of:=([.E220]-[.A220])/[.A220]" office:value-type="float" office:value="0" calcext:value-type="float">
            <text:p>0</text:p>
          </table:table-cell>
          <table:table-cell table:formula="of:=[.D220]-[.G220]" office:value-type="float" office:value="0" calcext:value-type="float">
            <text:p>0</text:p>
          </table:table-cell>
          <table:table-cell table:formula="of:=[.C220]-[.F220]" office:value-type="float" office:value="0.679775489" calcext:value-type="float">
            <text:p>0,67977548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624951" calcext:value-type="float">
            <text:p>6,25E-01</text:p>
          </table:table-cell>
          <table:table-cell table:formula="of:=([.B221]-[.A221])/[.A22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98" calcext:value-type="float">
            <text:p>1,12E-05</text:p>
          </table:table-cell>
          <table:table-cell table:formula="of:=([.E221]-[.A221])/[.A221]" office:value-type="float" office:value="0" calcext:value-type="float">
            <text:p>0</text:p>
          </table:table-cell>
          <table:table-cell table:formula="of:=[.D221]-[.G221]" office:value-type="float" office:value="0" calcext:value-type="float">
            <text:p>0</text:p>
          </table:table-cell>
          <table:table-cell table:formula="of:=[.C221]-[.F221]" office:value-type="float" office:value="0.624939802" calcext:value-type="float">
            <text:p>0,62493980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805058" calcext:value-type="float">
            <text:p>8,05E-01</text:p>
          </table:table-cell>
          <table:table-cell table:formula="of:=([.B222]-[.A222])/[.A22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39" calcext:value-type="float">
            <text:p>1,14E-05</text:p>
          </table:table-cell>
          <table:table-cell table:formula="of:=([.E222]-[.A222])/[.A222]" office:value-type="float" office:value="0" calcext:value-type="float">
            <text:p>0</text:p>
          </table:table-cell>
          <table:table-cell table:formula="of:=[.D222]-[.G222]" office:value-type="float" office:value="0" calcext:value-type="float">
            <text:p>0</text:p>
          </table:table-cell>
          <table:table-cell table:formula="of:=[.C222]-[.F222]" office:value-type="float" office:value="0.805046561" calcext:value-type="float">
            <text:p>0,80504656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506079" calcext:value-type="float">
            <text:p>5,06E-01</text:p>
          </table:table-cell>
          <table:table-cell table:formula="of:=([.B223]-[.A223])/[.A22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645" calcext:value-type="float">
            <text:p>1,06E-05</text:p>
          </table:table-cell>
          <table:table-cell table:formula="of:=([.E223]-[.A223])/[.A223]" office:value-type="float" office:value="0" calcext:value-type="float">
            <text:p>0</text:p>
          </table:table-cell>
          <table:table-cell table:formula="of:=[.D223]-[.G223]" office:value-type="float" office:value="0" calcext:value-type="float">
            <text:p>0</text:p>
          </table:table-cell>
          <table:table-cell table:formula="of:=[.C223]-[.F223]" office:value-type="float" office:value="0.506068355" calcext:value-type="float">
            <text:p>0,50606835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950597" calcext:value-type="float">
            <text:p>9,51E-01</text:p>
          </table:table-cell>
          <table:table-cell table:formula="of:=([.B224]-[.A224])/[.A22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545" calcext:value-type="float">
            <text:p>1,15E-05</text:p>
          </table:table-cell>
          <table:table-cell table:formula="of:=([.E224]-[.A224])/[.A224]" office:value-type="float" office:value="0" calcext:value-type="float">
            <text:p>0</text:p>
          </table:table-cell>
          <table:table-cell table:formula="of:=[.D224]-[.G224]" office:value-type="float" office:value="0" calcext:value-type="float">
            <text:p>0</text:p>
          </table:table-cell>
          <table:table-cell table:formula="of:=[.C224]-[.F224]" office:value-type="float" office:value="0.950585455" calcext:value-type="float">
            <text:p>0,95058545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654214" calcext:value-type="float">
            <text:p>6,54E-01</text:p>
          </table:table-cell>
          <table:table-cell table:formula="of:=([.B225]-[.A225])/[.A22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53" calcext:value-type="float">
            <text:p>1,12E-05</text:p>
          </table:table-cell>
          <table:table-cell table:formula="of:=([.E225]-[.A225])/[.A225]" office:value-type="float" office:value="0" calcext:value-type="float">
            <text:p>0</text:p>
          </table:table-cell>
          <table:table-cell table:formula="of:=[.D225]-[.G225]" office:value-type="float" office:value="0" calcext:value-type="float">
            <text:p>0</text:p>
          </table:table-cell>
          <table:table-cell table:formula="of:=[.C225]-[.F225]" office:value-type="float" office:value="0.654202847" calcext:value-type="float">
            <text:p>0,65420284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520663" calcext:value-type="float">
            <text:p>5,21E-01</text:p>
          </table:table-cell>
          <table:table-cell table:formula="of:=([.B226]-[.A226])/[.A22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829" calcext:value-type="float">
            <text:p>1,08E-05</text:p>
          </table:table-cell>
          <table:table-cell table:formula="of:=([.E226]-[.A226])/[.A226]" office:value-type="float" office:value="0" calcext:value-type="float">
            <text:p>0</text:p>
          </table:table-cell>
          <table:table-cell table:formula="of:=[.D226]-[.G226]" office:value-type="float" office:value="0" calcext:value-type="float">
            <text:p>0</text:p>
          </table:table-cell>
          <table:table-cell table:formula="of:=[.C226]-[.F226]" office:value-type="float" office:value="0.520652171" calcext:value-type="float">
            <text:p>0,52065217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923123" calcext:value-type="float">
            <text:p>9,23E-01</text:p>
          </table:table-cell>
          <table:table-cell table:formula="of:=([.B227]-[.A227])/[.A22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386" calcext:value-type="float">
            <text:p>1,04E-05</text:p>
          </table:table-cell>
          <table:table-cell table:formula="of:=([.E227]-[.A227])/[.A227]" office:value-type="float" office:value="0" calcext:value-type="float">
            <text:p>0</text:p>
          </table:table-cell>
          <table:table-cell table:formula="of:=[.D227]-[.G227]" office:value-type="float" office:value="0" calcext:value-type="float">
            <text:p>0</text:p>
          </table:table-cell>
          <table:table-cell table:formula="of:=[.C227]-[.F227]" office:value-type="float" office:value="0.923112614" calcext:value-type="float">
            <text:p>0,92311261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8812" calcext:value-type="float">
            <text:p>8,81E-01</text:p>
          </table:table-cell>
          <table:table-cell table:formula="of:=([.B228]-[.A228])/[.A22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491" calcext:value-type="float">
            <text:p>1,05E-05</text:p>
          </table:table-cell>
          <table:table-cell table:formula="of:=([.E228]-[.A228])/[.A228]" office:value-type="float" office:value="0" calcext:value-type="float">
            <text:p>0</text:p>
          </table:table-cell>
          <table:table-cell table:formula="of:=[.D228]-[.G228]" office:value-type="float" office:value="0" calcext:value-type="float">
            <text:p>0</text:p>
          </table:table-cell>
          <table:table-cell table:formula="of:=[.C228]-[.F228]" office:value-type="float" office:value="0.881189509" calcext:value-type="float">
            <text:p>0,88118950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864285" calcext:value-type="float">
            <text:p>8,64E-01</text:p>
          </table:table-cell>
          <table:table-cell table:formula="of:=([.B229]-[.A229])/[.A22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02" calcext:value-type="float">
            <text:p>1,20E-05</text:p>
          </table:table-cell>
          <table:table-cell table:formula="of:=([.E229]-[.A229])/[.A229]" office:value-type="float" office:value="0" calcext:value-type="float">
            <text:p>0</text:p>
          </table:table-cell>
          <table:table-cell table:formula="of:=[.D229]-[.G229]" office:value-type="float" office:value="0" calcext:value-type="float">
            <text:p>0</text:p>
          </table:table-cell>
          <table:table-cell table:formula="of:=[.C229]-[.F229]" office:value-type="float" office:value="0.86427298" calcext:value-type="float">
            <text:p>0,8642729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6.04253" calcext:value-type="float">
            <text:p>6,04E+00</text:p>
          </table:table-cell>
          <table:table-cell table:formula="of:=([.B230]-[.A230])/[.A23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205" calcext:value-type="float">
            <text:p>1,12E-05</text:p>
          </table:table-cell>
          <table:table-cell table:formula="of:=([.E230]-[.A230])/[.A230]" office:value-type="float" office:value="0" calcext:value-type="float">
            <text:p>0</text:p>
          </table:table-cell>
          <table:table-cell table:formula="of:=[.D230]-[.G230]" office:value-type="float" office:value="0" calcext:value-type="float">
            <text:p>0</text:p>
          </table:table-cell>
          <table:table-cell table:formula="of:=[.C230]-[.F230]" office:value-type="float" office:value="6.042518795" calcext:value-type="float">
            <text:p>6,04251879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51566" calcext:value-type="float">
            <text:p>1,52E+00</text:p>
          </table:table-cell>
          <table:table-cell table:formula="of:=([.B231]-[.A231])/[.A23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51" calcext:value-type="float">
            <text:p>7,75E-06</text:p>
          </table:table-cell>
          <table:table-cell table:formula="of:=([.E231]-[.A231])/[.A231]" office:value-type="float" office:value="0" calcext:value-type="float">
            <text:p>0</text:p>
          </table:table-cell>
          <table:table-cell table:formula="of:=[.D231]-[.G231]" office:value-type="float" office:value="0" calcext:value-type="float">
            <text:p>0</text:p>
          </table:table-cell>
          <table:table-cell table:formula="of:=[.C231]-[.F231]" office:value-type="float" office:value="1.515652249" calcext:value-type="float">
            <text:p>1,5156522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70823" calcext:value-type="float">
            <text:p>1,71E+00</text:p>
          </table:table-cell>
          <table:table-cell table:formula="of:=([.B232]-[.A232])/[.A23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81" calcext:value-type="float">
            <text:p>5,58E-06</text:p>
          </table:table-cell>
          <table:table-cell table:formula="of:=([.E232]-[.A232])/[.A232]" office:value-type="float" office:value="0" calcext:value-type="float">
            <text:p>0</text:p>
          </table:table-cell>
          <table:table-cell table:formula="of:=[.D232]-[.G232]" office:value-type="float" office:value="0" calcext:value-type="float">
            <text:p>0</text:p>
          </table:table-cell>
          <table:table-cell table:formula="of:=[.C232]-[.F232]" office:value-type="float" office:value="1.708224419" calcext:value-type="float">
            <text:p>1,70822441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.19074" calcext:value-type="float">
            <text:p>2,19E+00</text:p>
          </table:table-cell>
          <table:table-cell table:formula="of:=([.B233]-[.A233])/[.A23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295" calcext:value-type="float">
            <text:p>8,30E-06</text:p>
          </table:table-cell>
          <table:table-cell table:formula="of:=([.E233]-[.A233])/[.A233]" office:value-type="float" office:value="0" calcext:value-type="float">
            <text:p>0</text:p>
          </table:table-cell>
          <table:table-cell table:formula="of:=[.D233]-[.G233]" office:value-type="float" office:value="0" calcext:value-type="float">
            <text:p>0</text:p>
          </table:table-cell>
          <table:table-cell table:formula="of:=[.C233]-[.F233]" office:value-type="float" office:value="2.190731705" calcext:value-type="float">
            <text:p>2,19073170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4.60214" calcext:value-type="float">
            <text:p>4,60E+00</text:p>
          </table:table-cell>
          <table:table-cell table:formula="of:=([.B234]-[.A234])/[.A23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115" calcext:value-type="float">
            <text:p>1,11E-05</text:p>
          </table:table-cell>
          <table:table-cell table:formula="of:=([.E234]-[.A234])/[.A234]" office:value-type="float" office:value="0" calcext:value-type="float">
            <text:p>0</text:p>
          </table:table-cell>
          <table:table-cell table:formula="of:=[.D234]-[.G234]" office:value-type="float" office:value="0" calcext:value-type="float">
            <text:p>0</text:p>
          </table:table-cell>
          <table:table-cell table:formula="of:=[.C234]-[.F234]" office:value-type="float" office:value="4.602128885" calcext:value-type="float">
            <text:p>4,60212888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.00751" calcext:value-type="float">
            <text:p>2,01E+00</text:p>
          </table:table-cell>
          <table:table-cell table:formula="of:=([.B235]-[.A235])/[.A23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32" calcext:value-type="float">
            <text:p>7,33E-06</text:p>
          </table:table-cell>
          <table:table-cell table:formula="of:=([.E235]-[.A235])/[.A235]" office:value-type="float" office:value="0" calcext:value-type="float">
            <text:p>0</text:p>
          </table:table-cell>
          <table:table-cell table:formula="of:=[.D235]-[.G235]" office:value-type="float" office:value="0" calcext:value-type="float">
            <text:p>0</text:p>
          </table:table-cell>
          <table:table-cell table:formula="of:=[.C235]-[.F235]" office:value-type="float" office:value="2.007502668" calcext:value-type="float">
            <text:p>2,00750266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88274" calcext:value-type="float">
            <text:p>1,88E+00</text:p>
          </table:table-cell>
          <table:table-cell table:formula="of:=([.B236]-[.A236])/[.A23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116" calcext:value-type="float">
            <text:p>9,12E-06</text:p>
          </table:table-cell>
          <table:table-cell table:formula="of:=([.E236]-[.A236])/[.A236]" office:value-type="float" office:value="0" calcext:value-type="float">
            <text:p>0</text:p>
          </table:table-cell>
          <table:table-cell table:formula="of:=[.D236]-[.G236]" office:value-type="float" office:value="0" calcext:value-type="float">
            <text:p>0</text:p>
          </table:table-cell>
          <table:table-cell table:formula="of:=[.C236]-[.F236]" office:value-type="float" office:value="1.882730884" calcext:value-type="float">
            <text:p>1,88273088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.23109" calcext:value-type="float">
            <text:p>3,23E+00</text:p>
          </table:table-cell>
          <table:table-cell table:formula="of:=([.B237]-[.A237])/[.A23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47" calcext:value-type="float">
            <text:p>7,75E-06</text:p>
          </table:table-cell>
          <table:table-cell table:formula="of:=([.E237]-[.A237])/[.A237]" office:value-type="float" office:value="0" calcext:value-type="float">
            <text:p>0</text:p>
          </table:table-cell>
          <table:table-cell table:formula="of:=[.D237]-[.G237]" office:value-type="float" office:value="0" calcext:value-type="float">
            <text:p>0</text:p>
          </table:table-cell>
          <table:table-cell table:formula="of:=[.C237]-[.F237]" office:value-type="float" office:value="3.231082253" calcext:value-type="float">
            <text:p>3,23108225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4.93777" calcext:value-type="float">
            <text:p>4,94E+00</text:p>
          </table:table-cell>
          <table:table-cell table:formula="of:=([.B238]-[.A238])/[.A23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316" calcext:value-type="float">
            <text:p>1,63E-05</text:p>
          </table:table-cell>
          <table:table-cell table:formula="of:=([.E238]-[.A238])/[.A238]" office:value-type="float" office:value="0" calcext:value-type="float">
            <text:p>0</text:p>
          </table:table-cell>
          <table:table-cell table:formula="of:=[.D238]-[.G238]" office:value-type="float" office:value="0" calcext:value-type="float">
            <text:p>0</text:p>
          </table:table-cell>
          <table:table-cell table:formula="of:=[.C238]-[.F238]" office:value-type="float" office:value="4.937753684" calcext:value-type="float">
            <text:p>4,93775368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4.3885" calcext:value-type="float">
            <text:p>4,39E+00</text:p>
          </table:table-cell>
          <table:table-cell table:formula="of:=([.B239]-[.A239])/[.A23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935" calcext:value-type="float">
            <text:p>8,94E-06</text:p>
          </table:table-cell>
          <table:table-cell table:formula="of:=([.E239]-[.A239])/[.A239]" office:value-type="float" office:value="0" calcext:value-type="float">
            <text:p>0</text:p>
          </table:table-cell>
          <table:table-cell table:formula="of:=[.D239]-[.G239]" office:value-type="float" office:value="0" calcext:value-type="float">
            <text:p>0</text:p>
          </table:table-cell>
          <table:table-cell table:formula="of:=[.C239]-[.F239]" office:value-type="float" office:value="4.388491065" calcext:value-type="float">
            <text:p>4,38849106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11289" calcext:value-type="float">
            <text:p>1,11E+00</text:p>
          </table:table-cell>
          <table:table-cell table:formula="of:=([.B240]-[.A240])/[.A24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442" calcext:value-type="float">
            <text:p>5,44E-06</text:p>
          </table:table-cell>
          <table:table-cell table:formula="of:=([.E240]-[.A240])/[.A240]" office:value-type="float" office:value="0" calcext:value-type="float">
            <text:p>0</text:p>
          </table:table-cell>
          <table:table-cell table:formula="of:=[.D240]-[.G240]" office:value-type="float" office:value="0" calcext:value-type="float">
            <text:p>0</text:p>
          </table:table-cell>
          <table:table-cell table:formula="of:=[.C240]-[.F240]" office:value-type="float" office:value="1.112884558" calcext:value-type="float">
            <text:p>1,11288455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88297" calcext:value-type="float">
            <text:p>1,88E+00</text:p>
          </table:table-cell>
          <table:table-cell table:formula="of:=([.B241]-[.A241])/[.A24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698" calcext:value-type="float">
            <text:p>1,17E-05</text:p>
          </table:table-cell>
          <table:table-cell table:formula="of:=([.E241]-[.A241])/[.A241]" office:value-type="float" office:value="0" calcext:value-type="float">
            <text:p>0</text:p>
          </table:table-cell>
          <table:table-cell table:formula="of:=[.D241]-[.G241]" office:value-type="float" office:value="0" calcext:value-type="float">
            <text:p>0</text:p>
          </table:table-cell>
          <table:table-cell table:formula="of:=[.C241]-[.F241]" office:value-type="float" office:value="1.882958302" calcext:value-type="float">
            <text:p>1,88295830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63855" calcext:value-type="float">
            <text:p>1,64E+00</text:p>
          </table:table-cell>
          <table:table-cell table:formula="of:=([.B242]-[.A242])/[.A24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464" calcext:value-type="float">
            <text:p>1,05E-05</text:p>
          </table:table-cell>
          <table:table-cell table:formula="of:=([.E242]-[.A242])/[.A242]" office:value-type="float" office:value="0" calcext:value-type="float">
            <text:p>0</text:p>
          </table:table-cell>
          <table:table-cell table:formula="of:=[.D242]-[.G242]" office:value-type="float" office:value="0" calcext:value-type="float">
            <text:p>0</text:p>
          </table:table-cell>
          <table:table-cell table:formula="of:=[.C242]-[.F242]" office:value-type="float" office:value="1.638539536" calcext:value-type="float">
            <text:p>1,63853953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.60268" calcext:value-type="float">
            <text:p>3,60E+00</text:p>
          </table:table-cell>
          <table:table-cell table:formula="of:=([.B243]-[.A243])/[.A24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518" calcext:value-type="float">
            <text:p>5,52E-06</text:p>
          </table:table-cell>
          <table:table-cell table:formula="of:=([.E243]-[.A243])/[.A243]" office:value-type="float" office:value="0" calcext:value-type="float">
            <text:p>0</text:p>
          </table:table-cell>
          <table:table-cell table:formula="of:=[.D243]-[.G243]" office:value-type="float" office:value="0" calcext:value-type="float">
            <text:p>0</text:p>
          </table:table-cell>
          <table:table-cell table:formula="of:=[.C243]-[.F243]" office:value-type="float" office:value="3.602674482" calcext:value-type="float">
            <text:p>3,60267448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.59178" calcext:value-type="float">
            <text:p>2,59E+00</text:p>
          </table:table-cell>
          <table:table-cell table:formula="of:=([.B244]-[.A244])/[.A24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24062" calcext:value-type="float">
            <text:p>2,41E-05</text:p>
          </table:table-cell>
          <table:table-cell table:formula="of:=([.E244]-[.A244])/[.A244]" office:value-type="float" office:value="0" calcext:value-type="float">
            <text:p>0</text:p>
          </table:table-cell>
          <table:table-cell table:formula="of:=[.D244]-[.G244]" office:value-type="float" office:value="0" calcext:value-type="float">
            <text:p>0</text:p>
          </table:table-cell>
          <table:table-cell table:formula="of:=[.C244]-[.F244]" office:value-type="float" office:value="2.591755938" calcext:value-type="float">
            <text:p>2,59175593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.32929" calcext:value-type="float">
            <text:p>3,33E+00</text:p>
          </table:table-cell>
          <table:table-cell table:formula="of:=([.B245]-[.A245])/[.A24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817" calcext:value-type="float">
            <text:p>1,48E-05</text:p>
          </table:table-cell>
          <table:table-cell table:formula="of:=([.E245]-[.A245])/[.A245]" office:value-type="float" office:value="0" calcext:value-type="float">
            <text:p>0</text:p>
          </table:table-cell>
          <table:table-cell table:formula="of:=[.D245]-[.G245]" office:value-type="float" office:value="0" calcext:value-type="float">
            <text:p>0</text:p>
          </table:table-cell>
          <table:table-cell table:formula="of:=[.C245]-[.F245]" office:value-type="float" office:value="3.329275183" calcext:value-type="float">
            <text:p>3,32927518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82214" calcext:value-type="float">
            <text:p>1,82E+00</text:p>
          </table:table-cell>
          <table:table-cell table:formula="of:=([.B246]-[.A246])/[.A24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73" calcext:value-type="float">
            <text:p>7,47E-06</text:p>
          </table:table-cell>
          <table:table-cell table:formula="of:=([.E246]-[.A246])/[.A246]" office:value-type="float" office:value="0" calcext:value-type="float">
            <text:p>0</text:p>
          </table:table-cell>
          <table:table-cell table:formula="of:=[.D246]-[.G246]" office:value-type="float" office:value="0" calcext:value-type="float">
            <text:p>0</text:p>
          </table:table-cell>
          <table:table-cell table:formula="of:=[.C246]-[.F246]" office:value-type="float" office:value="1.822132527" calcext:value-type="float">
            <text:p>1,82213252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84631" calcext:value-type="float">
            <text:p>1,85E+00</text:p>
          </table:table-cell>
          <table:table-cell table:formula="of:=([.B247]-[.A247])/[.A24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63" calcext:value-type="float">
            <text:p>7,76E-06</text:p>
          </table:table-cell>
          <table:table-cell table:formula="of:=([.E247]-[.A247])/[.A247]" office:value-type="float" office:value="0" calcext:value-type="float">
            <text:p>0</text:p>
          </table:table-cell>
          <table:table-cell table:formula="of:=[.D247]-[.G247]" office:value-type="float" office:value="0" calcext:value-type="float">
            <text:p>0</text:p>
          </table:table-cell>
          <table:table-cell table:formula="of:=[.C247]-[.F247]" office:value-type="float" office:value="1.846302237" calcext:value-type="float">
            <text:p>1,84630223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.46035" calcext:value-type="float">
            <text:p>2,46E+00</text:p>
          </table:table-cell>
          <table:table-cell table:formula="of:=([.B248]-[.A248])/[.A2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528" calcext:value-type="float">
            <text:p>7,53E-06</text:p>
          </table:table-cell>
          <table:table-cell table:formula="of:=([.E248]-[.A248])/[.A248]" office:value-type="float" office:value="0" calcext:value-type="float">
            <text:p>0</text:p>
          </table:table-cell>
          <table:table-cell table:formula="of:=[.D248]-[.G248]" office:value-type="float" office:value="0" calcext:value-type="float">
            <text:p>0</text:p>
          </table:table-cell>
          <table:table-cell table:formula="of:=[.C248]-[.F248]" office:value-type="float" office:value="2.460342472" calcext:value-type="float">
            <text:p>2,4603424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4.31303" calcext:value-type="float">
            <text:p>4,31E+00</text:p>
          </table:table-cell>
          <table:table-cell table:formula="of:=([.B249]-[.A249])/[.A24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159" calcext:value-type="float">
            <text:p>1,62E-05</text:p>
          </table:table-cell>
          <table:table-cell table:formula="of:=([.E249]-[.A249])/[.A249]" office:value-type="float" office:value="0" calcext:value-type="float">
            <text:p>0</text:p>
          </table:table-cell>
          <table:table-cell table:formula="of:=[.D249]-[.G249]" office:value-type="float" office:value="0" calcext:value-type="float">
            <text:p>0</text:p>
          </table:table-cell>
          <table:table-cell table:formula="of:=[.C249]-[.F249]" office:value-type="float" office:value="4.313013841" calcext:value-type="float">
            <text:p>4,31301384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81899" calcext:value-type="float">
            <text:p>1,82E+00</text:p>
          </table:table-cell>
          <table:table-cell table:formula="of:=([.B250]-[.A250])/[.A25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3" calcext:value-type="float">
            <text:p>7,73E-06</text:p>
          </table:table-cell>
          <table:table-cell table:formula="of:=([.E250]-[.A250])/[.A250]" office:value-type="float" office:value="0" calcext:value-type="float">
            <text:p>0</text:p>
          </table:table-cell>
          <table:table-cell table:formula="of:=[.D250]-[.G250]" office:value-type="float" office:value="0" calcext:value-type="float">
            <text:p>0</text:p>
          </table:table-cell>
          <table:table-cell table:formula="of:=[.C250]-[.F250]" office:value-type="float" office:value="1.81898227" calcext:value-type="float">
            <text:p>1,8189822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4.1706" calcext:value-type="float">
            <text:p>4,17E+00</text:p>
          </table:table-cell>
          <table:table-cell table:formula="of:=([.B251]-[.A251])/[.A25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445" calcext:value-type="float">
            <text:p>7,45E-06</text:p>
          </table:table-cell>
          <table:table-cell table:formula="of:=([.E251]-[.A251])/[.A251]" office:value-type="float" office:value="0" calcext:value-type="float">
            <text:p>0</text:p>
          </table:table-cell>
          <table:table-cell table:formula="of:=[.D251]-[.G251]" office:value-type="float" office:value="0" calcext:value-type="float">
            <text:p>0</text:p>
          </table:table-cell>
          <table:table-cell table:formula="of:=[.C251]-[.F251]" office:value-type="float" office:value="4.170592555" calcext:value-type="float">
            <text:p>4,17059255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.02016" calcext:value-type="float">
            <text:p>2,02E+00</text:p>
          </table:table-cell>
          <table:table-cell table:formula="of:=([.B252]-[.A252])/[.A25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356" calcext:value-type="float">
            <text:p>1,64E-05</text:p>
          </table:table-cell>
          <table:table-cell table:formula="of:=([.E252]-[.A252])/[.A252]" office:value-type="float" office:value="0" calcext:value-type="float">
            <text:p>0</text:p>
          </table:table-cell>
          <table:table-cell table:formula="of:=[.D252]-[.G252]" office:value-type="float" office:value="0" calcext:value-type="float">
            <text:p>0</text:p>
          </table:table-cell>
          <table:table-cell table:formula="of:=[.C252]-[.F252]" office:value-type="float" office:value="2.020143644" calcext:value-type="float">
            <text:p>2,02014364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14191" calcext:value-type="float">
            <text:p>1,14E+00</text:p>
          </table:table-cell>
          <table:table-cell table:formula="of:=([.B253]-[.A253])/[.A2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26" calcext:value-type="float">
            <text:p>7,73E-06</text:p>
          </table:table-cell>
          <table:table-cell table:formula="of:=([.E253]-[.A253])/[.A253]" office:value-type="float" office:value="0" calcext:value-type="float">
            <text:p>0</text:p>
          </table:table-cell>
          <table:table-cell table:formula="of:=[.D253]-[.G253]" office:value-type="float" office:value="0" calcext:value-type="float">
            <text:p>0</text:p>
          </table:table-cell>
          <table:table-cell table:formula="of:=[.C253]-[.F253]" office:value-type="float" office:value="1.141902274" calcext:value-type="float">
            <text:p>1,14190227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4.63086" calcext:value-type="float">
            <text:p>4,63E+00</text:p>
          </table:table-cell>
          <table:table-cell table:formula="of:=([.B254]-[.A254])/[.A25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796" calcext:value-type="float">
            <text:p>7,80E-06</text:p>
          </table:table-cell>
          <table:table-cell table:formula="of:=([.E254]-[.A254])/[.A254]" office:value-type="float" office:value="0" calcext:value-type="float">
            <text:p>0</text:p>
          </table:table-cell>
          <table:table-cell table:formula="of:=[.D254]-[.G254]" office:value-type="float" office:value="0" calcext:value-type="float">
            <text:p>0</text:p>
          </table:table-cell>
          <table:table-cell table:formula="of:=[.C254]-[.F254]" office:value-type="float" office:value="4.630852204" calcext:value-type="float">
            <text:p>4,63085220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.42072" calcext:value-type="float">
            <text:p>2,42E+00</text:p>
          </table:table-cell>
          <table:table-cell table:formula="of:=([.B255]-[.A255])/[.A25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528" calcext:value-type="float">
            <text:p>1,65E-05</text:p>
          </table:table-cell>
          <table:table-cell table:formula="of:=([.E255]-[.A255])/[.A255]" office:value-type="float" office:value="0" calcext:value-type="float">
            <text:p>0</text:p>
          </table:table-cell>
          <table:table-cell table:formula="of:=[.D255]-[.G255]" office:value-type="float" office:value="0" calcext:value-type="float">
            <text:p>0</text:p>
          </table:table-cell>
          <table:table-cell table:formula="of:=[.C255]-[.F255]" office:value-type="float" office:value="2.420703472" calcext:value-type="float">
            <text:p>2,4207034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51151" calcext:value-type="float">
            <text:p>1,51E+00</text:p>
          </table:table-cell>
          <table:table-cell table:formula="of:=([.B256]-[.A256])/[.A25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927" calcext:value-type="float">
            <text:p>7,93E-06</text:p>
          </table:table-cell>
          <table:table-cell table:formula="of:=([.E256]-[.A256])/[.A256]" office:value-type="float" office:value="0" calcext:value-type="float">
            <text:p>0</text:p>
          </table:table-cell>
          <table:table-cell table:formula="of:=[.D256]-[.G256]" office:value-type="float" office:value="0" calcext:value-type="float">
            <text:p>0</text:p>
          </table:table-cell>
          <table:table-cell table:formula="of:=[.C256]-[.F256]" office:value-type="float" office:value="1.511502073" calcext:value-type="float">
            <text:p>1,51150207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.10573" calcext:value-type="float">
            <text:p>3,11E+00</text:p>
          </table:table-cell>
          <table:table-cell table:formula="of:=([.B257]-[.A257])/[.A25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248" calcext:value-type="float">
            <text:p>7,25E-06</text:p>
          </table:table-cell>
          <table:table-cell table:formula="of:=([.E257]-[.A257])/[.A257]" office:value-type="float" office:value="0" calcext:value-type="float">
            <text:p>0</text:p>
          </table:table-cell>
          <table:table-cell table:formula="of:=[.D257]-[.G257]" office:value-type="float" office:value="0" calcext:value-type="float">
            <text:p>0</text:p>
          </table:table-cell>
          <table:table-cell table:formula="of:=[.C257]-[.F257]" office:value-type="float" office:value="3.105722752" calcext:value-type="float">
            <text:p>3,10572275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.25208" calcext:value-type="float">
            <text:p>2,25E+00</text:p>
          </table:table-cell>
          <table:table-cell table:formula="of:=([.B258]-[.A258])/[.A25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477" calcext:value-type="float">
            <text:p>1,55E-05</text:p>
          </table:table-cell>
          <table:table-cell table:formula="of:=([.E258]-[.A258])/[.A258]" office:value-type="float" office:value="0" calcext:value-type="float">
            <text:p>0</text:p>
          </table:table-cell>
          <table:table-cell table:formula="of:=[.D258]-[.G258]" office:value-type="float" office:value="0" calcext:value-type="float">
            <text:p>0</text:p>
          </table:table-cell>
          <table:table-cell table:formula="of:=[.C258]-[.F258]" office:value-type="float" office:value="2.252064523" calcext:value-type="float">
            <text:p>2,25206452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579167" calcext:value-type="float">
            <text:p>5,79E-01</text:p>
          </table:table-cell>
          <table:table-cell table:formula="of:=([.B259]-[.A259])/[.A25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8416" calcext:value-type="float">
            <text:p>1,84E-05</text:p>
          </table:table-cell>
          <table:table-cell table:formula="of:=([.E259]-[.A259])/[.A259]" office:value-type="float" office:value="0" calcext:value-type="float">
            <text:p>0</text:p>
          </table:table-cell>
          <table:table-cell table:formula="of:=[.D259]-[.G259]" office:value-type="float" office:value="0" calcext:value-type="float">
            <text:p>0</text:p>
          </table:table-cell>
          <table:table-cell table:formula="of:=[.C259]-[.F259]" office:value-type="float" office:value="0.579148584" calcext:value-type="float">
            <text:p>0,57914858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.96777" calcext:value-type="float">
            <text:p>1,97E+00</text:p>
          </table:table-cell>
          <table:table-cell table:formula="of:=([.B260]-[.A260])/[.A26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245" calcext:value-type="float">
            <text:p>8,25E-06</text:p>
          </table:table-cell>
          <table:table-cell table:formula="of:=([.E260]-[.A260])/[.A260]" office:value-type="float" office:value="0" calcext:value-type="float">
            <text:p>0</text:p>
          </table:table-cell>
          <table:table-cell table:formula="of:=[.D260]-[.G260]" office:value-type="float" office:value="0" calcext:value-type="float">
            <text:p>0</text:p>
          </table:table-cell>
          <table:table-cell table:formula="of:=[.C260]-[.F260]" office:value-type="float" office:value="1.967761755" calcext:value-type="float">
            <text:p>1,96776175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95614" calcext:value-type="float">
            <text:p>9,56E-02</text:p>
          </table:table-cell>
          <table:table-cell table:formula="of:=([.B261]-[.A261])/[.A26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8318" calcext:value-type="float">
            <text:p>8,32E-06</text:p>
          </table:table-cell>
          <table:table-cell table:formula="of:=([.E261]-[.A261])/[.A261]" office:value-type="float" office:value="0" calcext:value-type="float">
            <text:p>0</text:p>
          </table:table-cell>
          <table:table-cell table:formula="of:=[.D261]-[.G261]" office:value-type="float" office:value="0" calcext:value-type="float">
            <text:p>0</text:p>
          </table:table-cell>
          <table:table-cell table:formula="of:=[.C261]-[.F261]" office:value-type="float" office:value="0.095605682" calcext:value-type="float">
            <text:p>0,09560568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29.4823" calcext:value-type="float">
            <text:p>2,95E+01</text:p>
          </table:table-cell>
          <table:table-cell table:formula="of:=([.B262]-[.A262])/[.A26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62" calcext:value-type="float">
            <text:p>1,12E-05</text:p>
          </table:table-cell>
          <table:table-cell table:formula="of:=([.E262]-[.A262])/[.A262]" office:value-type="float" office:value="0" calcext:value-type="float">
            <text:p>0</text:p>
          </table:table-cell>
          <table:table-cell table:formula="of:=[.D262]-[.G262]" office:value-type="float" office:value="0" calcext:value-type="float">
            <text:p>0</text:p>
          </table:table-cell>
          <table:table-cell table:formula="of:=[.C262]-[.F262]" office:value-type="float" office:value="29.482288838" calcext:value-type="float">
            <text:p>29,482288838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.96086" calcext:value-type="float">
            <text:p>1,96E+00</text:p>
          </table:table-cell>
          <table:table-cell table:formula="of:=([.B263]-[.A263])/[.A26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756" calcext:value-type="float">
            <text:p>1,18E-05</text:p>
          </table:table-cell>
          <table:table-cell table:formula="of:=([.E263]-[.A263])/[.A263]" office:value-type="float" office:value="0" calcext:value-type="float">
            <text:p>0</text:p>
          </table:table-cell>
          <table:table-cell table:formula="of:=[.D263]-[.G263]" office:value-type="float" office:value="0" calcext:value-type="float">
            <text:p>0</text:p>
          </table:table-cell>
          <table:table-cell table:formula="of:=[.C263]-[.F263]" office:value-type="float" office:value="1.960848244" calcext:value-type="float">
            <text:p>1,96084824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3.38916" calcext:value-type="float">
            <text:p>3,39E+00</text:p>
          </table:table-cell>
          <table:table-cell table:formula="of:=([.B264]-[.A264])/[.A26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982" calcext:value-type="float">
            <text:p>6,98E-06</text:p>
          </table:table-cell>
          <table:table-cell table:formula="of:=([.E264]-[.A264])/[.A264]" office:value-type="float" office:value="0" calcext:value-type="float">
            <text:p>0</text:p>
          </table:table-cell>
          <table:table-cell table:formula="of:=[.D264]-[.G264]" office:value-type="float" office:value="0" calcext:value-type="float">
            <text:p>0</text:p>
          </table:table-cell>
          <table:table-cell table:formula="of:=[.C264]-[.F264]" office:value-type="float" office:value="3.389153018" calcext:value-type="float">
            <text:p>3,38915301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75966" calcext:value-type="float">
            <text:p>1,76E+00</text:p>
          </table:table-cell>
          <table:table-cell table:formula="of:=([.B265]-[.A265])/[.A26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68" calcext:value-type="float">
            <text:p>1,07E-05</text:p>
          </table:table-cell>
          <table:table-cell table:formula="of:=([.E265]-[.A265])/[.A265]" office:value-type="float" office:value="0" calcext:value-type="float">
            <text:p>0</text:p>
          </table:table-cell>
          <table:table-cell table:formula="of:=[.D265]-[.G265]" office:value-type="float" office:value="0" calcext:value-type="float">
            <text:p>0</text:p>
          </table:table-cell>
          <table:table-cell table:formula="of:=[.C265]-[.F265]" office:value-type="float" office:value="1.75964932" calcext:value-type="float">
            <text:p>1,7596493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111704" calcext:value-type="float">
            <text:p>1,12E-01</text:p>
          </table:table-cell>
          <table:table-cell table:formula="of:=([.B266]-[.A266])/[.A26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8117" calcext:value-type="float">
            <text:p>8,12E-06</text:p>
          </table:table-cell>
          <table:table-cell table:formula="of:=([.E266]-[.A266])/[.A266]" office:value-type="float" office:value="0" calcext:value-type="float">
            <text:p>0</text:p>
          </table:table-cell>
          <table:table-cell table:formula="of:=[.D266]-[.G266]" office:value-type="float" office:value="0" calcext:value-type="float">
            <text:p>0</text:p>
          </table:table-cell>
          <table:table-cell table:formula="of:=[.C266]-[.F266]" office:value-type="float" office:value="0.111695883" calcext:value-type="float">
            <text:p>0,11169588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31648" calcext:value-type="float">
            <text:p>1,32E+00</text:p>
          </table:table-cell>
          <table:table-cell table:formula="of:=([.B267]-[.A267])/[.A26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282" calcext:value-type="float">
            <text:p>4,28E-06</text:p>
          </table:table-cell>
          <table:table-cell table:formula="of:=([.E267]-[.A267])/[.A267]" office:value-type="float" office:value="0" calcext:value-type="float">
            <text:p>0</text:p>
          </table:table-cell>
          <table:table-cell table:formula="of:=[.D267]-[.G267]" office:value-type="float" office:value="0" calcext:value-type="float">
            <text:p>0</text:p>
          </table:table-cell>
          <table:table-cell table:formula="of:=[.C267]-[.F267]" office:value-type="float" office:value="1.316475718" calcext:value-type="float">
            <text:p>1,31647571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382345" calcext:value-type="float">
            <text:p>3,82E-01</text:p>
          </table:table-cell>
          <table:table-cell table:formula="of:=([.B268]-[.A268])/[.A26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767" calcext:value-type="float">
            <text:p>6,77E-06</text:p>
          </table:table-cell>
          <table:table-cell table:formula="of:=([.E268]-[.A268])/[.A268]" office:value-type="float" office:value="0" calcext:value-type="float">
            <text:p>0</text:p>
          </table:table-cell>
          <table:table-cell table:formula="of:=[.D268]-[.G268]" office:value-type="float" office:value="0" calcext:value-type="float">
            <text:p>0</text:p>
          </table:table-cell>
          <table:table-cell table:formula="of:=[.C268]-[.F268]" office:value-type="float" office:value="0.382338233" calcext:value-type="float">
            <text:p>0,38233823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88094" calcext:value-type="float">
            <text:p>8,81E-02</text:p>
          </table:table-cell>
          <table:table-cell table:formula="of:=([.B269]-[.A269])/[.A26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696" calcext:value-type="float">
            <text:p>7,70E-06</text:p>
          </table:table-cell>
          <table:table-cell table:formula="of:=([.E269]-[.A269])/[.A269]" office:value-type="float" office:value="0" calcext:value-type="float">
            <text:p>0</text:p>
          </table:table-cell>
          <table:table-cell table:formula="of:=[.D269]-[.G269]" office:value-type="float" office:value="0" calcext:value-type="float">
            <text:p>0</text:p>
          </table:table-cell>
          <table:table-cell table:formula="of:=[.C269]-[.F269]" office:value-type="float" office:value="0.088086304" calcext:value-type="float">
            <text:p>0,08808630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49917" calcext:value-type="float">
            <text:p>1,50E-01</text:p>
          </table:table-cell>
          <table:table-cell table:formula="of:=([.B270]-[.A270])/[.A2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921" calcext:value-type="float">
            <text:p>6,92E-06</text:p>
          </table:table-cell>
          <table:table-cell table:formula="of:=([.E270]-[.A270])/[.A270]" office:value-type="float" office:value="0" calcext:value-type="float">
            <text:p>0</text:p>
          </table:table-cell>
          <table:table-cell table:formula="of:=[.D270]-[.G270]" office:value-type="float" office:value="0" calcext:value-type="float">
            <text:p>0</text:p>
          </table:table-cell>
          <table:table-cell table:formula="of:=[.C270]-[.F270]" office:value-type="float" office:value="0.149910079" calcext:value-type="float">
            <text:p>0,14991007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4.00809" calcext:value-type="float">
            <text:p>4,01E+00</text:p>
          </table:table-cell>
          <table:table-cell table:formula="of:=([.B271]-[.A271])/[.A27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" calcext:value-type="float">
            <text:p>5,10E-06</text:p>
          </table:table-cell>
          <table:table-cell table:formula="of:=([.E271]-[.A271])/[.A271]" office:value-type="float" office:value="0" calcext:value-type="float">
            <text:p>0</text:p>
          </table:table-cell>
          <table:table-cell table:formula="of:=[.D271]-[.G271]" office:value-type="float" office:value="0" calcext:value-type="float">
            <text:p>0</text:p>
          </table:table-cell>
          <table:table-cell table:formula="of:=[.C271]-[.F271]" office:value-type="float" office:value="4.0080849" calcext:value-type="float">
            <text:p>4,008084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.356402" calcext:value-type="float">
            <text:p>3,56E-01</text:p>
          </table:table-cell>
          <table:table-cell table:formula="of:=([.B272]-[.A272])/[.A27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572" calcext:value-type="float">
            <text:p>1,26E-05</text:p>
          </table:table-cell>
          <table:table-cell table:formula="of:=([.E272]-[.A272])/[.A272]" office:value-type="float" office:value="0" calcext:value-type="float">
            <text:p>0</text:p>
          </table:table-cell>
          <table:table-cell table:formula="of:=[.D272]-[.G272]" office:value-type="float" office:value="0" calcext:value-type="float">
            <text:p>0</text:p>
          </table:table-cell>
          <table:table-cell table:formula="of:=[.C272]-[.F272]" office:value-type="float" office:value="0.356389428" calcext:value-type="float">
            <text:p>0,356389428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4.00174" calcext:value-type="float">
            <text:p>4,00E+00</text:p>
          </table:table-cell>
          <table:table-cell table:formula="of:=([.B273]-[.A273])/[.A27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157" calcext:value-type="float">
            <text:p>1,12E-05</text:p>
          </table:table-cell>
          <table:table-cell table:formula="of:=([.E273]-[.A273])/[.A273]" office:value-type="float" office:value="0" calcext:value-type="float">
            <text:p>0</text:p>
          </table:table-cell>
          <table:table-cell table:formula="of:=[.D273]-[.G273]" office:value-type="float" office:value="0" calcext:value-type="float">
            <text:p>0</text:p>
          </table:table-cell>
          <table:table-cell table:formula="of:=[.C273]-[.F273]" office:value-type="float" office:value="4.001728843" calcext:value-type="float">
            <text:p>4,00172884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.539753" calcext:value-type="float">
            <text:p>5,40E-01</text:p>
          </table:table-cell>
          <table:table-cell table:formula="of:=([.B274]-[.A274])/[.A27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521" calcext:value-type="float">
            <text:p>9,52E-06</text:p>
          </table:table-cell>
          <table:table-cell table:formula="of:=([.E274]-[.A274])/[.A274]" office:value-type="float" office:value="0" calcext:value-type="float">
            <text:p>0</text:p>
          </table:table-cell>
          <table:table-cell table:formula="of:=[.D274]-[.G274]" office:value-type="float" office:value="0" calcext:value-type="float">
            <text:p>0</text:p>
          </table:table-cell>
          <table:table-cell table:formula="of:=[.C274]-[.F274]" office:value-type="float" office:value="0.539743479" calcext:value-type="float">
            <text:p>0,53974347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1075" calcext:value-type="float">
            <text:p>1,11E+00</text:p>
          </table:table-cell>
          <table:table-cell table:formula="of:=([.B275]-[.A275])/[.A27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563" calcext:value-type="float">
            <text:p>1,16E-05</text:p>
          </table:table-cell>
          <table:table-cell table:formula="of:=([.E275]-[.A275])/[.A275]" office:value-type="float" office:value="0" calcext:value-type="float">
            <text:p>0</text:p>
          </table:table-cell>
          <table:table-cell table:formula="of:=[.D275]-[.G275]" office:value-type="float" office:value="0" calcext:value-type="float">
            <text:p>0</text:p>
          </table:table-cell>
          <table:table-cell table:formula="of:=[.C275]-[.F275]" office:value-type="float" office:value="1.107488437" calcext:value-type="float">
            <text:p>1,10748843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.57098" calcext:value-type="float">
            <text:p>1,57E+00</text:p>
          </table:table-cell>
          <table:table-cell table:formula="of:=([.B276]-[.A276])/[.A27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835" calcext:value-type="float">
            <text:p>1,18E-05</text:p>
          </table:table-cell>
          <table:table-cell table:formula="of:=([.E276]-[.A276])/[.A276]" office:value-type="float" office:value="0" calcext:value-type="float">
            <text:p>0</text:p>
          </table:table-cell>
          <table:table-cell table:formula="of:=[.D276]-[.G276]" office:value-type="float" office:value="0" calcext:value-type="float">
            <text:p>0</text:p>
          </table:table-cell>
          <table:table-cell table:formula="of:=[.C276]-[.F276]" office:value-type="float" office:value="1.570968165" calcext:value-type="float">
            <text:p>1,57096816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681684" calcext:value-type="float">
            <text:p>6,82E-01</text:p>
          </table:table-cell>
          <table:table-cell table:formula="of:=([.B277]-[.A277])/[.A27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436" calcext:value-type="float">
            <text:p>4,44E-06</text:p>
          </table:table-cell>
          <table:table-cell table:formula="of:=([.E277]-[.A277])/[.A277]" office:value-type="float" office:value="0" calcext:value-type="float">
            <text:p>0</text:p>
          </table:table-cell>
          <table:table-cell table:formula="of:=[.D277]-[.G277]" office:value-type="float" office:value="0" calcext:value-type="float">
            <text:p>0</text:p>
          </table:table-cell>
          <table:table-cell table:formula="of:=[.C277]-[.F277]" office:value-type="float" office:value="0.681679564" calcext:value-type="float">
            <text:p>0,68167956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139086" calcext:value-type="float">
            <text:p>1,39E-01</text:p>
          </table:table-cell>
          <table:table-cell table:formula="of:=([.B278]-[.A278])/[.A27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294" calcext:value-type="float">
            <text:p>6,29E-06</text:p>
          </table:table-cell>
          <table:table-cell table:formula="of:=([.E278]-[.A278])/[.A278]" office:value-type="float" office:value="0" calcext:value-type="float">
            <text:p>0</text:p>
          </table:table-cell>
          <table:table-cell table:formula="of:=[.D278]-[.G278]" office:value-type="float" office:value="0" calcext:value-type="float">
            <text:p>0</text:p>
          </table:table-cell>
          <table:table-cell table:formula="of:=[.C278]-[.F278]" office:value-type="float" office:value="0.139079706" calcext:value-type="float">
            <text:p>0,13907970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882361" calcext:value-type="float">
            <text:p>8,82E-02</text:p>
          </table:table-cell>
          <table:table-cell table:formula="of:=([.B279]-[.A279])/[.A2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75" calcext:value-type="float">
            <text:p>7,48E-06</text:p>
          </table:table-cell>
          <table:table-cell table:formula="of:=([.E279]-[.A279])/[.A279]" office:value-type="float" office:value="0" calcext:value-type="float">
            <text:p>0</text:p>
          </table:table-cell>
          <table:table-cell table:formula="of:=[.D279]-[.G279]" office:value-type="float" office:value="0" calcext:value-type="float">
            <text:p>0</text:p>
          </table:table-cell>
          <table:table-cell table:formula="of:=[.C279]-[.F279]" office:value-type="float" office:value="0.088228625" calcext:value-type="float">
            <text:p>0,08822862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29.4453" calcext:value-type="float">
            <text:p>2,94E+01</text:p>
          </table:table-cell>
          <table:table-cell table:formula="of:=([.B280]-[.A280])/[.A28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24" calcext:value-type="float">
            <text:p>5,12E-06</text:p>
          </table:table-cell>
          <table:table-cell table:formula="of:=([.E280]-[.A280])/[.A280]" office:value-type="float" office:value="0" calcext:value-type="float">
            <text:p>0</text:p>
          </table:table-cell>
          <table:table-cell table:formula="of:=[.D280]-[.G280]" office:value-type="float" office:value="0" calcext:value-type="float">
            <text:p>0</text:p>
          </table:table-cell>
          <table:table-cell table:formula="of:=[.C280]-[.F280]" office:value-type="float" office:value="29.445294876" calcext:value-type="float">
            <text:p>29,44529487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2.21762" calcext:value-type="float">
            <text:p>2,22E+00</text:p>
          </table:table-cell>
          <table:table-cell table:formula="of:=([.B281]-[.A281])/[.A28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2229" calcext:value-type="float">
            <text:p>1,22E-05</text:p>
          </table:table-cell>
          <table:table-cell table:formula="of:=([.E281]-[.A281])/[.A281]" office:value-type="float" office:value="0" calcext:value-type="float">
            <text:p>0</text:p>
          </table:table-cell>
          <table:table-cell table:formula="of:=[.D281]-[.G281]" office:value-type="float" office:value="0" calcext:value-type="float">
            <text:p>0</text:p>
          </table:table-cell>
          <table:table-cell table:formula="of:=[.C281]-[.F281]" office:value-type="float" office:value="2.217607771" calcext:value-type="float">
            <text:p>2,21760777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1.15355" calcext:value-type="float">
            <text:p>1,15355</text:p>
          </table:table-cell>
          <table:table-cell table:formula="of:=([.B282]-[.A282])/[.A28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639" calcext:value-type="float">
            <text:p>6,64E-06</text:p>
          </table:table-cell>
          <table:table-cell table:formula="of:=([.E282]-[.A282])/[.A282]" office:value-type="float" office:value="0" calcext:value-type="float">
            <text:p>0</text:p>
          </table:table-cell>
          <table:table-cell table:formula="of:=[.D282]-[.G282]" office:value-type="float" office:value="0" calcext:value-type="float">
            <text:p>0</text:p>
          </table:table-cell>
          <table:table-cell table:formula="of:=[.C282]-[.F282]" office:value-type="float" office:value="1.153543361" calcext:value-type="float">
            <text:p>1,15354336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465779" calcext:value-type="float">
            <text:p>0,465779</text:p>
          </table:table-cell>
          <table:table-cell table:formula="of:=([.B283]-[.A283])/[.A28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93" calcext:value-type="float">
            <text:p>5,09E-06</text:p>
          </table:table-cell>
          <table:table-cell table:formula="of:=([.E283]-[.A283])/[.A283]" office:value-type="float" office:value="0" calcext:value-type="float">
            <text:p>0</text:p>
          </table:table-cell>
          <table:table-cell table:formula="of:=[.D283]-[.G283]" office:value-type="float" office:value="0" calcext:value-type="float">
            <text:p>0</text:p>
          </table:table-cell>
          <table:table-cell table:formula="of:=[.C283]-[.F283]" office:value-type="float" office:value="0.465773907" calcext:value-type="float">
            <text:p>0,46577390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259572" calcext:value-type="float">
            <text:p>0,259572</text:p>
          </table:table-cell>
          <table:table-cell table:formula="of:=([.B284]-[.A284])/[.A28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747" calcext:value-type="float">
            <text:p>4,75E-06</text:p>
          </table:table-cell>
          <table:table-cell table:formula="of:=([.E284]-[.A284])/[.A284]" office:value-type="float" office:value="0" calcext:value-type="float">
            <text:p>0</text:p>
          </table:table-cell>
          <table:table-cell table:formula="of:=[.D284]-[.G284]" office:value-type="float" office:value="0" calcext:value-type="float">
            <text:p>0</text:p>
          </table:table-cell>
          <table:table-cell table:formula="of:=[.C284]-[.F284]" office:value-type="float" office:value="0.259567253" calcext:value-type="float">
            <text:p>0,25956725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3.27305" calcext:value-type="float">
            <text:p>3,27305</text:p>
          </table:table-cell>
          <table:table-cell table:formula="of:=([.B285]-[.A285])/[.A28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27" calcext:value-type="float">
            <text:p>5,73E-06</text:p>
          </table:table-cell>
          <table:table-cell table:formula="of:=([.E285]-[.A285])/[.A285]" office:value-type="float" office:value="0" calcext:value-type="float">
            <text:p>0</text:p>
          </table:table-cell>
          <table:table-cell table:formula="of:=[.D285]-[.G285]" office:value-type="float" office:value="0" calcext:value-type="float">
            <text:p>0</text:p>
          </table:table-cell>
          <table:table-cell table:formula="of:=[.C285]-[.F285]" office:value-type="float" office:value="3.273044273" calcext:value-type="float">
            <text:p>3,27304427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75363" calcext:value-type="float">
            <text:p>0,75363</text:p>
          </table:table-cell>
          <table:table-cell table:formula="of:=([.B286]-[.A286])/[.A28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303" calcext:value-type="float">
            <text:p>1,93E-05</text:p>
          </table:table-cell>
          <table:table-cell table:formula="of:=([.E286]-[.A286])/[.A286]" office:value-type="float" office:value="0" calcext:value-type="float">
            <text:p>0</text:p>
          </table:table-cell>
          <table:table-cell table:formula="of:=[.D286]-[.G286]" office:value-type="float" office:value="0" calcext:value-type="float">
            <text:p>0</text:p>
          </table:table-cell>
          <table:table-cell table:formula="of:=[.C286]-[.F286]" office:value-type="float" office:value="0.753610697" calcext:value-type="float">
            <text:p>0,75361069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3.27517" calcext:value-type="float">
            <text:p>3,27517</text:p>
          </table:table-cell>
          <table:table-cell table:formula="of:=([.B287]-[.A287])/[.A28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097" calcext:value-type="float">
            <text:p>5,10E-06</text:p>
          </table:table-cell>
          <table:table-cell table:formula="of:=([.E287]-[.A287])/[.A287]" office:value-type="float" office:value="0" calcext:value-type="float">
            <text:p>0</text:p>
          </table:table-cell>
          <table:table-cell table:formula="of:=[.D287]-[.G287]" office:value-type="float" office:value="0" calcext:value-type="float">
            <text:p>0</text:p>
          </table:table-cell>
          <table:table-cell table:formula="of:=[.C287]-[.F287]" office:value-type="float" office:value="3.275164903" calcext:value-type="float">
            <text:p>3,2751649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122152" calcext:value-type="float">
            <text:p>0,122152</text:p>
          </table:table-cell>
          <table:table-cell table:formula="of:=([.B288]-[.A288])/[.A2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88" calcext:value-type="float">
            <text:p>6,88E-06</text:p>
          </table:table-cell>
          <table:table-cell table:formula="of:=([.E288]-[.A288])/[.A288]" office:value-type="float" office:value="0" calcext:value-type="float">
            <text:p>0</text:p>
          </table:table-cell>
          <table:table-cell table:formula="of:=[.D288]-[.G288]" office:value-type="float" office:value="0" calcext:value-type="float">
            <text:p>0</text:p>
          </table:table-cell>
          <table:table-cell table:formula="of:=[.C288]-[.F288]" office:value-type="float" office:value="0.12214512" calcext:value-type="float">
            <text:p>0,1221451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5.58358" calcext:value-type="float">
            <text:p>5,58358</text:p>
          </table:table-cell>
          <table:table-cell table:formula="of:=([.B289]-[.A289])/[.A28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15" calcext:value-type="float">
            <text:p>1,02E-05</text:p>
          </table:table-cell>
          <table:table-cell table:formula="of:=([.E289]-[.A289])/[.A289]" office:value-type="float" office:value="0" calcext:value-type="float">
            <text:p>0</text:p>
          </table:table-cell>
          <table:table-cell table:formula="of:=[.D289]-[.G289]" office:value-type="float" office:value="0" calcext:value-type="float">
            <text:p>0</text:p>
          </table:table-cell>
          <table:table-cell table:formula="of:=[.C289]-[.F289]" office:value-type="float" office:value="5.58356985" calcext:value-type="float">
            <text:p>5,5835698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291574" calcext:value-type="float">
            <text:p>0,291574</text:p>
          </table:table-cell>
          <table:table-cell table:formula="of:=([.B290]-[.A290])/[.A29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7296" calcext:value-type="float">
            <text:p>1,73E-05</text:p>
          </table:table-cell>
          <table:table-cell table:formula="of:=([.E290]-[.A290])/[.A290]" office:value-type="float" office:value="0" calcext:value-type="float">
            <text:p>0</text:p>
          </table:table-cell>
          <table:table-cell table:formula="of:=[.D290]-[.G290]" office:value-type="float" office:value="0" calcext:value-type="float">
            <text:p>0</text:p>
          </table:table-cell>
          <table:table-cell table:formula="of:=[.C290]-[.F290]" office:value-type="float" office:value="0.291556704" calcext:value-type="float">
            <text:p>0,29155670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25.4712" calcext:value-type="float">
            <text:p>25,4712</text:p>
          </table:table-cell>
          <table:table-cell table:formula="of:=([.B291]-[.A291])/[.A29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8069" calcext:value-type="float">
            <text:p>1,81E-05</text:p>
          </table:table-cell>
          <table:table-cell table:formula="of:=([.E291]-[.A291])/[.A291]" office:value-type="float" office:value="0" calcext:value-type="float">
            <text:p>0</text:p>
          </table:table-cell>
          <table:table-cell table:formula="of:=[.D291]-[.G291]" office:value-type="float" office:value="0" calcext:value-type="float">
            <text:p>0</text:p>
          </table:table-cell>
          <table:table-cell table:formula="of:=[.C291]-[.F291]" office:value-type="float" office:value="25.471181931" calcext:value-type="float">
            <text:p>25,47118193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504202" calcext:value-type="float">
            <text:p>0,504202</text:p>
          </table:table-cell>
          <table:table-cell table:formula="of:=([.B292]-[.A292])/[.A29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983" calcext:value-type="float">
            <text:p>9,83E-06</text:p>
          </table:table-cell>
          <table:table-cell table:formula="of:=([.E292]-[.A292])/[.A292]" office:value-type="float" office:value="0" calcext:value-type="float">
            <text:p>0</text:p>
          </table:table-cell>
          <table:table-cell table:formula="of:=[.D292]-[.G292]" office:value-type="float" office:value="0" calcext:value-type="float">
            <text:p>0</text:p>
          </table:table-cell>
          <table:table-cell table:formula="of:=[.C292]-[.F292]" office:value-type="float" office:value="0.50419217" calcext:value-type="float">
            <text:p>0,5041921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114847" calcext:value-type="float">
            <text:p>0,114847</text:p>
          </table:table-cell>
          <table:table-cell table:formula="of:=([.B293]-[.A293])/[.A29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59" calcext:value-type="float">
            <text:p>7,36E-06</text:p>
          </table:table-cell>
          <table:table-cell table:formula="of:=([.E293]-[.A293])/[.A293]" office:value-type="float" office:value="0" calcext:value-type="float">
            <text:p>0</text:p>
          </table:table-cell>
          <table:table-cell table:formula="of:=[.D293]-[.G293]" office:value-type="float" office:value="0" calcext:value-type="float">
            <text:p>0</text:p>
          </table:table-cell>
          <table:table-cell table:formula="of:=[.C293]-[.F293]" office:value-type="float" office:value="0.114839641" calcext:value-type="float">
            <text:p>0,11483964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624728" calcext:value-type="float">
            <text:p>0,624728</text:p>
          </table:table-cell>
          <table:table-cell table:formula="of:=([.B294]-[.A294])/[.A29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763" calcext:value-type="float">
            <text:p>5,76E-06</text:p>
          </table:table-cell>
          <table:table-cell table:formula="of:=([.E294]-[.A294])/[.A294]" office:value-type="float" office:value="0" calcext:value-type="float">
            <text:p>0</text:p>
          </table:table-cell>
          <table:table-cell table:formula="of:=[.D294]-[.G294]" office:value-type="float" office:value="0" calcext:value-type="float">
            <text:p>0</text:p>
          </table:table-cell>
          <table:table-cell table:formula="of:=[.C294]-[.F294]" office:value-type="float" office:value="0.624722237" calcext:value-type="float">
            <text:p>0,62472223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2.17878" calcext:value-type="float">
            <text:p>2,17878</text:p>
          </table:table-cell>
          <table:table-cell table:formula="of:=([.B295]-[.A295])/[.A29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467" calcext:value-type="float">
            <text:p>1,05E-05</text:p>
          </table:table-cell>
          <table:table-cell table:formula="of:=([.E295]-[.A295])/[.A295]" office:value-type="float" office:value="0" calcext:value-type="float">
            <text:p>0</text:p>
          </table:table-cell>
          <table:table-cell table:formula="of:=[.D295]-[.G295]" office:value-type="float" office:value="0" calcext:value-type="float">
            <text:p>0</text:p>
          </table:table-cell>
          <table:table-cell table:formula="of:=[.C295]-[.F295]" office:value-type="float" office:value="2.178769533" calcext:value-type="float">
            <text:p>2,17876953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.1261" calcext:value-type="float">
            <text:p>1,1261</text:p>
          </table:table-cell>
          <table:table-cell table:formula="of:=([.B296]-[.A296])/[.A29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89" calcext:value-type="float">
            <text:p>7,09E-06</text:p>
          </table:table-cell>
          <table:table-cell table:formula="of:=([.E296]-[.A296])/[.A296]" office:value-type="float" office:value="0" calcext:value-type="float">
            <text:p>0</text:p>
          </table:table-cell>
          <table:table-cell table:formula="of:=[.D296]-[.G296]" office:value-type="float" office:value="0" calcext:value-type="float">
            <text:p>0</text:p>
          </table:table-cell>
          <table:table-cell table:formula="of:=[.C296]-[.F296]" office:value-type="float" office:value="1.126092911" calcext:value-type="float">
            <text:p>1,1260929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910415" calcext:value-type="float">
            <text:p>0,910415</text:p>
          </table:table-cell>
          <table:table-cell table:formula="of:=([.B297]-[.A297])/[.A2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664" calcext:value-type="float">
            <text:p>5,66E-06</text:p>
          </table:table-cell>
          <table:table-cell table:formula="of:=([.E297]-[.A297])/[.A297]" office:value-type="float" office:value="0" calcext:value-type="float">
            <text:p>0</text:p>
          </table:table-cell>
          <table:table-cell table:formula="of:=[.D297]-[.G297]" office:value-type="float" office:value="0" calcext:value-type="float">
            <text:p>0</text:p>
          </table:table-cell>
          <table:table-cell table:formula="of:=[.C297]-[.F297]" office:value-type="float" office:value="0.910409336" calcext:value-type="float">
            <text:p>0,91040933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21462" calcext:value-type="float">
            <text:p>0,121462</text:p>
          </table:table-cell>
          <table:table-cell table:formula="of:=([.B298]-[.A298])/[.A29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005" calcext:value-type="float">
            <text:p>9,01E-06</text:p>
          </table:table-cell>
          <table:table-cell table:formula="of:=([.E298]-[.A298])/[.A298]" office:value-type="float" office:value="0" calcext:value-type="float">
            <text:p>0</text:p>
          </table:table-cell>
          <table:table-cell table:formula="of:=[.D298]-[.G298]" office:value-type="float" office:value="0" calcext:value-type="float">
            <text:p>0</text:p>
          </table:table-cell>
          <table:table-cell table:formula="of:=[.C298]-[.F298]" office:value-type="float" office:value="0.121452995" calcext:value-type="float">
            <text:p>0,12145299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4.46793" calcext:value-type="float">
            <text:p>4,46793</text:p>
          </table:table-cell>
          <table:table-cell table:formula="of:=([.B299]-[.A299])/[.A29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166" calcext:value-type="float">
            <text:p>5,17E-06</text:p>
          </table:table-cell>
          <table:table-cell table:formula="of:=([.E299]-[.A299])/[.A299]" office:value-type="float" office:value="0" calcext:value-type="float">
            <text:p>0</text:p>
          </table:table-cell>
          <table:table-cell table:formula="of:=[.D299]-[.G299]" office:value-type="float" office:value="0" calcext:value-type="float">
            <text:p>0</text:p>
          </table:table-cell>
          <table:table-cell table:formula="of:=[.C299]-[.F299]" office:value-type="float" office:value="4.467924834" calcext:value-type="float">
            <text:p>4,46792483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08969" calcext:value-type="float">
            <text:p>0,108969</text:p>
          </table:table-cell>
          <table:table-cell table:formula="of:=([.B300]-[.A300])/[.A30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792" calcext:value-type="float">
            <text:p>7,79E-06</text:p>
          </table:table-cell>
          <table:table-cell table:formula="of:=([.E300]-[.A300])/[.A300]" office:value-type="float" office:value="0" calcext:value-type="float">
            <text:p>0</text:p>
          </table:table-cell>
          <table:table-cell table:formula="of:=[.D300]-[.G300]" office:value-type="float" office:value="0" calcext:value-type="float">
            <text:p>0</text:p>
          </table:table-cell>
          <table:table-cell table:formula="of:=[.C300]-[.F300]" office:value-type="float" office:value="0.108961208" calcext:value-type="float">
            <text:p>0,10896120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92598" calcext:value-type="float">
            <text:p>1,92598</text:p>
          </table:table-cell>
          <table:table-cell table:formula="of:=([.B301]-[.A301])/[.A30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765" calcext:value-type="float">
            <text:p>4,77E-06</text:p>
          </table:table-cell>
          <table:table-cell table:formula="of:=([.E301]-[.A301])/[.A301]" office:value-type="float" office:value="0" calcext:value-type="float">
            <text:p>0</text:p>
          </table:table-cell>
          <table:table-cell table:formula="of:=[.D301]-[.G301]" office:value-type="float" office:value="0" calcext:value-type="float">
            <text:p>0</text:p>
          </table:table-cell>
          <table:table-cell table:formula="of:=[.C301]-[.F301]" office:value-type="float" office:value="1.925975235" calcext:value-type="float">
            <text:p>1,92597523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03009" calcext:value-type="float">
            <text:p>1,03009</text:p>
          </table:table-cell>
          <table:table-cell table:formula="of:=([.B302]-[.A302])/[.A30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1394" calcext:value-type="float">
            <text:p>1,14E-05</text:p>
          </table:table-cell>
          <table:table-cell table:formula="of:=([.E302]-[.A302])/[.A302]" office:value-type="float" office:value="0" calcext:value-type="float">
            <text:p>0</text:p>
          </table:table-cell>
          <table:table-cell table:formula="of:=[.D302]-[.G302]" office:value-type="float" office:value="0" calcext:value-type="float">
            <text:p>0</text:p>
          </table:table-cell>
          <table:table-cell table:formula="of:=[.C302]-[.F302]" office:value-type="float" office:value="1.030078606" calcext:value-type="float">
            <text:p>1,03007860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4.33183" calcext:value-type="float">
            <text:p>4,33183</text:p>
          </table:table-cell>
          <table:table-cell table:formula="of:=([.B303]-[.A303])/[.A30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908" calcext:value-type="float">
            <text:p>1,09E-05</text:p>
          </table:table-cell>
          <table:table-cell table:formula="of:=([.E303]-[.A303])/[.A303]" office:value-type="float" office:value="0" calcext:value-type="float">
            <text:p>0</text:p>
          </table:table-cell>
          <table:table-cell table:formula="of:=[.D303]-[.G303]" office:value-type="float" office:value="0" calcext:value-type="float">
            <text:p>0</text:p>
          </table:table-cell>
          <table:table-cell table:formula="of:=[.C303]-[.F303]" office:value-type="float" office:value="4.331819092" calcext:value-type="float">
            <text:p>4,33181909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128972" calcext:value-type="float">
            <text:p>0,128972</text:p>
          </table:table-cell>
          <table:table-cell table:formula="of:=([.B304]-[.A304])/[.A30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999" calcext:value-type="float">
            <text:p>6,00E-06</text:p>
          </table:table-cell>
          <table:table-cell table:formula="of:=([.E304]-[.A304])/[.A304]" office:value-type="float" office:value="0" calcext:value-type="float">
            <text:p>0</text:p>
          </table:table-cell>
          <table:table-cell table:formula="of:=[.D304]-[.G304]" office:value-type="float" office:value="0" calcext:value-type="float">
            <text:p>0</text:p>
          </table:table-cell>
          <table:table-cell table:formula="of:=[.C304]-[.F304]" office:value-type="float" office:value="0.128966001" calcext:value-type="float">
            <text:p>0,12896600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966886" calcext:value-type="float">
            <text:p>0,966886</text:p>
          </table:table-cell>
          <table:table-cell table:formula="of:=([.B305]-[.A305])/[.A30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611" calcext:value-type="float">
            <text:p>4,61E-06</text:p>
          </table:table-cell>
          <table:table-cell table:formula="of:=([.E305]-[.A305])/[.A305]" office:value-type="float" office:value="0" calcext:value-type="float">
            <text:p>0</text:p>
          </table:table-cell>
          <table:table-cell table:formula="of:=[.D305]-[.G305]" office:value-type="float" office:value="0" calcext:value-type="float">
            <text:p>0</text:p>
          </table:table-cell>
          <table:table-cell table:formula="of:=[.C305]-[.F305]" office:value-type="float" office:value="0.966881389" calcext:value-type="float">
            <text:p>0,9668813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9,9703</text:p>
          </table:table-cell>
          <table:table-cell table:style-name="Default" office:value-type="float" office:value="0.108179" calcext:value-type="float">
            <text:p>0,108179</text:p>
          </table:table-cell>
          <table:table-cell table:formula="of:=([.B306]-[.A306])/[.A306]" office:value-type="float" office:value="0.00980101010101005" calcext:value-type="float">
            <text:p>0,00980101010101005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9" calcext:value-type="float">
            <text:p>5,19E-06</text:p>
          </table:table-cell>
          <table:table-cell table:formula="of:=([.E306]-[.A306])/[.A306]" office:value-type="float" office:value="0.0101010101010101" calcext:value-type="float">
            <text:p>0,0101010101010101</text:p>
          </table:table-cell>
          <table:table-cell table:formula="of:=[.D306]-[.G306]" office:value-type="float" office:value="-0.000300000000000055" calcext:value-type="float">
            <text:p>-0,000300000000000055</text:p>
          </table:table-cell>
          <table:table-cell table:formula="of:=[.C306]-[.F306]" office:value-type="float" office:value="0.10817381" calcext:value-type="float">
            <text:p>0,1081738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83019" calcext:value-type="float">
            <text:p>0,183019</text:p>
          </table:table-cell>
          <table:table-cell table:formula="of:=([.B307]-[.A307])/[.A30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233" calcext:value-type="float">
            <text:p>5,23E-06</text:p>
          </table:table-cell>
          <table:table-cell table:formula="of:=([.E307]-[.A307])/[.A307]" office:value-type="float" office:value="0" calcext:value-type="float">
            <text:p>0</text:p>
          </table:table-cell>
          <table:table-cell table:formula="of:=[.D307]-[.G307]" office:value-type="float" office:value="0" calcext:value-type="float">
            <text:p>0</text:p>
          </table:table-cell>
          <table:table-cell table:formula="of:=[.C307]-[.F307]" office:value-type="float" office:value="0.183013767" calcext:value-type="float">
            <text:p>0,18301376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1.17414" calcext:value-type="float">
            <text:p>1,17414</text:p>
          </table:table-cell>
          <table:table-cell table:formula="of:=([.B308]-[.A308])/[.A30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59" calcext:value-type="float">
            <text:p>7,06E-06</text:p>
          </table:table-cell>
          <table:table-cell table:formula="of:=([.E308]-[.A308])/[.A308]" office:value-type="float" office:value="0" calcext:value-type="float">
            <text:p>0</text:p>
          </table:table-cell>
          <table:table-cell table:formula="of:=[.D308]-[.G308]" office:value-type="float" office:value="0" calcext:value-type="float">
            <text:p>0</text:p>
          </table:table-cell>
          <table:table-cell table:formula="of:=[.C308]-[.F308]" office:value-type="float" office:value="1.174132941" calcext:value-type="float">
            <text:p>1,17413294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91541" calcext:value-type="float">
            <text:p>0,91541</text:p>
          </table:table-cell>
          <table:table-cell table:formula="of:=([.B309]-[.A309])/[.A3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75" calcext:value-type="float">
            <text:p>5,75E-06</text:p>
          </table:table-cell>
          <table:table-cell table:formula="of:=([.E309]-[.A309])/[.A309]" office:value-type="float" office:value="0" calcext:value-type="float">
            <text:p>0</text:p>
          </table:table-cell>
          <table:table-cell table:formula="of:=[.D309]-[.G309]" office:value-type="float" office:value="0" calcext:value-type="float">
            <text:p>0</text:p>
          </table:table-cell>
          <table:table-cell table:formula="of:=[.C309]-[.F309]" office:value-type="float" office:value="0.91540425" calcext:value-type="float">
            <text:p>0,9154042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626035" calcext:value-type="float">
            <text:p>0,626035</text:p>
          </table:table-cell>
          <table:table-cell table:formula="of:=([.B310]-[.A310])/[.A31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73115" calcext:value-type="float">
            <text:p>7,31E-05</text:p>
          </table:table-cell>
          <table:table-cell table:formula="of:=([.E310]-[.A310])/[.A310]" office:value-type="float" office:value="0" calcext:value-type="float">
            <text:p>0</text:p>
          </table:table-cell>
          <table:table-cell table:formula="of:=[.D310]-[.G310]" office:value-type="float" office:value="0" calcext:value-type="float">
            <text:p>0</text:p>
          </table:table-cell>
          <table:table-cell table:formula="of:=[.C310]-[.F310]" office:value-type="float" office:value="0.625961885" calcext:value-type="float">
            <text:p>0,62596188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147682" calcext:value-type="float">
            <text:p>0,147682</text:p>
          </table:table-cell>
          <table:table-cell table:formula="of:=([.B311]-[.A311])/[.A31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651" calcext:value-type="float">
            <text:p>5,65E-06</text:p>
          </table:table-cell>
          <table:table-cell table:formula="of:=([.E311]-[.A311])/[.A311]" office:value-type="float" office:value="0" calcext:value-type="float">
            <text:p>0</text:p>
          </table:table-cell>
          <table:table-cell table:formula="of:=[.D311]-[.G311]" office:value-type="float" office:value="0" calcext:value-type="float">
            <text:p>0</text:p>
          </table:table-cell>
          <table:table-cell table:formula="of:=[.C311]-[.F311]" office:value-type="float" office:value="0.147676349" calcext:value-type="float">
            <text:p>0,1476763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84937" calcext:value-type="float">
            <text:p>1,84937</text:p>
          </table:table-cell>
          <table:table-cell table:formula="of:=([.B312]-[.A312])/[.A31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596" calcext:value-type="float">
            <text:p>1,06E-05</text:p>
          </table:table-cell>
          <table:table-cell table:formula="of:=([.E312]-[.A312])/[.A312]" office:value-type="float" office:value="0" calcext:value-type="float">
            <text:p>0</text:p>
          </table:table-cell>
          <table:table-cell table:formula="of:=[.D312]-[.G312]" office:value-type="float" office:value="0" calcext:value-type="float">
            <text:p>0</text:p>
          </table:table-cell>
          <table:table-cell table:formula="of:=[.C312]-[.F312]" office:value-type="float" office:value="1.849359404" calcext:value-type="float">
            <text:p>1,84935940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.21459" calcext:value-type="float">
            <text:p>1,21459</text:p>
          </table:table-cell>
          <table:table-cell table:formula="of:=([.B313]-[.A313])/[.A31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751" calcext:value-type="float">
            <text:p>4,75E-06</text:p>
          </table:table-cell>
          <table:table-cell table:formula="of:=([.E313]-[.A313])/[.A313]" office:value-type="float" office:value="0" calcext:value-type="float">
            <text:p>0</text:p>
          </table:table-cell>
          <table:table-cell table:formula="of:=[.D313]-[.G313]" office:value-type="float" office:value="0" calcext:value-type="float">
            <text:p>0</text:p>
          </table:table-cell>
          <table:table-cell table:formula="of:=[.C313]-[.F313]" office:value-type="float" office:value="1.214585249" calcext:value-type="float">
            <text:p>1,2145852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2.44019" calcext:value-type="float">
            <text:p>2,44019</text:p>
          </table:table-cell>
          <table:table-cell table:formula="of:=([.B314]-[.A314])/[.A31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9656" calcext:value-type="float">
            <text:p>9,66E-06</text:p>
          </table:table-cell>
          <table:table-cell table:formula="of:=([.E314]-[.A314])/[.A314]" office:value-type="float" office:value="0" calcext:value-type="float">
            <text:p>0</text:p>
          </table:table-cell>
          <table:table-cell table:formula="of:=[.D314]-[.G314]" office:value-type="float" office:value="0" calcext:value-type="float">
            <text:p>0</text:p>
          </table:table-cell>
          <table:table-cell table:formula="of:=[.C314]-[.F314]" office:value-type="float" office:value="2.440180344" calcext:value-type="float">
            <text:p>2,44018034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2.75985" calcext:value-type="float">
            <text:p>2,75985</text:p>
          </table:table-cell>
          <table:table-cell table:formula="of:=([.B315]-[.A315])/[.A31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234" calcext:value-type="float">
            <text:p>5,23E-06</text:p>
          </table:table-cell>
          <table:table-cell table:formula="of:=([.E315]-[.A315])/[.A315]" office:value-type="float" office:value="0" calcext:value-type="float">
            <text:p>0</text:p>
          </table:table-cell>
          <table:table-cell table:formula="of:=[.D315]-[.G315]" office:value-type="float" office:value="0" calcext:value-type="float">
            <text:p>0</text:p>
          </table:table-cell>
          <table:table-cell table:formula="of:=[.C315]-[.F315]" office:value-type="float" office:value="2.759844766" calcext:value-type="float">
            <text:p>2,75984476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1.19599" calcext:value-type="float">
            <text:p>1,19599</text:p>
          </table:table-cell>
          <table:table-cell table:formula="of:=([.B316]-[.A316])/[.A31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189" calcext:value-type="float">
            <text:p>4,19E-06</text:p>
          </table:table-cell>
          <table:table-cell table:formula="of:=([.E316]-[.A316])/[.A316]" office:value-type="float" office:value="0" calcext:value-type="float">
            <text:p>0</text:p>
          </table:table-cell>
          <table:table-cell table:formula="of:=[.D316]-[.G316]" office:value-type="float" office:value="0" calcext:value-type="float">
            <text:p>0</text:p>
          </table:table-cell>
          <table:table-cell table:formula="of:=[.C316]-[.F316]" office:value-type="float" office:value="1.195985811" calcext:value-type="float">
            <text:p>1,19598581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3.69794" calcext:value-type="float">
            <text:p>3,69794</text:p>
          </table:table-cell>
          <table:table-cell table:formula="of:=([.B317]-[.A317])/[.A31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751" calcext:value-type="float">
            <text:p>9,75E-06</text:p>
          </table:table-cell>
          <table:table-cell table:formula="of:=([.E317]-[.A317])/[.A317]" office:value-type="float" office:value="0" calcext:value-type="float">
            <text:p>0</text:p>
          </table:table-cell>
          <table:table-cell table:formula="of:=[.D317]-[.G317]" office:value-type="float" office:value="0" calcext:value-type="float">
            <text:p>0</text:p>
          </table:table-cell>
          <table:table-cell table:formula="of:=[.C317]-[.F317]" office:value-type="float" office:value="3.697930249" calcext:value-type="float">
            <text:p>3,69793024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11.1752" calcext:value-type="float">
            <text:p>11,1752</text:p>
          </table:table-cell>
          <table:table-cell table:formula="of:=([.B318]-[.A318])/[.A31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28861" calcext:value-type="float">
            <text:p>2,89E-05</text:p>
          </table:table-cell>
          <table:table-cell table:formula="of:=([.E318]-[.A318])/[.A318]" office:value-type="float" office:value="0" calcext:value-type="float">
            <text:p>0</text:p>
          </table:table-cell>
          <table:table-cell table:formula="of:=[.D318]-[.G318]" office:value-type="float" office:value="0" calcext:value-type="float">
            <text:p>0</text:p>
          </table:table-cell>
          <table:table-cell table:formula="of:=[.C318]-[.F318]" office:value-type="float" office:value="11.175171139" calcext:value-type="float">
            <text:p>11,17517113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21716" calcext:value-type="float">
            <text:p>1,21716</text:p>
          </table:table-cell>
          <table:table-cell table:formula="of:=([.B319]-[.A319])/[.A31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951" calcext:value-type="float">
            <text:p>6,95E-06</text:p>
          </table:table-cell>
          <table:table-cell table:formula="of:=([.E319]-[.A319])/[.A319]" office:value-type="float" office:value="0" calcext:value-type="float">
            <text:p>0</text:p>
          </table:table-cell>
          <table:table-cell table:formula="of:=[.D319]-[.G319]" office:value-type="float" office:value="0" calcext:value-type="float">
            <text:p>0</text:p>
          </table:table-cell>
          <table:table-cell table:formula="of:=[.C319]-[.F319]" office:value-type="float" office:value="1.217153049" calcext:value-type="float">
            <text:p>1,2171530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144863" calcext:value-type="float">
            <text:p>0,144863</text:p>
          </table:table-cell>
          <table:table-cell table:formula="of:=([.B320]-[.A320])/[.A32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12" calcext:value-type="float">
            <text:p>5,11E-06</text:p>
          </table:table-cell>
          <table:table-cell table:formula="of:=([.E320]-[.A320])/[.A320]" office:value-type="float" office:value="0" calcext:value-type="float">
            <text:p>0</text:p>
          </table:table-cell>
          <table:table-cell table:formula="of:=[.D320]-[.G320]" office:value-type="float" office:value="0" calcext:value-type="float">
            <text:p>0</text:p>
          </table:table-cell>
          <table:table-cell table:formula="of:=[.C320]-[.F320]" office:value-type="float" office:value="0.144857888" calcext:value-type="float">
            <text:p>0,14485788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2.07654" calcext:value-type="float">
            <text:p>2,07654</text:p>
          </table:table-cell>
          <table:table-cell table:formula="of:=([.B321]-[.A321])/[.A32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312" calcext:value-type="float">
            <text:p>4,31E-06</text:p>
          </table:table-cell>
          <table:table-cell table:formula="of:=([.E321]-[.A321])/[.A321]" office:value-type="float" office:value="0" calcext:value-type="float">
            <text:p>0</text:p>
          </table:table-cell>
          <table:table-cell table:formula="of:=[.D321]-[.G321]" office:value-type="float" office:value="0" calcext:value-type="float">
            <text:p>0</text:p>
          </table:table-cell>
          <table:table-cell table:formula="of:=[.C321]-[.F321]" office:value-type="float" office:value="2.076535688" calcext:value-type="float">
            <text:p>2,07653568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style-name="Default" office:value-type="float" office:value="2.36867" calcext:value-type="float">
            <text:p>2,36867</text:p>
          </table:table-cell>
          <table:table-cell table:formula="of:=([.B322]-[.A322])/[.A322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10145" calcext:value-type="float">
            <text:p>1,01E-05</text:p>
          </table:table-cell>
          <table:table-cell table:formula="of:=([.E322]-[.A322])/[.A322]" office:value-type="float" office:value="0" calcext:value-type="float">
            <text:p>0</text:p>
          </table:table-cell>
          <table:table-cell table:formula="of:=[.D322]-[.G322]" office:value-type="float" office:value="0" calcext:value-type="float">
            <text:p>0</text:p>
          </table:table-cell>
          <table:table-cell table:formula="of:=[.C322]-[.F322]" office:value-type="float" office:value="2.368659855" calcext:value-type="float">
            <text:p>2,368659855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style-name="Default" office:value-type="float" office:value="10.7895" calcext:value-type="float">
            <text:p>10,7895</text:p>
          </table:table-cell>
          <table:table-cell table:formula="of:=([.B323]-[.A323])/[.A323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39994" calcext:value-type="float">
            <text:p>4,00E-05</text:p>
          </table:table-cell>
          <table:table-cell table:formula="of:=([.E323]-[.A323])/[.A323]" office:value-type="float" office:value="0" calcext:value-type="float">
            <text:p>0</text:p>
          </table:table-cell>
          <table:table-cell table:formula="of:=[.D323]-[.G323]" office:value-type="float" office:value="0" calcext:value-type="float">
            <text:p>0</text:p>
          </table:table-cell>
          <table:table-cell table:formula="of:=[.C323]-[.F323]" office:value-type="float" office:value="10.789460006" calcext:value-type="float">
            <text:p>10,78946000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style-name="Default" office:value-type="float" office:value="0.412119" calcext:value-type="float">
            <text:p>0,412119</text:p>
          </table:table-cell>
          <table:table-cell table:formula="of:=([.B324]-[.A324])/[.A324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8841" calcext:value-type="float">
            <text:p>8,84E-06</text:p>
          </table:table-cell>
          <table:table-cell table:formula="of:=([.E324]-[.A324])/[.A324]" office:value-type="float" office:value="0" calcext:value-type="float">
            <text:p>0</text:p>
          </table:table-cell>
          <table:table-cell table:formula="of:=[.D324]-[.G324]" office:value-type="float" office:value="0" calcext:value-type="float">
            <text:p>0</text:p>
          </table:table-cell>
          <table:table-cell table:formula="of:=[.C324]-[.F324]" office:value-type="float" office:value="0.412110159" calcext:value-type="float">
            <text:p>0,412110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1.16176" calcext:value-type="float">
            <text:p>1,16176</text:p>
          </table:table-cell>
          <table:table-cell table:formula="of:=([.B325]-[.A325])/[.A325]" office:value-type="float" office:value="0.0050251256281407" calcext:value-type="float">
            <text:p>0,0050251256281407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293" calcext:value-type="float">
            <text:p>4,29E-06</text:p>
          </table:table-cell>
          <table:table-cell table:formula="of:=([.E325]-[.A325])/[.A325]" office:value-type="float" office:value="0.0050251256281407" calcext:value-type="float">
            <text:p>0,0050251256281407</text:p>
          </table:table-cell>
          <table:table-cell table:formula="of:=[.D325]-[.G325]" office:value-type="float" office:value="0" calcext:value-type="float">
            <text:p>0</text:p>
          </table:table-cell>
          <table:table-cell table:formula="of:=[.C325]-[.F325]" office:value-type="float" office:value="1.161755707" calcext:value-type="float">
            <text:p>1,16175570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style-name="Default" office:value-type="float" office:value="3.19239" calcext:value-type="float">
            <text:p>3,19239</text:p>
          </table:table-cell>
          <table:table-cell table:formula="of:=([.B326]-[.A326])/[.A326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066" calcext:value-type="float">
            <text:p>5,07E-06</text:p>
          </table:table-cell>
          <table:table-cell table:formula="of:=([.E326]-[.A326])/[.A326]" office:value-type="float" office:value="0" calcext:value-type="float">
            <text:p>0</text:p>
          </table:table-cell>
          <table:table-cell table:formula="of:=[.D326]-[.G326]" office:value-type="float" office:value="0" calcext:value-type="float">
            <text:p>0</text:p>
          </table:table-cell>
          <table:table-cell table:formula="of:=[.C326]-[.F326]" office:value-type="float" office:value="3.192384934" calcext:value-type="float">
            <text:p>3,19238493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style-name="Default" office:value-type="float" office:value="2.01508" calcext:value-type="float">
            <text:p>2,01508</text:p>
          </table:table-cell>
          <table:table-cell table:formula="of:=([.B327]-[.A327])/[.A327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5627" calcext:value-type="float">
            <text:p>5,63E-06</text:p>
          </table:table-cell>
          <table:table-cell table:formula="of:=([.E327]-[.A327])/[.A327]" office:value-type="float" office:value="0" calcext:value-type="float">
            <text:p>0</text:p>
          </table:table-cell>
          <table:table-cell table:formula="of:=[.D327]-[.G327]" office:value-type="float" office:value="0" calcext:value-type="float">
            <text:p>0</text:p>
          </table:table-cell>
          <table:table-cell table:formula="of:=[.C327]-[.F327]" office:value-type="float" office:value="2.015074373" calcext:value-type="float">
            <text:p>2,01507437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style-name="Default" office:value-type="float" office:value="12.5038" calcext:value-type="float">
            <text:p>12,5038</text:p>
          </table:table-cell>
          <table:table-cell table:formula="of:=([.B328]-[.A328])/[.A328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11146" calcext:value-type="float">
            <text:p>1,11E-05</text:p>
          </table:table-cell>
          <table:table-cell table:formula="of:=([.E328]-[.A328])/[.A328]" office:value-type="float" office:value="0" calcext:value-type="float">
            <text:p>0</text:p>
          </table:table-cell>
          <table:table-cell table:formula="of:=[.D328]-[.G328]" office:value-type="float" office:value="0" calcext:value-type="float">
            <text:p>0</text:p>
          </table:table-cell>
          <table:table-cell table:formula="of:=[.C328]-[.F328]" office:value-type="float" office:value="12.503788854" calcext:value-type="float">
            <text:p>12,50378885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style-name="Default" office:value-type="float" office:value="0.602722" calcext:value-type="float">
            <text:p>0,602722</text:p>
          </table:table-cell>
          <table:table-cell table:formula="of:=([.B329]-[.A329])/[.A329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009931" calcext:value-type="float">
            <text:p>9,93E-06</text:p>
          </table:table-cell>
          <table:table-cell table:formula="of:=([.E329]-[.A329])/[.A329]" office:value-type="float" office:value="0" calcext:value-type="float">
            <text:p>0</text:p>
          </table:table-cell>
          <table:table-cell table:formula="of:=[.D329]-[.G329]" office:value-type="float" office:value="0" calcext:value-type="float">
            <text:p>0</text:p>
          </table:table-cell>
          <table:table-cell table:formula="of:=[.C329]-[.F329]" office:value-type="float" office:value="0.602712069" calcext:value-type="float">
            <text:p>0,6027120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0.848507" calcext:value-type="float">
            <text:p>0,848507</text:p>
          </table:table-cell>
          <table:table-cell table:formula="of:=([.B330]-[.A330])/[.A330]" office:value-type="float" office:value="0.0050251256281407" calcext:value-type="float">
            <text:p>0,0050251256281407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96" calcext:value-type="float">
            <text:p>4,96E-06</text:p>
          </table:table-cell>
          <table:table-cell table:formula="of:=([.E330]-[.A330])/[.A330]" office:value-type="float" office:value="0.0050251256281407" calcext:value-type="float">
            <text:p>0,0050251256281407</text:p>
          </table:table-cell>
          <table:table-cell table:formula="of:=[.D330]-[.G330]" office:value-type="float" office:value="0" calcext:value-type="float">
            <text:p>0</text:p>
          </table:table-cell>
          <table:table-cell table:formula="of:=[.C330]-[.F330]" office:value-type="float" office:value="0.84850204" calcext:value-type="float">
            <text:p>0,848502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1.96126" calcext:value-type="float">
            <text:p>1,96126</text:p>
          </table:table-cell>
          <table:table-cell table:formula="of:=([.B331]-[.A331])/[.A331]" office:value-type="float" office:value="0.0152284263959391" calcext:value-type="float">
            <text:p>0,0152284263959391</text:p>
          </table:table-cell>
          <table:table-cell office:value-type="float" office:value="200" calcext:value-type="float">
            <text:p>200</text:p>
          </table:table-cell>
          <table:table-cell office:value-type="float" office:value="0.000004887" calcext:value-type="float">
            <text:p>4,89E-06</text:p>
          </table:table-cell>
          <table:table-cell table:formula="of:=([.E331]-[.A331])/[.A331]" office:value-type="float" office:value="0.0152284263959391" calcext:value-type="float">
            <text:p>0,0152284263959391</text:p>
          </table:table-cell>
          <table:table-cell table:formula="of:=[.D331]-[.G331]" office:value-type="float" office:value="0" calcext:value-type="float">
            <text:p>0</text:p>
          </table:table-cell>
          <table:table-cell table:formula="of:=[.C331]-[.F331]" office:value-type="float" office:value="1.961255113" calcext:value-type="float">
            <text:p>1,96125511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2.12753" calcext:value-type="float">
            <text:p>2,12753</text:p>
          </table:table-cell>
          <table:table-cell table:formula="of:=([.B332]-[.A332])/[.A33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069" calcext:value-type="float">
            <text:p>1,07E-05</text:p>
          </table:table-cell>
          <table:table-cell table:formula="of:=([.E332]-[.A332])/[.A332]" office:value-type="float" office:value="0" calcext:value-type="float">
            <text:p>0</text:p>
          </table:table-cell>
          <table:table-cell table:formula="of:=[.D332]-[.G332]" office:value-type="float" office:value="0" calcext:value-type="float">
            <text:p>0</text:p>
          </table:table-cell>
          <table:table-cell table:formula="of:=[.C332]-[.F332]" office:value-type="float" office:value="2.12751931" calcext:value-type="float">
            <text:p>2,1275193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341464" calcext:value-type="float">
            <text:p>0,341464</text:p>
          </table:table-cell>
          <table:table-cell table:formula="of:=([.B333]-[.A333])/[.A33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514" calcext:value-type="float">
            <text:p>4,51E-06</text:p>
          </table:table-cell>
          <table:table-cell table:formula="of:=([.E333]-[.A333])/[.A333]" office:value-type="float" office:value="0" calcext:value-type="float">
            <text:p>0</text:p>
          </table:table-cell>
          <table:table-cell table:formula="of:=[.D333]-[.G333]" office:value-type="float" office:value="0" calcext:value-type="float">
            <text:p>0</text:p>
          </table:table-cell>
          <table:table-cell table:formula="of:=[.C333]-[.F333]" office:value-type="float" office:value="0.341459486" calcext:value-type="float">
            <text:p>0,34145948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642344" calcext:value-type="float">
            <text:p>0,642344</text:p>
          </table:table-cell>
          <table:table-cell table:formula="of:=([.B334]-[.A334])/[.A33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883" calcext:value-type="float">
            <text:p>9,88E-06</text:p>
          </table:table-cell>
          <table:table-cell table:formula="of:=([.E334]-[.A334])/[.A334]" office:value-type="float" office:value="0" calcext:value-type="float">
            <text:p>0</text:p>
          </table:table-cell>
          <table:table-cell table:formula="of:=[.D334]-[.G334]" office:value-type="float" office:value="0" calcext:value-type="float">
            <text:p>0</text:p>
          </table:table-cell>
          <table:table-cell table:formula="of:=[.C334]-[.F334]" office:value-type="float" office:value="0.642334117" calcext:value-type="float">
            <text:p>0,64233411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404726" calcext:value-type="float">
            <text:p>0,404726</text:p>
          </table:table-cell>
          <table:table-cell table:formula="of:=([.B335]-[.A335])/[.A33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834" calcext:value-type="float">
            <text:p>4,83E-06</text:p>
          </table:table-cell>
          <table:table-cell table:formula="of:=([.E335]-[.A335])/[.A335]" office:value-type="float" office:value="0" calcext:value-type="float">
            <text:p>0</text:p>
          </table:table-cell>
          <table:table-cell table:formula="of:=[.D335]-[.G335]" office:value-type="float" office:value="0" calcext:value-type="float">
            <text:p>0</text:p>
          </table:table-cell>
          <table:table-cell table:formula="of:=[.C335]-[.F335]" office:value-type="float" office:value="0.404721166" calcext:value-type="float">
            <text:p>0,40472116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3.86072" calcext:value-type="float">
            <text:p>3,86072</text:p>
          </table:table-cell>
          <table:table-cell table:formula="of:=([.B336]-[.A336])/[.A33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406" calcext:value-type="float">
            <text:p>7,41E-06</text:p>
          </table:table-cell>
          <table:table-cell table:formula="of:=([.E336]-[.A336])/[.A336]" office:value-type="float" office:value="0" calcext:value-type="float">
            <text:p>0</text:p>
          </table:table-cell>
          <table:table-cell table:formula="of:=[.D336]-[.G336]" office:value-type="float" office:value="0" calcext:value-type="float">
            <text:p>0</text:p>
          </table:table-cell>
          <table:table-cell table:formula="of:=[.C336]-[.F336]" office:value-type="float" office:value="3.860712594" calcext:value-type="float">
            <text:p>3,86071259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81993" calcext:value-type="float">
            <text:p>0,181993</text:p>
          </table:table-cell>
          <table:table-cell table:formula="of:=([.B337]-[.A337])/[.A33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111" calcext:value-type="float">
            <text:p>1,51E-05</text:p>
          </table:table-cell>
          <table:table-cell table:formula="of:=([.E337]-[.A337])/[.A337]" office:value-type="float" office:value="0" calcext:value-type="float">
            <text:p>0</text:p>
          </table:table-cell>
          <table:table-cell table:formula="of:=[.D337]-[.G337]" office:value-type="float" office:value="0" calcext:value-type="float">
            <text:p>0</text:p>
          </table:table-cell>
          <table:table-cell table:formula="of:=[.C337]-[.F337]" office:value-type="float" office:value="0.181977889" calcext:value-type="float">
            <text:p>0,18197788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3.0261" calcext:value-type="float">
            <text:p>3,0261</text:p>
          </table:table-cell>
          <table:table-cell table:formula="of:=([.B338]-[.A338])/[.A33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968" calcext:value-type="float">
            <text:p>5,97E-06</text:p>
          </table:table-cell>
          <table:table-cell table:formula="of:=([.E338]-[.A338])/[.A338]" office:value-type="float" office:value="0" calcext:value-type="float">
            <text:p>0</text:p>
          </table:table-cell>
          <table:table-cell table:formula="of:=[.D338]-[.G338]" office:value-type="float" office:value="0" calcext:value-type="float">
            <text:p>0</text:p>
          </table:table-cell>
          <table:table-cell table:formula="of:=[.C338]-[.F338]" office:value-type="float" office:value="3.026094032" calcext:value-type="float">
            <text:p>3,02609403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7.85853" calcext:value-type="float">
            <text:p>7,85853</text:p>
          </table:table-cell>
          <table:table-cell table:formula="of:=([.B339]-[.A339])/[.A33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984" calcext:value-type="float">
            <text:p>6,98E-06</text:p>
          </table:table-cell>
          <table:table-cell table:formula="of:=([.E339]-[.A339])/[.A339]" office:value-type="float" office:value="0" calcext:value-type="float">
            <text:p>0</text:p>
          </table:table-cell>
          <table:table-cell table:formula="of:=[.D339]-[.G339]" office:value-type="float" office:value="0" calcext:value-type="float">
            <text:p>0</text:p>
          </table:table-cell>
          <table:table-cell table:formula="of:=[.C339]-[.F339]" office:value-type="float" office:value="7.858523016" calcext:value-type="float">
            <text:p>7,85852301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650101" calcext:value-type="float">
            <text:p>0,650101</text:p>
          </table:table-cell>
          <table:table-cell table:formula="of:=([.B340]-[.A340])/[.A34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413" calcext:value-type="float">
            <text:p>5,41E-06</text:p>
          </table:table-cell>
          <table:table-cell table:formula="of:=([.E340]-[.A340])/[.A340]" office:value-type="float" office:value="0" calcext:value-type="float">
            <text:p>0</text:p>
          </table:table-cell>
          <table:table-cell table:formula="of:=[.D340]-[.G340]" office:value-type="float" office:value="0" calcext:value-type="float">
            <text:p>0</text:p>
          </table:table-cell>
          <table:table-cell table:formula="of:=[.C340]-[.F340]" office:value-type="float" office:value="0.650095587" calcext:value-type="float">
            <text:p>0,65009558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1.27943" calcext:value-type="float">
            <text:p>1,27943</text:p>
          </table:table-cell>
          <table:table-cell table:formula="of:=([.B341]-[.A341])/[.A34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836" calcext:value-type="float">
            <text:p>6,84E-06</text:p>
          </table:table-cell>
          <table:table-cell table:formula="of:=([.E341]-[.A341])/[.A341]" office:value-type="float" office:value="0" calcext:value-type="float">
            <text:p>0</text:p>
          </table:table-cell>
          <table:table-cell table:formula="of:=[.D341]-[.G341]" office:value-type="float" office:value="0" calcext:value-type="float">
            <text:p>0</text:p>
          </table:table-cell>
          <table:table-cell table:formula="of:=[.C341]-[.F341]" office:value-type="float" office:value="1.279423164" calcext:value-type="float">
            <text:p>1,279423164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0.112847" calcext:value-type="float">
            <text:p>0,112847</text:p>
          </table:table-cell>
          <table:table-cell table:formula="of:=([.B342]-[.A342])/[.A342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7561" calcext:value-type="float">
            <text:p>7,56E-06</text:p>
          </table:table-cell>
          <table:table-cell table:formula="of:=([.E342]-[.A342])/[.A342]" office:value-type="float" office:value="0" calcext:value-type="float">
            <text:p>0</text:p>
          </table:table-cell>
          <table:table-cell table:formula="of:=[.D342]-[.G342]" office:value-type="float" office:value="0" calcext:value-type="float">
            <text:p>0</text:p>
          </table:table-cell>
          <table:table-cell table:formula="of:=[.C342]-[.F342]" office:value-type="float" office:value="0.112839439" calcext:value-type="float">
            <text:p>0,112839439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0.233136" calcext:value-type="float">
            <text:p>0,233136</text:p>
          </table:table-cell>
          <table:table-cell table:formula="of:=([.B343]-[.A343])/[.A34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5667" calcext:value-type="float">
            <text:p>5,67E-06</text:p>
          </table:table-cell>
          <table:table-cell table:formula="of:=([.E343]-[.A343])/[.A343]" office:value-type="float" office:value="0" calcext:value-type="float">
            <text:p>0</text:p>
          </table:table-cell>
          <table:table-cell table:formula="of:=[.D343]-[.G343]" office:value-type="float" office:value="0" calcext:value-type="float">
            <text:p>0</text:p>
          </table:table-cell>
          <table:table-cell table:formula="of:=[.C343]-[.F343]" office:value-type="float" office:value="0.233130333" calcext:value-type="float">
            <text:p>0,233130333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0.0839901" calcext:value-type="float">
            <text:p>0,0839901</text:p>
          </table:table-cell>
          <table:table-cell table:formula="of:=([.B344]-[.A344])/[.A344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3671" calcext:value-type="float">
            <text:p>3,67E-06</text:p>
          </table:table-cell>
          <table:table-cell table:formula="of:=([.E344]-[.A344])/[.A344]" office:value-type="float" office:value="0" calcext:value-type="float">
            <text:p>0</text:p>
          </table:table-cell>
          <table:table-cell table:formula="of:=[.D344]-[.G344]" office:value-type="float" office:value="0" calcext:value-type="float">
            <text:p>0</text:p>
          </table:table-cell>
          <table:table-cell table:formula="of:=[.C344]-[.F344]" office:value-type="float" office:value="0.083986429" calcext:value-type="float">
            <text:p>0,083986429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0.793077" calcext:value-type="float">
            <text:p>0,793077</text:p>
          </table:table-cell>
          <table:table-cell table:formula="of:=([.B345]-[.A345])/[.A345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3998" calcext:value-type="float">
            <text:p>4,00E-06</text:p>
          </table:table-cell>
          <table:table-cell table:formula="of:=([.E345]-[.A345])/[.A345]" office:value-type="float" office:value="0" calcext:value-type="float">
            <text:p>0</text:p>
          </table:table-cell>
          <table:table-cell table:formula="of:=[.D345]-[.G345]" office:value-type="float" office:value="0" calcext:value-type="float">
            <text:p>0</text:p>
          </table:table-cell>
          <table:table-cell table:formula="of:=[.C345]-[.F345]" office:value-type="float" office:value="0.793073002" calcext:value-type="float">
            <text:p>0,79307300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0.253637" calcext:value-type="float">
            <text:p>0,253637</text:p>
          </table:table-cell>
          <table:table-cell table:formula="of:=([.B346]-[.A346])/[.A346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709" calcext:value-type="float">
            <text:p>7,09E-06</text:p>
          </table:table-cell>
          <table:table-cell table:formula="of:=([.E346]-[.A346])/[.A346]" office:value-type="float" office:value="0" calcext:value-type="float">
            <text:p>0</text:p>
          </table:table-cell>
          <table:table-cell table:formula="of:=[.D346]-[.G346]" office:value-type="float" office:value="0" calcext:value-type="float">
            <text:p>0</text:p>
          </table:table-cell>
          <table:table-cell table:formula="of:=[.C346]-[.F346]" office:value-type="float" office:value="0.25362991" calcext:value-type="float">
            <text:p>0,25362991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0.136997" calcext:value-type="float">
            <text:p>0,136997</text:p>
          </table:table-cell>
          <table:table-cell table:formula="of:=([.B347]-[.A347])/[.A347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19645" calcext:value-type="float">
            <text:p>1,96E-05</text:p>
          </table:table-cell>
          <table:table-cell table:formula="of:=([.E347]-[.A347])/[.A347]" office:value-type="float" office:value="0" calcext:value-type="float">
            <text:p>0</text:p>
          </table:table-cell>
          <table:table-cell table:formula="of:=[.D347]-[.G347]" office:value-type="float" office:value="0" calcext:value-type="float">
            <text:p>0</text:p>
          </table:table-cell>
          <table:table-cell table:formula="of:=[.C347]-[.F347]" office:value-type="float" office:value="0.136977355" calcext:value-type="float">
            <text:p>0,136977355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0.148919" calcext:value-type="float">
            <text:p>0,148919</text:p>
          </table:table-cell>
          <table:table-cell table:formula="of:=([.B348]-[.A348])/[.A348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5577" calcext:value-type="float">
            <text:p>5,58E-06</text:p>
          </table:table-cell>
          <table:table-cell table:formula="of:=([.E348]-[.A348])/[.A348]" office:value-type="float" office:value="0" calcext:value-type="float">
            <text:p>0</text:p>
          </table:table-cell>
          <table:table-cell table:formula="of:=[.D348]-[.G348]" office:value-type="float" office:value="0" calcext:value-type="float">
            <text:p>0</text:p>
          </table:table-cell>
          <table:table-cell table:formula="of:=[.C348]-[.F348]" office:value-type="float" office:value="0.148913423" calcext:value-type="float">
            <text:p>0,148913423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5.46219" calcext:value-type="float">
            <text:p>5,46219</text:p>
          </table:table-cell>
          <table:table-cell table:formula="of:=([.B349]-[.A349])/[.A349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8792" calcext:value-type="float">
            <text:p>8,79E-06</text:p>
          </table:table-cell>
          <table:table-cell table:formula="of:=([.E349]-[.A349])/[.A349]" office:value-type="float" office:value="0" calcext:value-type="float">
            <text:p>0</text:p>
          </table:table-cell>
          <table:table-cell table:formula="of:=[.D349]-[.G349]" office:value-type="float" office:value="0" calcext:value-type="float">
            <text:p>0</text:p>
          </table:table-cell>
          <table:table-cell table:formula="of:=[.C349]-[.F349]" office:value-type="float" office:value="5.462181208" calcext:value-type="float">
            <text:p>5,462181208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1.65114" calcext:value-type="float">
            <text:p>1,65114</text:p>
          </table:table-cell>
          <table:table-cell table:formula="of:=([.B350]-[.A350])/[.A350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04525" calcext:value-type="float">
            <text:p>4,53E-06</text:p>
          </table:table-cell>
          <table:table-cell table:formula="of:=([.E350]-[.A350])/[.A350]" office:value-type="float" office:value="0" calcext:value-type="float">
            <text:p>0</text:p>
          </table:table-cell>
          <table:table-cell table:formula="of:=[.D350]-[.G350]" office:value-type="float" office:value="0" calcext:value-type="float">
            <text:p>0</text:p>
          </table:table-cell>
          <table:table-cell table:formula="of:=[.C350]-[.F350]" office:value-type="float" office:value="1.651135475" calcext:value-type="float">
            <text:p>1,651135475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style-name="Default" office:value-type="float" office:value="8.12727" calcext:value-type="float">
            <text:p>8,12727</text:p>
          </table:table-cell>
          <table:table-cell table:formula="of:=([.B351]-[.A351])/[.A351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00018388" calcext:value-type="float">
            <text:p>1,84E-05</text:p>
          </table:table-cell>
          <table:table-cell table:formula="of:=([.E351]-[.A351])/[.A351]" office:value-type="float" office:value="0" calcext:value-type="float">
            <text:p>0</text:p>
          </table:table-cell>
          <table:table-cell table:formula="of:=[.D351]-[.G351]" office:value-type="float" office:value="0" calcext:value-type="float">
            <text:p>0</text:p>
          </table:table-cell>
          <table:table-cell table:formula="of:=[.C351]-[.F351]" office:value-type="float" office:value="8.127251612" calcext:value-type="float">
            <text:p>8,1272516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.04256" calcext:value-type="float">
            <text:p>1,04256</text:p>
          </table:table-cell>
          <table:table-cell table:formula="of:=([.B352]-[.A352])/[.A35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189" calcext:value-type="float">
            <text:p>7,19E-06</text:p>
          </table:table-cell>
          <table:table-cell table:formula="of:=([.E352]-[.A352])/[.A352]" office:value-type="float" office:value="0" calcext:value-type="float">
            <text:p>0</text:p>
          </table:table-cell>
          <table:table-cell table:formula="of:=[.D352]-[.G352]" office:value-type="float" office:value="0" calcext:value-type="float">
            <text:p>0</text:p>
          </table:table-cell>
          <table:table-cell table:formula="of:=[.C352]-[.F352]" office:value-type="float" office:value="1.042552811" calcext:value-type="float">
            <text:p>1,0425528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.67651" calcext:value-type="float">
            <text:p>1,67651</text:p>
          </table:table-cell>
          <table:table-cell table:formula="of:=([.B353]-[.A353])/[.A35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75" calcext:value-type="float">
            <text:p>6,75E-06</text:p>
          </table:table-cell>
          <table:table-cell table:formula="of:=([.E353]-[.A353])/[.A353]" office:value-type="float" office:value="0" calcext:value-type="float">
            <text:p>0</text:p>
          </table:table-cell>
          <table:table-cell table:formula="of:=[.D353]-[.G353]" office:value-type="float" office:value="0" calcext:value-type="float">
            <text:p>0</text:p>
          </table:table-cell>
          <table:table-cell table:formula="of:=[.C353]-[.F353]" office:value-type="float" office:value="1.67650325" calcext:value-type="float">
            <text:p>1,6765032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21.074" calcext:value-type="float">
            <text:p>21,074</text:p>
          </table:table-cell>
          <table:table-cell table:formula="of:=([.B354]-[.A354])/[.A354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3537" calcext:value-type="float">
            <text:p>3,54E-05</text:p>
          </table:table-cell>
          <table:table-cell table:formula="of:=([.E354]-[.A354])/[.A354]" office:value-type="float" office:value="0" calcext:value-type="float">
            <text:p>0</text:p>
          </table:table-cell>
          <table:table-cell table:formula="of:=[.D354]-[.G354]" office:value-type="float" office:value="0" calcext:value-type="float">
            <text:p>0</text:p>
          </table:table-cell>
          <table:table-cell table:formula="of:=[.C354]-[.F354]" office:value-type="float" office:value="21.07396463" calcext:value-type="float">
            <text:p>21,0739646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326192" calcext:value-type="float">
            <text:p>0,326192</text:p>
          </table:table-cell>
          <table:table-cell table:formula="of:=([.B355]-[.A355])/[.A35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22655" calcext:value-type="float">
            <text:p>2,27E-05</text:p>
          </table:table-cell>
          <table:table-cell table:formula="of:=([.E355]-[.A355])/[.A355]" office:value-type="float" office:value="0" calcext:value-type="float">
            <text:p>0</text:p>
          </table:table-cell>
          <table:table-cell table:formula="of:=[.D355]-[.G355]" office:value-type="float" office:value="0" calcext:value-type="float">
            <text:p>0</text:p>
          </table:table-cell>
          <table:table-cell table:formula="of:=[.C355]-[.F355]" office:value-type="float" office:value="0.326169345" calcext:value-type="float">
            <text:p>0,32616934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286335" calcext:value-type="float">
            <text:p>0,286335</text:p>
          </table:table-cell>
          <table:table-cell table:formula="of:=([.B356]-[.A356])/[.A35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218" calcext:value-type="float">
            <text:p>1,42E-05</text:p>
          </table:table-cell>
          <table:table-cell table:formula="of:=([.E356]-[.A356])/[.A356]" office:value-type="float" office:value="0" calcext:value-type="float">
            <text:p>0</text:p>
          </table:table-cell>
          <table:table-cell table:formula="of:=[.D356]-[.G356]" office:value-type="float" office:value="0" calcext:value-type="float">
            <text:p>0</text:p>
          </table:table-cell>
          <table:table-cell table:formula="of:=[.C356]-[.F356]" office:value-type="float" office:value="0.286320782" calcext:value-type="float">
            <text:p>0,28632078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326652" calcext:value-type="float">
            <text:p>0,326652</text:p>
          </table:table-cell>
          <table:table-cell table:formula="of:=([.B357]-[.A357])/[.A35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5088" calcext:value-type="float">
            <text:p>1,51E-05</text:p>
          </table:table-cell>
          <table:table-cell table:formula="of:=([.E357]-[.A357])/[.A357]" office:value-type="float" office:value="0" calcext:value-type="float">
            <text:p>0</text:p>
          </table:table-cell>
          <table:table-cell table:formula="of:=[.D357]-[.G357]" office:value-type="float" office:value="0" calcext:value-type="float">
            <text:p>0</text:p>
          </table:table-cell>
          <table:table-cell table:formula="of:=[.C357]-[.F357]" office:value-type="float" office:value="0.326636912" calcext:value-type="float">
            <text:p>0,32663691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321116" calcext:value-type="float">
            <text:p>0,321116</text:p>
          </table:table-cell>
          <table:table-cell table:formula="of:=([.B358]-[.A358])/[.A35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575" calcext:value-type="float">
            <text:p>1,46E-05</text:p>
          </table:table-cell>
          <table:table-cell table:formula="of:=([.E358]-[.A358])/[.A358]" office:value-type="float" office:value="0" calcext:value-type="float">
            <text:p>0</text:p>
          </table:table-cell>
          <table:table-cell table:formula="of:=[.D358]-[.G358]" office:value-type="float" office:value="0" calcext:value-type="float">
            <text:p>0</text:p>
          </table:table-cell>
          <table:table-cell table:formula="of:=[.C358]-[.F358]" office:value-type="float" office:value="0.321101425" calcext:value-type="float">
            <text:p>0,32110142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25179" calcext:value-type="float">
            <text:p>1,25179</text:p>
          </table:table-cell>
          <table:table-cell table:formula="of:=([.B359]-[.A359])/[.A35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1" calcext:value-type="float">
            <text:p>5,17E-06</text:p>
          </table:table-cell>
          <table:table-cell table:formula="of:=([.E359]-[.A359])/[.A359]" office:value-type="float" office:value="0" calcext:value-type="float">
            <text:p>0</text:p>
          </table:table-cell>
          <table:table-cell table:formula="of:=[.D359]-[.G359]" office:value-type="float" office:value="0" calcext:value-type="float">
            <text:p>0</text:p>
          </table:table-cell>
          <table:table-cell table:formula="of:=[.C359]-[.F359]" office:value-type="float" office:value="1.251784829" calcext:value-type="float">
            <text:p>1,25178482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98543" calcext:value-type="float">
            <text:p>0,98543</text:p>
          </table:table-cell>
          <table:table-cell table:formula="of:=([.B360]-[.A360])/[.A36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435" calcext:value-type="float">
            <text:p>4,44E-06</text:p>
          </table:table-cell>
          <table:table-cell table:formula="of:=([.E360]-[.A360])/[.A360]" office:value-type="float" office:value="0" calcext:value-type="float">
            <text:p>0</text:p>
          </table:table-cell>
          <table:table-cell table:formula="of:=[.D360]-[.G360]" office:value-type="float" office:value="0" calcext:value-type="float">
            <text:p>0</text:p>
          </table:table-cell>
          <table:table-cell table:formula="of:=[.C360]-[.F360]" office:value-type="float" office:value="0.985425565" calcext:value-type="float">
            <text:p>0,98542556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.16594" calcext:value-type="float">
            <text:p>1,16594</text:p>
          </table:table-cell>
          <table:table-cell table:formula="of:=([.B361]-[.A361])/[.A36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42" calcext:value-type="float">
            <text:p>7,44E-06</text:p>
          </table:table-cell>
          <table:table-cell table:formula="of:=([.E361]-[.A361])/[.A361]" office:value-type="float" office:value="0" calcext:value-type="float">
            <text:p>0</text:p>
          </table:table-cell>
          <table:table-cell table:formula="of:=[.D361]-[.G361]" office:value-type="float" office:value="0" calcext:value-type="float">
            <text:p>0</text:p>
          </table:table-cell>
          <table:table-cell table:formula="of:=[.C361]-[.F361]" office:value-type="float" office:value="1.165932558" calcext:value-type="float">
            <text:p>1,16593255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7.76066" calcext:value-type="float">
            <text:p>7,76066</text:p>
          </table:table-cell>
          <table:table-cell table:formula="of:=([.B362]-[.A362])/[.A36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216" calcext:value-type="float">
            <text:p>5,22E-06</text:p>
          </table:table-cell>
          <table:table-cell table:formula="of:=([.E362]-[.A362])/[.A362]" office:value-type="float" office:value="0" calcext:value-type="float">
            <text:p>0</text:p>
          </table:table-cell>
          <table:table-cell table:formula="of:=[.D362]-[.G362]" office:value-type="float" office:value="0" calcext:value-type="float">
            <text:p>0</text:p>
          </table:table-cell>
          <table:table-cell table:formula="of:=[.C362]-[.F362]" office:value-type="float" office:value="7.760654784" calcext:value-type="float">
            <text:p>7,76065478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7.77897" calcext:value-type="float">
            <text:p>7,77897</text:p>
          </table:table-cell>
          <table:table-cell table:formula="of:=([.B363]-[.A363])/[.A36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7" calcext:value-type="float">
            <text:p>5,17E-06</text:p>
          </table:table-cell>
          <table:table-cell table:formula="of:=([.E363]-[.A363])/[.A363]" office:value-type="float" office:value="0" calcext:value-type="float">
            <text:p>0</text:p>
          </table:table-cell>
          <table:table-cell table:formula="of:=[.D363]-[.G363]" office:value-type="float" office:value="0" calcext:value-type="float">
            <text:p>0</text:p>
          </table:table-cell>
          <table:table-cell table:formula="of:=[.C363]-[.F363]" office:value-type="float" office:value="7.77896483" calcext:value-type="float">
            <text:p>7,7789648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6.16109" calcext:value-type="float">
            <text:p>6,16109</text:p>
          </table:table-cell>
          <table:table-cell table:formula="of:=([.B364]-[.A364])/[.A36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54" calcext:value-type="float">
            <text:p>5,55E-06</text:p>
          </table:table-cell>
          <table:table-cell table:formula="of:=([.E364]-[.A364])/[.A364]" office:value-type="float" office:value="0" calcext:value-type="float">
            <text:p>0</text:p>
          </table:table-cell>
          <table:table-cell table:formula="of:=[.D364]-[.G364]" office:value-type="float" office:value="0" calcext:value-type="float">
            <text:p>0</text:p>
          </table:table-cell>
          <table:table-cell table:formula="of:=[.C364]-[.F364]" office:value-type="float" office:value="6.161084446" calcext:value-type="float">
            <text:p>6,16108444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050941" calcext:value-type="float">
            <text:p>0,050941</text:p>
          </table:table-cell>
          <table:table-cell table:formula="of:=([.B365]-[.A365])/[.A36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186" calcext:value-type="float">
            <text:p>7,19E-06</text:p>
          </table:table-cell>
          <table:table-cell table:formula="of:=([.E365]-[.A365])/[.A365]" office:value-type="float" office:value="0" calcext:value-type="float">
            <text:p>0</text:p>
          </table:table-cell>
          <table:table-cell table:formula="of:=[.D365]-[.G365]" office:value-type="float" office:value="0" calcext:value-type="float">
            <text:p>0</text:p>
          </table:table-cell>
          <table:table-cell table:formula="of:=[.C365]-[.F365]" office:value-type="float" office:value="0.050933814" calcext:value-type="float">
            <text:p>0,05093381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0539939" calcext:value-type="float">
            <text:p>0,0539939</text:p>
          </table:table-cell>
          <table:table-cell table:formula="of:=([.B366]-[.A366])/[.A366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916" calcext:value-type="float">
            <text:p>5,92E-06</text:p>
          </table:table-cell>
          <table:table-cell table:formula="of:=([.E366]-[.A366])/[.A366]" office:value-type="float" office:value="0" calcext:value-type="float">
            <text:p>0</text:p>
          </table:table-cell>
          <table:table-cell table:formula="of:=[.D366]-[.G366]" office:value-type="float" office:value="0" calcext:value-type="float">
            <text:p>0</text:p>
          </table:table-cell>
          <table:table-cell table:formula="of:=[.C366]-[.F366]" office:value-type="float" office:value="0.053987984" calcext:value-type="float">
            <text:p>0,05398798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0596769" calcext:value-type="float">
            <text:p>0,0596769</text:p>
          </table:table-cell>
          <table:table-cell table:formula="of:=([.B367]-[.A367])/[.A36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99" calcext:value-type="float">
            <text:p>4,60E-06</text:p>
          </table:table-cell>
          <table:table-cell table:formula="of:=([.E367]-[.A367])/[.A367]" office:value-type="float" office:value="0" calcext:value-type="float">
            <text:p>0</text:p>
          </table:table-cell>
          <table:table-cell table:formula="of:=[.D367]-[.G367]" office:value-type="float" office:value="0" calcext:value-type="float">
            <text:p>0</text:p>
          </table:table-cell>
          <table:table-cell table:formula="of:=[.C367]-[.F367]" office:value-type="float" office:value="0.059672301" calcext:value-type="float">
            <text:p>0,05967230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206406" calcext:value-type="float">
            <text:p>0,206406</text:p>
          </table:table-cell>
          <table:table-cell table:formula="of:=([.B368]-[.A368])/[.A36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51" calcext:value-type="float">
            <text:p>4,55E-06</text:p>
          </table:table-cell>
          <table:table-cell table:formula="of:=([.E368]-[.A368])/[.A368]" office:value-type="float" office:value="0" calcext:value-type="float">
            <text:p>0</text:p>
          </table:table-cell>
          <table:table-cell table:formula="of:=[.D368]-[.G368]" office:value-type="float" office:value="0" calcext:value-type="float">
            <text:p>0</text:p>
          </table:table-cell>
          <table:table-cell table:formula="of:=[.C368]-[.F368]" office:value-type="float" office:value="0.206401449" calcext:value-type="float">
            <text:p>0,20640144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230563" calcext:value-type="float">
            <text:p>0,230563</text:p>
          </table:table-cell>
          <table:table-cell table:formula="of:=([.B369]-[.A369])/[.A369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587" calcext:value-type="float">
            <text:p>7,59E-06</text:p>
          </table:table-cell>
          <table:table-cell table:formula="of:=([.E369]-[.A369])/[.A369]" office:value-type="float" office:value="0" calcext:value-type="float">
            <text:p>0</text:p>
          </table:table-cell>
          <table:table-cell table:formula="of:=[.D369]-[.G369]" office:value-type="float" office:value="0" calcext:value-type="float">
            <text:p>0</text:p>
          </table:table-cell>
          <table:table-cell table:formula="of:=[.C369]-[.F369]" office:value-type="float" office:value="0.230555413" calcext:value-type="float">
            <text:p>0,23055541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327646" calcext:value-type="float">
            <text:p>0,327646</text:p>
          </table:table-cell>
          <table:table-cell table:formula="of:=([.B370]-[.A370])/[.A37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99" calcext:value-type="float">
            <text:p>7,10E-06</text:p>
          </table:table-cell>
          <table:table-cell table:formula="of:=([.E370]-[.A370])/[.A370]" office:value-type="float" office:value="0" calcext:value-type="float">
            <text:p>0</text:p>
          </table:table-cell>
          <table:table-cell table:formula="of:=[.D370]-[.G370]" office:value-type="float" office:value="0" calcext:value-type="float">
            <text:p>0</text:p>
          </table:table-cell>
          <table:table-cell table:formula="of:=[.C370]-[.F370]" office:value-type="float" office:value="0.327638901" calcext:value-type="float">
            <text:p>0,32763890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544354" calcext:value-type="float">
            <text:p>0,544354</text:p>
          </table:table-cell>
          <table:table-cell table:formula="of:=([.B371]-[.A371])/[.A37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428" calcext:value-type="float">
            <text:p>7,43E-06</text:p>
          </table:table-cell>
          <table:table-cell table:formula="of:=([.E371]-[.A371])/[.A371]" office:value-type="float" office:value="0" calcext:value-type="float">
            <text:p>0</text:p>
          </table:table-cell>
          <table:table-cell table:formula="of:=[.D371]-[.G371]" office:value-type="float" office:value="0" calcext:value-type="float">
            <text:p>0</text:p>
          </table:table-cell>
          <table:table-cell table:formula="of:=[.C371]-[.F371]" office:value-type="float" office:value="0.544346572" calcext:value-type="float">
            <text:p>0,54434657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479345" calcext:value-type="float">
            <text:p>0,479345</text:p>
          </table:table-cell>
          <table:table-cell table:formula="of:=([.B372]-[.A372])/[.A37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317" calcext:value-type="float">
            <text:p>7,32E-06</text:p>
          </table:table-cell>
          <table:table-cell table:formula="of:=([.E372]-[.A372])/[.A372]" office:value-type="float" office:value="0" calcext:value-type="float">
            <text:p>0</text:p>
          </table:table-cell>
          <table:table-cell table:formula="of:=[.D372]-[.G372]" office:value-type="float" office:value="0" calcext:value-type="float">
            <text:p>0</text:p>
          </table:table-cell>
          <table:table-cell table:formula="of:=[.C372]-[.F372]" office:value-type="float" office:value="0.479337683" calcext:value-type="float">
            <text:p>0,47933768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537546" calcext:value-type="float">
            <text:p>0,537546</text:p>
          </table:table-cell>
          <table:table-cell table:formula="of:=([.B373]-[.A373])/[.A37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727" calcext:value-type="float">
            <text:p>7,73E-06</text:p>
          </table:table-cell>
          <table:table-cell table:formula="of:=([.E373]-[.A373])/[.A373]" office:value-type="float" office:value="0" calcext:value-type="float">
            <text:p>0</text:p>
          </table:table-cell>
          <table:table-cell table:formula="of:=[.D373]-[.G373]" office:value-type="float" office:value="0" calcext:value-type="float">
            <text:p>0</text:p>
          </table:table-cell>
          <table:table-cell table:formula="of:=[.C373]-[.F373]" office:value-type="float" office:value="0.537538273" calcext:value-type="float">
            <text:p>0,53753827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12125" calcext:value-type="float">
            <text:p>0,112125</text:p>
          </table:table-cell>
          <table:table-cell table:formula="of:=([.B374]-[.A374])/[.A37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078" calcext:value-type="float">
            <text:p>7,08E-06</text:p>
          </table:table-cell>
          <table:table-cell table:formula="of:=([.E374]-[.A374])/[.A374]" office:value-type="float" office:value="0" calcext:value-type="float">
            <text:p>0</text:p>
          </table:table-cell>
          <table:table-cell table:formula="of:=[.D374]-[.G374]" office:value-type="float" office:value="0" calcext:value-type="float">
            <text:p>0</text:p>
          </table:table-cell>
          <table:table-cell table:formula="of:=[.C374]-[.F374]" office:value-type="float" office:value="0.112117922" calcext:value-type="float">
            <text:p>0,11211792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67081" calcext:value-type="float">
            <text:p>0,167081</text:p>
          </table:table-cell>
          <table:table-cell table:formula="of:=([.B375]-[.A375])/[.A375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68" calcext:value-type="float">
            <text:p>6,68E-06</text:p>
          </table:table-cell>
          <table:table-cell table:formula="of:=([.E375]-[.A375])/[.A375]" office:value-type="float" office:value="0" calcext:value-type="float">
            <text:p>0</text:p>
          </table:table-cell>
          <table:table-cell table:formula="of:=[.D375]-[.G375]" office:value-type="float" office:value="0" calcext:value-type="float">
            <text:p>0</text:p>
          </table:table-cell>
          <table:table-cell table:formula="of:=[.C375]-[.F375]" office:value-type="float" office:value="0.16707432" calcext:value-type="float">
            <text:p>0,1670743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239766" calcext:value-type="float">
            <text:p>0,239766</text:p>
          </table:table-cell>
          <table:table-cell table:formula="of:=([.B376]-[.A376])/[.A376]" office:value-type="float" office:value="0.00200400801603206" calcext:value-type="float">
            <text:p>0,00200400801603206</text:p>
          </table:table-cell>
          <table:table-cell office:value-type="float" office:value="500" calcext:value-type="float">
            <text:p>500</text:p>
          </table:table-cell>
          <table:table-cell office:value-type="float" office:value="0.000019186" calcext:value-type="float">
            <text:p>1,92E-05</text:p>
          </table:table-cell>
          <table:table-cell table:formula="of:=([.E376]-[.A376])/[.A376]" office:value-type="float" office:value="0.00200400801603206" calcext:value-type="float">
            <text:p>0,00200400801603206</text:p>
          </table:table-cell>
          <table:table-cell table:formula="of:=[.D376]-[.G376]" office:value-type="float" office:value="0" calcext:value-type="float">
            <text:p>0</text:p>
          </table:table-cell>
          <table:table-cell table:formula="of:=[.C376]-[.F376]" office:value-type="float" office:value="0.239746814" calcext:value-type="float">
            <text:p>0,23974681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5.72489" calcext:value-type="float">
            <text:p>5,72489</text:p>
          </table:table-cell>
          <table:table-cell table:formula="of:=([.B377]-[.A377])/[.A37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6496" calcext:value-type="float">
            <text:p>1,65E-05</text:p>
          </table:table-cell>
          <table:table-cell table:formula="of:=([.E377]-[.A377])/[.A377]" office:value-type="float" office:value="0" calcext:value-type="float">
            <text:p>0</text:p>
          </table:table-cell>
          <table:table-cell table:formula="of:=[.D377]-[.G377]" office:value-type="float" office:value="0" calcext:value-type="float">
            <text:p>0</text:p>
          </table:table-cell>
          <table:table-cell table:formula="of:=[.C377]-[.F377]" office:value-type="float" office:value="5.724873504" calcext:value-type="float">
            <text:p>5,724873504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60359" calcext:value-type="float">
            <text:p>1,60359</text:p>
          </table:table-cell>
          <table:table-cell table:formula="of:=([.B378]-[.A378])/[.A37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5" calcext:value-type="float">
            <text:p>5,18E-06</text:p>
          </table:table-cell>
          <table:table-cell table:formula="of:=([.E378]-[.A378])/[.A378]" office:value-type="float" office:value="0" calcext:value-type="float">
            <text:p>0</text:p>
          </table:table-cell>
          <table:table-cell table:formula="of:=[.D378]-[.G378]" office:value-type="float" office:value="0" calcext:value-type="float">
            <text:p>0</text:p>
          </table:table-cell>
          <table:table-cell table:formula="of:=[.C378]-[.F378]" office:value-type="float" office:value="1.603584825" calcext:value-type="float">
            <text:p>1,60358482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5.39486" calcext:value-type="float">
            <text:p>5,39486</text:p>
          </table:table-cell>
          <table:table-cell table:formula="of:=([.B379]-[.A379])/[.A37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9684" calcext:value-type="float">
            <text:p>1,97E-05</text:p>
          </table:table-cell>
          <table:table-cell table:formula="of:=([.E379]-[.A379])/[.A379]" office:value-type="float" office:value="0" calcext:value-type="float">
            <text:p>0</text:p>
          </table:table-cell>
          <table:table-cell table:formula="of:=[.D379]-[.G379]" office:value-type="float" office:value="0" calcext:value-type="float">
            <text:p>0</text:p>
          </table:table-cell>
          <table:table-cell table:formula="of:=[.C379]-[.F379]" office:value-type="float" office:value="5.394840316" calcext:value-type="float">
            <text:p>5,39484031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0.9776" calcext:value-type="float">
            <text:p>10,9776</text:p>
          </table:table-cell>
          <table:table-cell table:formula="of:=([.B380]-[.A380])/[.A38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057" calcext:value-type="float">
            <text:p>7,06E-06</text:p>
          </table:table-cell>
          <table:table-cell table:formula="of:=([.E380]-[.A380])/[.A380]" office:value-type="float" office:value="0" calcext:value-type="float">
            <text:p>0</text:p>
          </table:table-cell>
          <table:table-cell table:formula="of:=[.D380]-[.G380]" office:value-type="float" office:value="0" calcext:value-type="float">
            <text:p>0</text:p>
          </table:table-cell>
          <table:table-cell table:formula="of:=[.C380]-[.F380]" office:value-type="float" office:value="10.977592943" calcext:value-type="float">
            <text:p>10,97759294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23.3055" calcext:value-type="float">
            <text:p>23,3055</text:p>
          </table:table-cell>
          <table:table-cell table:formula="of:=([.B381]-[.A381])/[.A38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637" calcext:value-type="float">
            <text:p>6,64E-06</text:p>
          </table:table-cell>
          <table:table-cell table:formula="of:=([.E381]-[.A381])/[.A381]" office:value-type="float" office:value="0" calcext:value-type="float">
            <text:p>0</text:p>
          </table:table-cell>
          <table:table-cell table:formula="of:=[.D381]-[.G381]" office:value-type="float" office:value="0" calcext:value-type="float">
            <text:p>0</text:p>
          </table:table-cell>
          <table:table-cell table:formula="of:=[.C381]-[.F381]" office:value-type="float" office:value="23.305493363" calcext:value-type="float">
            <text:p>23,30549336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12.2669" calcext:value-type="float">
            <text:p>12,2669</text:p>
          </table:table-cell>
          <table:table-cell table:formula="of:=([.B382]-[.A382])/[.A38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1408" calcext:value-type="float">
            <text:p>1,14E-05</text:p>
          </table:table-cell>
          <table:table-cell table:formula="of:=([.E382]-[.A382])/[.A382]" office:value-type="float" office:value="0" calcext:value-type="float">
            <text:p>0</text:p>
          </table:table-cell>
          <table:table-cell table:formula="of:=[.D382]-[.G382]" office:value-type="float" office:value="0" calcext:value-type="float">
            <text:p>0</text:p>
          </table:table-cell>
          <table:table-cell table:formula="of:=[.C382]-[.F382]" office:value-type="float" office:value="12.266888592" calcext:value-type="float">
            <text:p>12,26688859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61481" calcext:value-type="float">
            <text:p>0,161481</text:p>
          </table:table-cell>
          <table:table-cell table:formula="of:=([.B383]-[.A383])/[.A38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836" calcext:value-type="float">
            <text:p>5,84E-06</text:p>
          </table:table-cell>
          <table:table-cell table:formula="of:=([.E383]-[.A383])/[.A383]" office:value-type="float" office:value="0" calcext:value-type="float">
            <text:p>0</text:p>
          </table:table-cell>
          <table:table-cell table:formula="of:=[.D383]-[.G383]" office:value-type="float" office:value="0" calcext:value-type="float">
            <text:p>0</text:p>
          </table:table-cell>
          <table:table-cell table:formula="of:=[.C383]-[.F383]" office:value-type="float" office:value="0.161475164" calcext:value-type="float">
            <text:p>0,16147516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0946321" calcext:value-type="float">
            <text:p>0,0946321</text:p>
          </table:table-cell>
          <table:table-cell table:formula="of:=([.B384]-[.A384])/[.A38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688" calcext:value-type="float">
            <text:p>5,69E-06</text:p>
          </table:table-cell>
          <table:table-cell table:formula="of:=([.E384]-[.A384])/[.A384]" office:value-type="float" office:value="0" calcext:value-type="float">
            <text:p>0</text:p>
          </table:table-cell>
          <table:table-cell table:formula="of:=[.D384]-[.G384]" office:value-type="float" office:value="0" calcext:value-type="float">
            <text:p>0</text:p>
          </table:table-cell>
          <table:table-cell table:formula="of:=[.C384]-[.F384]" office:value-type="float" office:value="0.094626412" calcext:value-type="float">
            <text:p>0,09462641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0981071" calcext:value-type="float">
            <text:p>0,0981071</text:p>
          </table:table-cell>
          <table:table-cell table:formula="of:=([.B385]-[.A385])/[.A38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1" calcext:value-type="float">
            <text:p>5,01E-06</text:p>
          </table:table-cell>
          <table:table-cell table:formula="of:=([.E385]-[.A385])/[.A385]" office:value-type="float" office:value="0" calcext:value-type="float">
            <text:p>0</text:p>
          </table:table-cell>
          <table:table-cell table:formula="of:=[.D385]-[.G385]" office:value-type="float" office:value="0" calcext:value-type="float">
            <text:p>0</text:p>
          </table:table-cell>
          <table:table-cell table:formula="of:=[.C385]-[.F385]" office:value-type="float" office:value="0.09810209" calcext:value-type="float">
            <text:p>0,0981020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737242" calcext:value-type="float">
            <text:p>0,737242</text:p>
          </table:table-cell>
          <table:table-cell table:formula="of:=([.B386]-[.A386])/[.A38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4502" calcext:value-type="float">
            <text:p>4,50E-06</text:p>
          </table:table-cell>
          <table:table-cell table:formula="of:=([.E386]-[.A386])/[.A386]" office:value-type="float" office:value="0" calcext:value-type="float">
            <text:p>0</text:p>
          </table:table-cell>
          <table:table-cell table:formula="of:=[.D386]-[.G386]" office:value-type="float" office:value="0" calcext:value-type="float">
            <text:p>0</text:p>
          </table:table-cell>
          <table:table-cell table:formula="of:=[.C386]-[.F386]" office:value-type="float" office:value="0.737237498" calcext:value-type="float">
            <text:p>0,737237498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888164" calcext:value-type="float">
            <text:p>0,888164</text:p>
          </table:table-cell>
          <table:table-cell table:formula="of:=([.B387]-[.A387])/[.A387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53" calcext:value-type="float">
            <text:p>5,15E-06</text:p>
          </table:table-cell>
          <table:table-cell table:formula="of:=([.E387]-[.A387])/[.A387]" office:value-type="float" office:value="0" calcext:value-type="float">
            <text:p>0</text:p>
          </table:table-cell>
          <table:table-cell table:formula="of:=[.D387]-[.G387]" office:value-type="float" office:value="0" calcext:value-type="float">
            <text:p>0</text:p>
          </table:table-cell>
          <table:table-cell table:formula="of:=[.C387]-[.F387]" office:value-type="float" office:value="0.888158847" calcext:value-type="float">
            <text:p>0,88815884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704579" calcext:value-type="float">
            <text:p>0,704579</text:p>
          </table:table-cell>
          <table:table-cell table:formula="of:=([.B388]-[.A388])/[.A38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764" calcext:value-type="float">
            <text:p>5,76E-06</text:p>
          </table:table-cell>
          <table:table-cell table:formula="of:=([.E388]-[.A388])/[.A388]" office:value-type="float" office:value="0" calcext:value-type="float">
            <text:p>0</text:p>
          </table:table-cell>
          <table:table-cell table:formula="of:=[.D388]-[.G388]" office:value-type="float" office:value="0" calcext:value-type="float">
            <text:p>0</text:p>
          </table:table-cell>
          <table:table-cell table:formula="of:=[.C388]-[.F388]" office:value-type="float" office:value="0.704573236" calcext:value-type="float">
            <text:p>0,70457323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2.36633" calcext:value-type="float">
            <text:p>2,36633</text:p>
          </table:table-cell>
          <table:table-cell table:formula="of:=([.B389]-[.A389])/[.A38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76" calcext:value-type="float">
            <text:p>1,08E-05</text:p>
          </table:table-cell>
          <table:table-cell table:formula="of:=([.E389]-[.A389])/[.A389]" office:value-type="float" office:value="0" calcext:value-type="float">
            <text:p>0</text:p>
          </table:table-cell>
          <table:table-cell table:formula="of:=[.D389]-[.G389]" office:value-type="float" office:value="0" calcext:value-type="float">
            <text:p>0</text:p>
          </table:table-cell>
          <table:table-cell table:formula="of:=[.C389]-[.F389]" office:value-type="float" office:value="2.36631924" calcext:value-type="float">
            <text:p>2,3663192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2.87523" calcext:value-type="float">
            <text:p>2,87523</text:p>
          </table:table-cell>
          <table:table-cell table:formula="of:=([.B390]-[.A390])/[.A39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747" calcext:value-type="float">
            <text:p>5,75E-06</text:p>
          </table:table-cell>
          <table:table-cell table:formula="of:=([.E390]-[.A390])/[.A390]" office:value-type="float" office:value="0" calcext:value-type="float">
            <text:p>0</text:p>
          </table:table-cell>
          <table:table-cell table:formula="of:=[.D390]-[.G390]" office:value-type="float" office:value="0" calcext:value-type="float">
            <text:p>0</text:p>
          </table:table-cell>
          <table:table-cell table:formula="of:=[.C390]-[.F390]" office:value-type="float" office:value="2.875224253" calcext:value-type="float">
            <text:p>2,87522425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2.24923" calcext:value-type="float">
            <text:p>2,24923</text:p>
          </table:table-cell>
          <table:table-cell table:formula="of:=([.B391]-[.A391])/[.A39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7295" calcext:value-type="float">
            <text:p>7,30E-06</text:p>
          </table:table-cell>
          <table:table-cell table:formula="of:=([.E391]-[.A391])/[.A391]" office:value-type="float" office:value="0" calcext:value-type="float">
            <text:p>0</text:p>
          </table:table-cell>
          <table:table-cell table:formula="of:=[.D391]-[.G391]" office:value-type="float" office:value="0" calcext:value-type="float">
            <text:p>0</text:p>
          </table:table-cell>
          <table:table-cell table:formula="of:=[.C391]-[.F391]" office:value-type="float" office:value="2.249222705" calcext:value-type="float">
            <text:p>2,24922270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0522311" calcext:value-type="float">
            <text:p>0,0522311</text:p>
          </table:table-cell>
          <table:table-cell table:formula="of:=([.B392]-[.A392])/[.A39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22" calcext:value-type="float">
            <text:p>6,22E-06</text:p>
          </table:table-cell>
          <table:table-cell table:formula="of:=([.E392]-[.A392])/[.A392]" office:value-type="float" office:value="0" calcext:value-type="float">
            <text:p>0</text:p>
          </table:table-cell>
          <table:table-cell table:formula="of:=[.D392]-[.G392]" office:value-type="float" office:value="0" calcext:value-type="float">
            <text:p>0</text:p>
          </table:table-cell>
          <table:table-cell table:formula="of:=[.C392]-[.F392]" office:value-type="float" office:value="0.05222488" calcext:value-type="float">
            <text:p>0,05222488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057548" calcext:value-type="float">
            <text:p>0,057548</text:p>
          </table:table-cell>
          <table:table-cell table:formula="of:=([.B393]-[.A393])/[.A393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687" calcext:value-type="float">
            <text:p>5,69E-06</text:p>
          </table:table-cell>
          <table:table-cell table:formula="of:=([.E393]-[.A393])/[.A393]" office:value-type="float" office:value="0" calcext:value-type="float">
            <text:p>0</text:p>
          </table:table-cell>
          <table:table-cell table:formula="of:=[.D393]-[.G393]" office:value-type="float" office:value="0" calcext:value-type="float">
            <text:p>0</text:p>
          </table:table-cell>
          <table:table-cell table:formula="of:=[.C393]-[.F393]" office:value-type="float" office:value="0.057542313" calcext:value-type="float">
            <text:p>0,05754231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051784" calcext:value-type="float">
            <text:p>0,051784</text:p>
          </table:table-cell>
          <table:table-cell table:formula="of:=([.B394]-[.A394])/[.A39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7349" calcext:value-type="float">
            <text:p>7,35E-06</text:p>
          </table:table-cell>
          <table:table-cell table:formula="of:=([.E394]-[.A394])/[.A394]" office:value-type="float" office:value="0" calcext:value-type="float">
            <text:p>0</text:p>
          </table:table-cell>
          <table:table-cell table:formula="of:=[.D394]-[.G394]" office:value-type="float" office:value="0" calcext:value-type="float">
            <text:p>0</text:p>
          </table:table-cell>
          <table:table-cell table:formula="of:=[.C394]-[.F394]" office:value-type="float" office:value="0.051776651" calcext:value-type="float">
            <text:p>0,05177665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145983" calcext:value-type="float">
            <text:p>0,145983</text:p>
          </table:table-cell>
          <table:table-cell table:formula="of:=([.B395]-[.A395])/[.A39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6089" calcext:value-type="float">
            <text:p>6,09E-06</text:p>
          </table:table-cell>
          <table:table-cell table:formula="of:=([.E395]-[.A395])/[.A395]" office:value-type="float" office:value="0" calcext:value-type="float">
            <text:p>0</text:p>
          </table:table-cell>
          <table:table-cell table:formula="of:=[.D395]-[.G395]" office:value-type="float" office:value="0" calcext:value-type="float">
            <text:p>0</text:p>
          </table:table-cell>
          <table:table-cell table:formula="of:=[.C395]-[.F395]" office:value-type="float" office:value="0.145976911" calcext:value-type="float">
            <text:p>0,14597691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113668" calcext:value-type="float">
            <text:p>0,113668</text:p>
          </table:table-cell>
          <table:table-cell table:formula="of:=([.B396]-[.A396])/[.A396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17" calcext:value-type="float">
            <text:p>5,17E-06</text:p>
          </table:table-cell>
          <table:table-cell table:formula="of:=([.E396]-[.A396])/[.A396]" office:value-type="float" office:value="0" calcext:value-type="float">
            <text:p>0</text:p>
          </table:table-cell>
          <table:table-cell table:formula="of:=[.D396]-[.G396]" office:value-type="float" office:value="0" calcext:value-type="float">
            <text:p>0</text:p>
          </table:table-cell>
          <table:table-cell table:formula="of:=[.C396]-[.F396]" office:value-type="float" office:value="0.11366283" calcext:value-type="float">
            <text:p>0,1136628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148423" calcext:value-type="float">
            <text:p>0,148423</text:p>
          </table:table-cell>
          <table:table-cell table:formula="of:=([.B397]-[.A397])/[.A3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18" calcext:value-type="float">
            <text:p>5,18E-06</text:p>
          </table:table-cell>
          <table:table-cell table:formula="of:=([.E397]-[.A397])/[.A397]" office:value-type="float" office:value="0" calcext:value-type="float">
            <text:p>0</text:p>
          </table:table-cell>
          <table:table-cell table:formula="of:=[.D397]-[.G397]" office:value-type="float" office:value="0" calcext:value-type="float">
            <text:p>0</text:p>
          </table:table-cell>
          <table:table-cell table:formula="of:=[.C397]-[.F397]" office:value-type="float" office:value="0.14841782" calcext:value-type="float">
            <text:p>0,1484178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210012" calcext:value-type="float">
            <text:p>0,210012</text:p>
          </table:table-cell>
          <table:table-cell table:formula="of:=([.B398]-[.A398])/[.A39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926" calcext:value-type="float">
            <text:p>4,93E-06</text:p>
          </table:table-cell>
          <table:table-cell table:formula="of:=([.E398]-[.A398])/[.A398]" office:value-type="float" office:value="0" calcext:value-type="float">
            <text:p>0</text:p>
          </table:table-cell>
          <table:table-cell table:formula="of:=[.D398]-[.G398]" office:value-type="float" office:value="0" calcext:value-type="float">
            <text:p>0</text:p>
          </table:table-cell>
          <table:table-cell table:formula="of:=[.C398]-[.F398]" office:value-type="float" office:value="0.210007074" calcext:value-type="float">
            <text:p>0,21000707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230468" calcext:value-type="float">
            <text:p>0,230468</text:p>
          </table:table-cell>
          <table:table-cell table:formula="of:=([.B399]-[.A399])/[.A39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7978" calcext:value-type="float">
            <text:p>7,98E-06</text:p>
          </table:table-cell>
          <table:table-cell table:formula="of:=([.E399]-[.A399])/[.A399]" office:value-type="float" office:value="0" calcext:value-type="float">
            <text:p>0</text:p>
          </table:table-cell>
          <table:table-cell table:formula="of:=[.D399]-[.G399]" office:value-type="float" office:value="0" calcext:value-type="float">
            <text:p>0</text:p>
          </table:table-cell>
          <table:table-cell table:formula="of:=[.C399]-[.F399]" office:value-type="float" office:value="0.230460022" calcext:value-type="float">
            <text:p>0,23046002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208473" calcext:value-type="float">
            <text:p>0,208473</text:p>
          </table:table-cell>
          <table:table-cell table:formula="of:=([.B400]-[.A400])/[.A40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839" calcext:value-type="float">
            <text:p>5,84E-06</text:p>
          </table:table-cell>
          <table:table-cell table:formula="of:=([.E400]-[.A400])/[.A400]" office:value-type="float" office:value="0" calcext:value-type="float">
            <text:p>0</text:p>
          </table:table-cell>
          <table:table-cell table:formula="of:=[.D400]-[.G400]" office:value-type="float" office:value="0" calcext:value-type="float">
            <text:p>0</text:p>
          </table:table-cell>
          <table:table-cell table:formula="of:=[.C400]-[.F400]" office:value-type="float" office:value="0.208467161" calcext:value-type="float">
            <text:p>0,20846716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6715" calcext:value-type="float">
            <text:p>0,16715</text:p>
          </table:table-cell>
          <table:table-cell table:formula="of:=([.B401]-[.A401])/[.A40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9557" calcext:value-type="float">
            <text:p>9,56E-06</text:p>
          </table:table-cell>
          <table:table-cell table:formula="of:=([.E401]-[.A401])/[.A401]" office:value-type="float" office:value="0" calcext:value-type="float">
            <text:p>0</text:p>
          </table:table-cell>
          <table:table-cell table:formula="of:=[.D401]-[.G401]" office:value-type="float" office:value="0" calcext:value-type="float">
            <text:p>0</text:p>
          </table:table-cell>
          <table:table-cell table:formula="of:=[.C401]-[.F401]" office:value-type="float" office:value="0.167140443" calcext:value-type="float">
            <text:p>0,16714044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38523" calcext:value-type="float">
            <text:p>0,138523</text:p>
          </table:table-cell>
          <table:table-cell table:formula="of:=([.B402]-[.A402])/[.A402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5599" calcext:value-type="float">
            <text:p>5,60E-06</text:p>
          </table:table-cell>
          <table:table-cell table:formula="of:=([.E402]-[.A402])/[.A402]" office:value-type="float" office:value="0" calcext:value-type="float">
            <text:p>0</text:p>
          </table:table-cell>
          <table:table-cell table:formula="of:=[.D402]-[.G402]" office:value-type="float" office:value="0" calcext:value-type="float">
            <text:p>0</text:p>
          </table:table-cell>
          <table:table-cell table:formula="of:=[.C402]-[.F402]" office:value-type="float" office:value="0.138517401" calcext:value-type="float">
            <text:p>0,13851740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332488" calcext:value-type="float">
            <text:p>0,332488</text:p>
          </table:table-cell>
          <table:table-cell table:formula="of:=([.B403]-[.A403])/[.A40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5205" calcext:value-type="float">
            <text:p>1,52E-05</text:p>
          </table:table-cell>
          <table:table-cell table:formula="of:=([.E403]-[.A403])/[.A403]" office:value-type="float" office:value="0" calcext:value-type="float">
            <text:p>0</text:p>
          </table:table-cell>
          <table:table-cell table:formula="of:=[.D403]-[.G403]" office:value-type="float" office:value="0" calcext:value-type="float">
            <text:p>0</text:p>
          </table:table-cell>
          <table:table-cell table:formula="of:=[.C403]-[.F403]" office:value-type="float" office:value="0.332472795" calcext:value-type="float">
            <text:p>0,33247279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937045" calcext:value-type="float">
            <text:p>0,937045</text:p>
          </table:table-cell>
          <table:table-cell table:formula="of:=([.B404]-[.A404])/[.A40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828" calcext:value-type="float">
            <text:p>5,83E-06</text:p>
          </table:table-cell>
          <table:table-cell table:formula="of:=([.E404]-[.A404])/[.A404]" office:value-type="float" office:value="0" calcext:value-type="float">
            <text:p>0</text:p>
          </table:table-cell>
          <table:table-cell table:formula="of:=[.D404]-[.G404]" office:value-type="float" office:value="0" calcext:value-type="float">
            <text:p>0</text:p>
          </table:table-cell>
          <table:table-cell table:formula="of:=[.C404]-[.F404]" office:value-type="float" office:value="0.937039172" calcext:value-type="float">
            <text:p>0,93703917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3129" calcext:value-type="float">
            <text:p>1,3129</text:p>
          </table:table-cell>
          <table:table-cell table:formula="of:=([.B405]-[.A405])/[.A405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05007" calcext:value-type="float">
            <text:p>5,01E-06</text:p>
          </table:table-cell>
          <table:table-cell table:formula="of:=([.E405]-[.A405])/[.A405]" office:value-type="float" office:value="0" calcext:value-type="float">
            <text:p>0</text:p>
          </table:table-cell>
          <table:table-cell table:formula="of:=[.D405]-[.G405]" office:value-type="float" office:value="0" calcext:value-type="float">
            <text:p>0</text:p>
          </table:table-cell>
          <table:table-cell table:formula="of:=[.C405]-[.F405]" office:value-type="float" office:value="1.312894993" calcext:value-type="float">
            <text:p>1,3128949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0.951789" calcext:value-type="float">
            <text:p>0,951789</text:p>
          </table:table-cell>
          <table:table-cell table:formula="of:=([.B406]-[.A406])/[.A40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0599" calcext:value-type="float">
            <text:p>1,06E-05</text:p>
          </table:table-cell>
          <table:table-cell table:formula="of:=([.E406]-[.A406])/[.A406]" office:value-type="float" office:value="0" calcext:value-type="float">
            <text:p>0</text:p>
          </table:table-cell>
          <table:table-cell table:formula="of:=[.D406]-[.G406]" office:value-type="float" office:value="0" calcext:value-type="float">
            <text:p>0</text:p>
          </table:table-cell>
          <table:table-cell table:formula="of:=[.C406]-[.F406]" office:value-type="float" office:value="0.951778401" calcext:value-type="float">
            <text:p>0,95177840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3.79342" calcext:value-type="float">
            <text:p>3,79342</text:p>
          </table:table-cell>
          <table:table-cell table:formula="of:=([.B407]-[.A407])/[.A40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033" calcext:value-type="float">
            <text:p>1,40E-05</text:p>
          </table:table-cell>
          <table:table-cell table:formula="of:=([.E407]-[.A407])/[.A407]" office:value-type="float" office:value="0" calcext:value-type="float">
            <text:p>0</text:p>
          </table:table-cell>
          <table:table-cell table:formula="of:=[.D407]-[.G407]" office:value-type="float" office:value="0" calcext:value-type="float">
            <text:p>0</text:p>
          </table:table-cell>
          <table:table-cell table:formula="of:=[.C407]-[.F407]" office:value-type="float" office:value="3.793405967" calcext:value-type="float">
            <text:p>3,79340596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.68478" calcext:value-type="float">
            <text:p>1,68478</text:p>
          </table:table-cell>
          <table:table-cell table:formula="of:=([.B408]-[.A408])/[.A408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857" calcext:value-type="float">
            <text:p>5,86E-06</text:p>
          </table:table-cell>
          <table:table-cell table:formula="of:=([.E408]-[.A408])/[.A408]" office:value-type="float" office:value="0" calcext:value-type="float">
            <text:p>0</text:p>
          </table:table-cell>
          <table:table-cell table:formula="of:=[.D408]-[.G408]" office:value-type="float" office:value="0" calcext:value-type="float">
            <text:p>0</text:p>
          </table:table-cell>
          <table:table-cell table:formula="of:=[.C408]-[.F408]" office:value-type="float" office:value="1.684774143" calcext:value-type="float">
            <text:p>1,684774143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2.87285" calcext:value-type="float">
            <text:p>2,87285</text:p>
          </table:table-cell>
          <table:table-cell table:formula="of:=([.B409]-[.A409])/[.A409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4998" calcext:value-type="float">
            <text:p>5,00E-06</text:p>
          </table:table-cell>
          <table:table-cell table:formula="of:=([.E409]-[.A409])/[.A409]" office:value-type="float" office:value="0" calcext:value-type="float">
            <text:p>0</text:p>
          </table:table-cell>
          <table:table-cell table:formula="of:=[.D409]-[.G409]" office:value-type="float" office:value="0" calcext:value-type="float">
            <text:p>0</text:p>
          </table:table-cell>
          <table:table-cell table:formula="of:=[.C409]-[.F409]" office:value-type="float" office:value="2.872845002" calcext:value-type="float">
            <text:p>2,87284500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158374" calcext:value-type="float">
            <text:p>0,158374</text:p>
          </table:table-cell>
          <table:table-cell table:formula="of:=([.B410]-[.A410])/[.A4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06141" calcext:value-type="float">
            <text:p>6,14E-06</text:p>
          </table:table-cell>
          <table:table-cell table:formula="of:=([.E410]-[.A410])/[.A410]" office:value-type="float" office:value="0" calcext:value-type="float">
            <text:p>0</text:p>
          </table:table-cell>
          <table:table-cell table:formula="of:=[.D410]-[.G410]" office:value-type="float" office:value="0" calcext:value-type="float">
            <text:p>0</text:p>
          </table:table-cell>
          <table:table-cell table:formula="of:=[.C410]-[.F410]" office:value-type="float" office:value="0.158367859" calcext:value-type="float">
            <text:p>0,15836785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style-name="Default" office:value-type="float" office:value="0.334418" calcext:value-type="float">
            <text:p>0,334418</text:p>
          </table:table-cell>
          <table:table-cell table:formula="of:=([.B411]-[.A411])/[.A411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00014564" calcext:value-type="float">
            <text:p>1,46E-05</text:p>
          </table:table-cell>
          <table:table-cell table:formula="of:=([.E411]-[.A411])/[.A411]" office:value-type="float" office:value="0" calcext:value-type="float">
            <text:p>0</text:p>
          </table:table-cell>
          <table:table-cell table:formula="of:=[.D411]-[.G411]" office:value-type="float" office:value="0" calcext:value-type="float">
            <text:p>0</text:p>
          </table:table-cell>
          <table:table-cell table:formula="of:=[.C411]-[.F411]" office:value-type="float" office:value="0.334403436" calcext:value-type="float">
            <text:p>0,33440343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0.434364" calcext:value-type="float">
            <text:p>0,434364</text:p>
          </table:table-cell>
          <table:table-cell table:formula="of:=([.B412]-[.A412])/[.A41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0714" calcext:value-type="float">
            <text:p>1,07E-05</text:p>
          </table:table-cell>
          <table:table-cell table:formula="of:=([.E412]-[.A412])/[.A412]" office:value-type="float" office:value="0" calcext:value-type="float">
            <text:p>0</text:p>
          </table:table-cell>
          <table:table-cell table:formula="of:=[.D412]-[.G412]" office:value-type="float" office:value="0" calcext:value-type="float">
            <text:p>0</text:p>
          </table:table-cell>
          <table:table-cell table:formula="of:=[.C412]-[.F412]" office:value-type="float" office:value="0.434353286" calcext:value-type="float">
            <text:p>0,434353286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47275" calcext:value-type="float">
            <text:p>1,47275</text:p>
          </table:table-cell>
          <table:table-cell table:formula="of:=([.B413]-[.A413])/[.A41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111" calcext:value-type="float">
            <text:p>1,41E-05</text:p>
          </table:table-cell>
          <table:table-cell table:formula="of:=([.E413]-[.A413])/[.A413]" office:value-type="float" office:value="0" calcext:value-type="float">
            <text:p>0</text:p>
          </table:table-cell>
          <table:table-cell table:formula="of:=[.D413]-[.G413]" office:value-type="float" office:value="0" calcext:value-type="float">
            <text:p>0</text:p>
          </table:table-cell>
          <table:table-cell table:formula="of:=[.C413]-[.F413]" office:value-type="float" office:value="1.472735889" calcext:value-type="float">
            <text:p>1,472735889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style-name="Default" office:value-type="float" office:value="1.99407" calcext:value-type="float">
            <text:p>1,99407</text:p>
          </table:table-cell>
          <table:table-cell table:formula="of:=([.B414]-[.A414])/[.A414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000014629" calcext:value-type="float">
            <text:p>1,46E-05</text:p>
          </table:table-cell>
          <table:table-cell table:formula="of:=([.E414]-[.A414])/[.A414]" office:value-type="float" office:value="0" calcext:value-type="float">
            <text:p>0</text:p>
          </table:table-cell>
          <table:table-cell table:formula="of:=[.D414]-[.G414]" office:value-type="float" office:value="0" calcext:value-type="float">
            <text:p>0</text:p>
          </table:table-cell>
          <table:table-cell table:formula="of:=[.C414]-[.F414]" office:value-type="float" office:value="1.994055371" calcext:value-type="float">
            <text:p>1,994055371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Default" table:formula="of:=AVERAGE([.C3:.C414])" office:value-type="float" office:value="1.20170480728155" calcext:value-type="float">
            <text:p>1,20170480728155</text:p>
          </table:table-cell>
          <table:table-cell table:formula="of:=AVERAGE([.D3:.D414])" office:value-type="float" office:value="0.00144175439329747" calcext:value-type="float">
            <text:p>0,00144175439329747</text:p>
          </table:table-cell>
          <table:table-cell/>
          <table:table-cell table:style-name="Default" table:formula="of:=AVERAGE([.F3:.F414])" office:value-type="float" office:value="0.00000658079126213592" calcext:value-type="float">
            <text:p>6,58079126213592E-06</text:p>
          </table:table-cell>
          <table:table-cell table:formula="of:=AVERAGE([.G3:.G414])" office:value-type="float" office:value="0.00144591975378612" calcext:value-type="float">
            <text:p>0,00144591975378612</text:p>
          </table:table-cell>
          <table:table-cell table:formula="of:=AVERAGE([.H3:.H414])" office:value-type="float" office:value="-0.00000416536048864584" calcext:value-type="float">
            <text:p>-4,16536048864584E-06</text:p>
          </table:table-cell>
          <table:table-cell table:formula="of:=AVERAGE([.I3:.I414])" office:value-type="float" office:value="1.20169822649029" calcext:value-type="float">
            <text:p>1,20169822649029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96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01:46.653976619</meta:creation-date>
    <dc:date>2023-07-19T12:27:11.541709640</dc:date>
    <meta:editing-duration>PT11H28M28S</meta:editing-duration>
    <meta:editing-cycles>8</meta:editing-cycles>
    <meta:generator>LibreOffice/7.3.7.2$Linux_X86_64 LibreOffice_project/30$Build-2</meta:generator>
    <meta:document-statistic meta:table-count="1" meta:cell-count="3726" meta:object-count="0"/>
  </office:meta>
</office:document-meta>
</file>